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E000001B621F63062084F6F5B.png" manifest:media-type="image/png"/>
  <manifest:file-entry manifest:full-path="Pictures/10000201000002A000000340EFA34DF1457ECDEA.png" manifest:media-type="image/png"/>
  <manifest:file-entry manifest:full-path="Pictures/100002010000017C000000DB1EB30EE90622267C.png" manifest:media-type="image/png"/>
  <manifest:file-entry manifest:full-path="Pictures/100002010000017B000000DA453E9342499D1B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rebuchet MS" svg:font-family="'Trebuchet MS'"/>
    <style:font-face style:name="標楷體" svg:font-family="標楷體" style:font-family-generic="script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pushWipe" smil:subtype="fromBottom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物體無填入也無線條">
      <style:graphic-properties draw:stroke="none" draw:fill="none" style:mirror="none"/>
    </style:style>
    <style:style style:name="gr6" style:family="graphic" style:parent-style-name="standard">
      <style:graphic-properties draw:stroke="solid" svg:stroke-width="0.071cm" svg:stroke-color="#ffffff" svg:stroke-opacity="100%" svg:stroke-linecap="round" draw:fill="solid" draw:fill-color="#e76618" draw:opacity="100%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000000" svg:stroke-opacity="100%" svg:stroke-linecap="round" draw:fill="solid" draw:fill-color="#000000" draw:opacity="100%" draw:textarea-horizontal-align="left" draw:textarea-vertical-align="top" draw:auto-grow-height="true" draw:auto-grow-width="false" fo:min-height="1.199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35cm" svg:stroke-color="#c42f1a" svg:stroke-opacity="100%" svg:stroke-linecap="round" draw:fill="gradient" draw:fill-gradient-name="a2215" draw:textarea-horizontal-align="left" draw:textarea-vertical-align="top" draw:auto-grow-height="true" draw:auto-grow-width="false" fo:min-height="1.37cm" fo:padding-top="0.127cm" fo:padding-bottom="0.127cm" fo:padding-left="0.254cm" fo:padding-right="0.254cm" fo:wrap-option="wrap" draw:shadow="visible" draw:shadow-offset-x="0cm" draw:shadow-offset-y="0.071cm" draw:shadow-color="#000000" draw:shadow-opacity="35%"/>
    </style:style>
    <style:style style:name="gr9" style:family="graphic" style:parent-style-name="standard">
      <style:graphic-properties draw:stroke="solid" svg:stroke-width="0.053cm" svg:stroke-color="#8f2010" svg:stroke-opacity="100%" svg:stroke-linecap="round" draw:fill="solid" draw:fill-color="#c42f1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90c226" svg:stroke-opacity="100%" svg:stroke-linecap="round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000000" draw:marker-end="a2257" svg:stroke-opacity="100%" svg:stroke-linecap="round" draw:fill="none" fo:padding-top="0.178cm" fo:padding-bottom="0.178cm" fo:padding-left="0.303cm" fo:padding-right="0.303cm"/>
    </style:style>
    <style:style style:name="gr12" style:family="graphic" style:parent-style-name="standard">
      <style:graphic-properties draw:stroke="solid" svg:stroke-width="0.106cm" svg:stroke-color="#000000" draw:marker-end="a2259" svg:stroke-opacity="100%" svg:stroke-linecap="round" draw:fill="none" fo:padding-top="0.178cm" fo:padding-bottom="0.178cm" fo:padding-left="0.303cm" fo:padding-right="0.303cm"/>
    </style:style>
    <style:style style:name="gr13" style:family="graphic" style:parent-style-name="standard">
      <style:graphic-properties draw:stroke="solid" svg:stroke-width="0.106cm" svg:stroke-color="#000000" draw:marker-end="a2261" svg:stroke-opacity="100%" svg:stroke-linecap="round" draw:fill="none" fo:padding-top="0.178cm" fo:padding-bottom="0.178cm" fo:padding-left="0.303cm" fo:padding-right="0.303cm"/>
    </style:style>
    <style:style style:name="gr14" style:family="graphic" style:parent-style-name="standard">
      <style:graphic-properties draw:stroke="solid" svg:stroke-width="0.106cm" svg:stroke-color="#000000" draw:marker-end="a2263" svg:stroke-opacity="100%" svg:stroke-linecap="round" draw:fill="none" fo:padding-top="0.178cm" fo:padding-bottom="0.178cm" fo:padding-left="0.303cm" fo:padding-right="0.303cm"/>
    </style:style>
    <style:style style:name="gr15" style:family="graphic" style:parent-style-name="standard">
      <style:graphic-properties draw:stroke="solid" svg:stroke-width="0.106cm" svg:stroke-color="#000000" draw:marker-end="a2265" svg:stroke-opacity="100%" svg:stroke-linecap="round" draw:fill="none" fo:padding-top="0.178cm" fo:padding-bottom="0.178cm" fo:padding-left="0.303cm" fo:padding-right="0.303cm"/>
    </style:style>
    <style:style style:name="gr16" style:family="graphic" style:parent-style-name="standard">
      <style:graphic-properties draw:stroke="solid" svg:stroke-width="0.106cm" svg:stroke-color="#54a021" svg:stroke-opacity="100%" svg:stroke-linecap="round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.144cm, -0.373cm, 0cm, 0cm)" draw:image-opacity="100%" style:mirror="none"/>
    </style:style>
    <style:style style:name="gr19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-0.352cm, -0.571cm, 0cm, 0.19cm)" draw:image-opacity="100%" style:mirror="none"/>
    </style:style>
    <style:style style:name="pr1" style:family="presentation" style:parent-style-name="Master2-Layout1-title-標題投影片-title">
      <style:graphic-properties draw:stroke="none" draw:fill="solid" draw:fill-color="#ffffff" draw:opacity="100%" draw:textarea-horizontal-align="center" draw:textarea-vertical-align="middle" draw:auto-grow-height="true" draw:auto-grow-width="false" fo:min-height="3.762cm" fo:padding-top="0cm" fo:padding-bottom="0cm" fo:padding-left="0cm" fo:padding-right="0cm" fo:wrap-option="wrap"/>
    </style:style>
    <style:style style:name="pr2" style:family="presentation" style:parent-style-name="Master2-Layout1-title-標題投影片-notes">
      <style:graphic-properties draw:fill-color="#ffffff" fo:min-height="13.364cm"/>
    </style:style>
    <style:style style:name="pr3" style:family="presentation" style:parent-style-name="Master2-Layout2-obj-標題及物件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2-Layout2-obj-標題及物件-notes">
      <style:graphic-properties draw:fill-color="#ffffff" fo:min-height="10.001cm"/>
    </style:style>
    <style:style style:name="pr5" style:family="presentation" style:parent-style-name="Master2-Layout2-obj-標題及物件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2-Layout2-obj-標題及物件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2-Layout2-obj-標題及物件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.353cm" fo:margin-bottom="0cm" fo:line-height="2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e76618" draw:opacity="100%"/>
      <style:paragraph-properties style:writing-mode="lr-tb" style:font-independent-line-spacing="true"/>
    </style:style>
    <style:style style:name="P14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5" style:family="paragraph">
      <loext:graphic-properties draw:fill="gradient" draw:fill-gradient-name="a2215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7" style:family="paragraph">
      <loext:graphic-properties draw:fill="solid" draw:fill-color="#c42f1a" draw:opacity="100%"/>
      <style:paragraph-properties style:writing-mode="lr-tb" style:font-independent-line-spacing="true"/>
    </style:style>
    <style:style style:name="P18" style:family="paragraph">
      <style:paragraph-properties fo:margin-left="0.953cm" fo:margin-right="0cm" fo:margin-top="0.353cm" fo:margin-bottom="0cm" fo:line-height="15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標楷體" fo:font-size="8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標楷體" style:font-size-asian="88pt" style:language-asian="zh" style:country-asian="TW" style:font-style-asian="normal" style:font-weight-asian="bold" style:font-size-complex="88pt" style:font-style-complex="normal" style:font-weight-complex="bold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標楷體" style:font-size-asian="20pt" style:language-asian="zh" style:country-asian="TW" style:font-style-asian="normal" style:font-weight-asian="normal" style:font-name-complex="Times New Roman" style:font-size-complex="20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Times New Roman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標楷體" style:font-size-asian="24pt" style:language-asian="zh" style:country-asian="TW" style:font-style-asian="normal" style:font-weight-asian="normal" style:font-name-complex="Times New Roman" style:font-size-complex="2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標楷體" style:font-size-asian="24pt" style:language-asian="zh" style:country-asian="TW" style:font-style-asian="normal" style:font-weight-asian="normal" style:font-name-complex="Times New Roman" style:font-size-complex="24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標楷體" style:font-size-asian="18pt" style:language-asian="zh" style:country-asian="TW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9pt" style:language-asian="zh" style:country-asian="TW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90c226" style:text-line-through-style="none" style:text-line-through-type="none" style:text-position="0% 100%" style:font-name="標楷體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標楷體" style:font-size-asian="54pt" style:language-asian="zh" style:country-asian="TW" style:font-style-asian="normal" style:font-weight-asian="normal" style:font-size-complex="5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微軟正黑體1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標楷體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標楷體" style:font-size-asian="28pt" style:language-asian="zh" style:country-asian="TW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32pt" style:language-asian="zh" style:country-asian="TW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微軟正黑體1" style:font-size-asian="18pt" style:language-asian="zh" style:country-asian="TW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標楷體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標楷體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標楷體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標楷體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標楷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標楷體" style:font-size-asian="22pt" style:language-asian="zh" style:country-asian="TW" style:font-style-asian="normal" style:font-weight-asian="bold" style:font-name-complex="Times New Roman" style:font-size-complex="2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標楷體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標楷體" style:font-size-asian="22pt" style:language-asian="zh" style:country-asian="TW" style:font-style-asian="normal" style:font-weight-asian="bold" style:font-name-complex="Times New Roman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2pt" style:language-asian="zh" style:country-asian="TW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90c226" style:text-line-through-style="none" style:text-line-through-type="none" style:text-position="0% 100%" style:font-name="Times New Roman" fo:font-size="1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標楷體" style:font-size-asian="110pt" style:language-asian="zh" style:country-asian="TW" style:font-style-asian="normal" style:font-weight-asian="normal" style:font-name-complex="Times New Roman" style:font-size-complex="110pt" style:font-style-complex="normal" style:font-weight-complex="normal"/>
    </style:style>
    <style:style style:name="T20" style:family="text">
      <style:text-properties fo:font-variant="normal" fo:text-transform="none" fo:color="#404040" style:text-line-through-style="none" style:text-line-through-type="none" style:text-position="0% 100%" style:font-name="標楷體" fo:font-size="28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標楷體" style:font-size-asian="28pt" style:language-asian="zh" style:country-asian="TW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標楷體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標楷體" style:font-size-asian="28pt" style:language-asian="zh" style:country-asian="TW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標楷體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標楷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標楷體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標楷體" style:font-size-asian="20pt" style:language-asian="zh" style:country-asian="TW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404040" style:text-line-through-style="none" style:text-line-through-type="none" style:text-position="0% 100%" style:font-name="標楷體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標楷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404040" style:text-line-through-style="none" style:text-line-through-type="none" style:text-position="0% 100%" style:font-name="標楷體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標楷體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90c226" style:text-line-through-style="none" style:text-line-through-type="none" style:text-position="0% 100%" style:font-name="Times New Roman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60pt" style:language-asian="zh" style:country-asian="TW" style:font-style-asian="normal" style:font-weight-asian="normal" style:font-name-complex="Times New Roman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" draw:style-name="dp1" draw:master-page-name="Master2-Layout1-title-標題投影片" presentation:presentation-page-layout-name="AL1T33" xml:id="id7" draw:id="id7">
        <draw:frame draw:name="Rectangle 1" presentation:style-name="pr1" draw:text-style-name="P2" draw:layer="layout" svg:width="20.012cm" svg:height="3.762cm" svg:x="4.503cm" svg:y="7.577cm" presentation:class="title">
          <draw:text-box>
            <text:p text:style-name="P1"><text:span text:style-name="T1">地震預警系統</text:span></text:p>
          </draw:text-box>
        </draw:frame>
        <draw:frame draw:name="內容版面配置區 2" draw:style-name="gr1" draw:text-style-name="P4" draw:layer="layout" svg:width="12.26cm" svg:height="5.962cm" svg:x="16.486cm" svg:y="12.564cm">
          <draw:text-box>
            <text:p text:style-name="P3"><text:span text:style-name="T2">資工四 </text:span><text:span text:style-name="T2">103321005 </text:span><text:span text:style-name="T2">李恩賢</text:span></text:p>
            <text:p text:style-name="P3"><text:span text:style-name="T2">資工四 </text:span><text:span text:style-name="T2">103321008 </text:span><text:span text:style-name="T2">張秝榕</text:span></text:p>
            <text:p text:style-name="P3"><text:span text:style-name="T2">資工四 </text:span><text:span text:style-name="T2">103321035 </text:span><text:span text:style-name="T2">陳昊</text:span></text:p>
            <text:p text:style-name="P3"><text:span text:style-name="T2">資工四 </text:span><text:span text:style-name="T2">103321050 </text:span><text:span text:style-name="T2">周霈菱</text:span></text:p>
          </draw:text-box>
        </draw:frame>
        <draw:frame draw:name="內容版面配置區 2" draw:style-name="gr1" draw:text-style-name="P4" draw:layer="layout" svg:width="4.07cm" svg:height="1.248cm" svg:x="13.475cm" svg:y="12.564cm">
          <draw:text-box>
            <text:p text:style-name="P3"><text:span text:style-name="T2">第一組：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2-Layout2-obj-標題及物件" presentation:presentation-page-layout-name="AL2T18" xml:id="id8" draw:id="id8">
        <draw:frame draw:name="內容版面配置區 2" presentation:style-name="pr3" draw:text-style-name="P4" draw:layer="layout" svg:width="22.615cm" svg:height="10.477cm" svg:x="1.881cm" svg:y="4.274cm" presentation:class="outline">
          <draw:text-box>
            <text:list text:style-name="L2">
              <text:list-item>
                <text:p xml:id="id9" text:id="id9" text:style-name="P6"><text:span text:style-name="T3">台灣位於歐亞大陸板塊與菲律賓海板塊交界，地震頻繁</text:span></text:p>
              </text:list-item>
              <text:list-item>
                <text:p xml:id="id10" text:id="id10" text:style-name="P6"><text:span text:style-name="T3">九二一大地震造成</text:span><text:span text:style-name="T4">2,415</text:span><text:span text:style-name="T3">人死亡，</text:span><text:span text:style-name="T4">29</text:span><text:span text:style-name="T3">人失蹤，</text:span><text:span text:style-name="T4">11,305</text:span><text:span text:style-name="T3">人受傷</text:span><text:span text:style-name="T4"> <text:s text:c="2"/></text:span></text:p>
              </text:list-item>
              <text:list-item>
                <text:p xml:id="id11" text:id="id11" text:style-name="P6"><text:span text:style-name="T4">設計</text:span><text:span text:style-name="T3">地震預警警報器，當地震來臨時，可以提前預警</text:span><text:span text:style-name="T4">，從而減少傷亡人數</text:span></text:p>
              </text:list-item>
              <text:list-item>
                <text:p text:style-name="P7"><text:span text:style-name="T5"/></text:p>
              </text:list-item>
            </text:list>
          </draw:text-box>
        </draw:frame>
        <draw:frame draw:name="投影片編號版面配置區 3" draw:style-name="gr3" draw:text-style-name="P4" draw:layer="layout" svg:width="1.898cm" svg:height="1.014cm" svg:x="23.863cm" svg:y="16.782cm">
          <draw:text-box>
            <text:p text:style-name="P8"><text:span text:style-name="T6"><text:page-number>&lt;編號&gt;</text:page-number></text:span></text:p>
          </draw:text-box>
        </draw:frame>
        <draw:frame draw:name="標題 1" draw:style-name="gr1" draw:text-style-name="P4" draw:layer="layout" svg:width="22.941cm" svg:height="2.372cm" svg:x="1.294cm" svg:y="0.924cm">
          <draw:text-box>
            <text:p text:style-name="P9"><text:span text:style-name="T7">動機</text:span></text:p>
          </draw:text-box>
        </draw:frame>
        <anim:par presentation:node-type="timing-root">
          <anim:par smil:begin="id8.begin">
            <anim:transitionFilter smil:dur="3s" smil:type="pushWipe" smil:subtype="fromBottom"/>
          </anim:par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42" presentation:preset-sub-type="0" presentation:preset-class="entrance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+.1;y" smil:keyTimes="0;1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42" presentation:preset-sub-type="0" presentation:preset-class="entrance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+.1;y" smil:keyTimes="0;1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42" presentation:preset-sub-type="0" presentation:preset-class="entrance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0" draw:style-name="dp1" draw:master-page-name="Master2-Layout2-obj-標題及物件" presentation:presentation-page-layout-name="AL2T18" xml:id="id12" draw:id="id12">
        <draw:frame draw:name="標題 1" presentation:style-name="pr5" draw:text-style-name="P4" draw:layer="layout" svg:width="23.88cm" svg:height="3.669cm" svg:x="1.881cm" svg:y="1.693cm" presentation:class="title">
          <draw:text-box>
            <text:p text:style-name="P10"><text:span text:style-name="T7">使用材料</text:span></text:p>
          </draw:text-box>
        </draw:frame>
        <draw:frame draw:style-name="gr4" draw:text-style-name="P11" draw:layer="layout" svg:width="19.871cm" svg:height="11.128cm" svg:x="3.991cm" svg:y="4.841cm" presentation:class="graphic" presentation:user-transformed="true">
          <draw:image xlink:href="Pictures/100002010000030E000001B621F63062084F6F5B.png" xlink:type="simple" xlink:show="embed" xlink:actuate="onLoad">
            <text:p/>
          </draw:image>
        </draw:frame>
        <draw:frame draw:name="投影片編號版面配置區 3" draw:style-name="gr3" draw:text-style-name="P4" draw:layer="layout" svg:width="1.898cm" svg:height="1.014cm" svg:x="23.863cm" svg:y="16.782cm">
          <draw:text-box>
            <text:p text:style-name="P8"><text:span text:style-name="T6"><text:page-number>&lt;編號&gt;</text:page-number></text:span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2-Layout2-obj-標題及物件" presentation:presentation-page-layout-name="AL2T18" xml:id="id13" draw:id="id13">
        <draw:frame draw:name="標題 1" presentation:style-name="pr5" draw:text-style-name="P4" draw:layer="layout" svg:width="23.88cm" svg:height="3.669cm" svg:x="1.766cm" svg:y="0.547cm" presentation:class="title">
          <draw:text-box>
            <text:p text:style-name="P10"><text:span text:style-name="T7">電路圖</text:span></text:p>
          </draw:text-box>
        </draw:frame>
        <draw:frame draw:name="內容版面配置區 3" draw:style-name="gr5" draw:text-style-name="P12" draw:layer="layout" svg:width="14.834cm" svg:height="16.661cm" draw:transform="rotate (-1.5707963267949) translate (20.012cm 4.216cm)" presentation:class="graphic">
          <draw:image xlink:href="Pictures/10000201000002A000000340EFA34DF1457ECDEA.png" xlink:type="simple" xlink:show="embed" xlink:actuate="onLoad">
            <text:p/>
          </draw:image>
        </draw:frame>
        <draw:frame draw:name="投影片編號版面配置區 2" draw:style-name="gr3" draw:text-style-name="P4" draw:layer="layout" svg:width="1.898cm" svg:height="1.014cm" svg:x="23.863cm" svg:y="16.782cm">
          <draw:text-box>
            <text:p text:style-name="P8"><text:span text:style-name="T6"><text:page-number>&lt;編號&gt;</text:page-number></text:span></text:p>
          </draw:text-box>
        </draw:frame>
        <draw:frame draw:name="文字方塊 4" draw:style-name="gr6" draw:text-style-name="P13" xml:id="id15" draw:id="id15" draw:layer="layout" svg:width="3.656cm" svg:height="1.111cm" svg:x="15.721cm" svg:y="5.32cm">
          <draw:text-box>
            <text:p text:style-name="P10"><text:span text:style-name="T8">電阻</text:span><text:span text:style-name="T8">330</text:span></text:p>
          </draw:text-box>
        </draw:frame>
        <draw:frame draw:name="文字方塊 5" draw:style-name="gr7" draw:text-style-name="P14" xml:id="id17" draw:id="id17" draw:layer="layout" svg:width="3.733cm" svg:height="1.453cm" svg:x="18.665cm" svg:y="10.998cm">
          <draw:text-box>
            <text:p text:style-name="P10"><text:span text:style-name="T9">蜂鳴器</text:span></text:p>
          </draw:text-box>
        </draw:frame>
        <draw:frame draw:name="文字方塊 6" draw:style-name="gr8" draw:text-style-name="P15" xml:id="id14" draw:id="id14" draw:layer="layout" svg:width="2.386cm" svg:height="1.624cm" svg:x="18.126cm" svg:y="7.368cm">
          <draw:text-box>
            <text:p text:style-name="P10"><text:span text:style-name="T10">LED</text:span></text:p>
          </draw:text-box>
        </draw:frame>
        <draw:custom-shape draw:name="橢圓 8" draw:style-name="gr9" draw:text-style-name="P17" xml:id="id18" draw:id="id18" draw:layer="layout" svg:width="1.896cm" svg:height="1.021cm" svg:x="8.473cm" svg:y="8.432cm">
          <text:p text:style-name="P16"><text:span text:style-name="T11">1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橢圓 9" draw:style-name="gr9" draw:text-style-name="P17" xml:id="id16" draw:id="id16" draw:layer="layout" svg:width="1.896cm" svg:height="1.021cm" svg:x="8.473cm" svg:y="7.238cm">
          <text:p text:style-name="P16"><text:span text:style-name="T11">7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anim:par presentation:node-type="timing-root">
          <anim:par smil:begin="id13.begin">
            <anim:transitionFilter smil:dur="3s" smil:type="fade" smil:subtype="crossfade"/>
          </anim:par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0" presentation:preset-sub-type="0" presentation:preset-class="entrance" presentation:group-id="0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0" presentation:preset-sub-type="0" presentation:preset-class="entrance" presentation:group-id="0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0" presentation:preset-sub-type="0" presentation:preset-class="entrance" presentation:group-id="0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1" draw:style-name="dp1" draw:master-page-name="Master2-Layout2-obj-標題及物件" presentation:presentation-page-layout-name="AL2T18" xml:id="id19" draw:id="id19">
        <draw:frame draw:name="投影片編號版面配置區 3" draw:style-name="gr3" draw:text-style-name="P4" draw:layer="layout" svg:width="1.898cm" svg:height="1.014cm" svg:x="23.863cm" svg:y="16.782cm">
          <draw:text-box>
            <text:p text:style-name="P8"><text:span text:style-name="T6"><text:page-number>&lt;編號&gt;</text:page-number></text:span></text:p>
          </draw:text-box>
        </draw:frame>
        <draw:frame draw:name="標題 1" presentation:style-name="pr5" draw:text-style-name="P4" draw:layer="layout" svg:width="23.88cm" svg:height="3.669cm" svg:x="1.766cm" svg:y="0.547cm" presentation:class="title">
          <draw:text-box>
            <text:p text:style-name="P10"><text:span text:style-name="T7">使用軟體</text:span></text:p>
          </draw:text-box>
        </draw:frame>
        <draw:frame draw:name="內容版面配置區 2" presentation:style-name="pr3" draw:text-style-name="P4" draw:layer="layout" svg:width="22.615cm" svg:height="10.477cm" svg:x="1.766cm" svg:y="5.26cm" presentation:class="outline">
          <draw:text-box>
            <text:list text:style-name="L2">
              <text:list-item>
                <text:p text:style-name="P6"><text:span text:style-name="T4">Python3</text:span></text:p>
              </text:list-item>
              <text:list-item>
                <text:p text:style-name="P6"><text:span text:style-name="T4">python-Rpi.GPIO</text:span></text:p>
              </text:list-item>
              <text:list-item>
                <text:p text:style-name="P6"><text:span text:style-name="T4">Django</text:span></text:p>
              </text:list-item>
            </text:list>
          </draw:text-box>
        </draw:frame>
        <anim:par presentation:node-type="timing-root">
          <anim:par smil:begin="id1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4cm" svg:height="8.572cm" svg:x="1.905cm" svg:y="3.175cm" draw:page-number="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2-Layout2-obj-標題及物件" presentation:presentation-page-layout-name="AL2T18" xml:id="id20" draw:id="id20">
        <draw:custom-shape draw:name="矩形 3" draw:style-name="gr10" draw:text-style-name="P2" xml:id="id1" draw:id="id1" draw:layer="layout" svg:width="5.884cm" svg:height="1.742cm" svg:x="13.788cm" svg:y="4.252cm">
          <text:p text:style-name="P16"><text:span text:style-name="T12">Django</text:span></text:p>
          <draw:enhanced-geometry svg:viewBox="0 0 21600 21600" draw:type="non-primitive" draw:enhanced-path="M 0 0 L 21600 0 21600 21600 0 21600 Z N"/>
        </draw:custom-shape>
        <draw:custom-shape draw:name="矩形 5" draw:style-name="gr10" draw:text-style-name="P2" xml:id="id3" draw:id="id3" draw:layer="layout" svg:width="5.884cm" svg:height="1.897cm" svg:x="13.788cm" svg:y="10.081cm">
          <text:p text:style-name="P16"><text:span text:style-name="T13">warning.py</text:span><text:span text:style-name="T14"> </text:span></text:p>
          <draw:enhanced-geometry svg:viewBox="0 0 21600 21600" draw:type="non-primitive" draw:enhanced-path="M 0 0 L 21600 0 21600 21600 0 21600 Z N"/>
        </draw:custom-shape>
        <draw:connector draw:name="直線單箭頭接點 10" draw:style-name="gr11" draw:text-style-name="P12" draw:layer="layout" draw:type="line" svg:x1="16.73cm" svg:y1="5.994cm" svg:x2="16.73cm" svg:y2="7.168cm" draw:start-shape="id1" draw:start-glue-point="2" draw:end-shape="id2" draw:end-glue-point="0" svg:d="M16730 5994v1174" svg:viewBox="0 0 1 1175">
          <text:p/>
        </draw:connector>
        <draw:connector draw:name="直線單箭頭接點 15" draw:style-name="gr12" draw:text-style-name="P12" draw:layer="layout" draw:type="line" svg:x1="16.73cm" svg:y1="11.978cm" svg:x2="16.73cm" svg:y2="13.149cm" draw:start-shape="id3" draw:start-glue-point="2" draw:end-shape="id4" draw:end-glue-point="0" svg:d="M16730 11978v1171" svg:viewBox="0 0 1 1172">
          <text:p/>
        </draw:connector>
        <draw:connector draw:name="直線單箭頭接點 16" draw:style-name="gr13" draw:text-style-name="P12" draw:layer="layout" draw:type="line" svg:x1="16.73cm" svg:y1="8.91cm" svg:x2="16.73cm" svg:y2="10.081cm" draw:start-shape="id2" draw:start-glue-point="2" draw:end-shape="id3" draw:end-glue-point="0" svg:d="M16730 8910v1171" svg:viewBox="0 0 1 1172">
          <text:p/>
        </draw:connector>
        <draw:connector draw:name="直線單箭頭接點 18" draw:style-name="gr14" draw:text-style-name="P12" draw:layer="layout" draw:type="line" svg:x1="16.73cm" svg:y1="3.044cm" svg:x2="16.73cm" svg:y2="4.252cm" draw:start-shape="id5" draw:start-glue-point="2" draw:end-shape="id1" draw:end-glue-point="0" svg:d="M16730 3044v1208" svg:viewBox="0 0 1 1209">
          <text:p/>
        </draw:connector>
        <draw:connector draw:name="直線單箭頭接點 29" draw:style-name="gr15" draw:text-style-name="P12" draw:layer="layout" draw:type="line" svg:x1="16.73cm" svg:y1="15.088cm" svg:x2="16.73cm" svg:y2="16.259cm" draw:start-shape="id4" draw:start-glue-point="2" draw:end-shape="id6" draw:end-glue-point="0" svg:d="M16730 15088v1171" svg:viewBox="0 0 1 1172">
          <text:p/>
        </draw:connector>
        <draw:custom-shape draw:name="橢圓 33" draw:style-name="gr16" draw:text-style-name="P2" xml:id="id5" draw:id="id5" draw:layer="layout" svg:width="7.13cm" svg:height="1.98cm" svg:x="13.165cm" svg:y="1.064cm">
          <text:p text:style-name="P16"><text:span text:style-name="T15">地震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標題 1" presentation:style-name="pr5" draw:text-style-name="P4" draw:layer="layout" svg:width="22.941cm" svg:height="2.372cm" svg:x="1.294cm" svg:y="0.924cm" presentation:class="title">
          <draw:text-box>
            <text:p text:style-name="P10"><text:span text:style-name="T7">系統流程圖</text:span></text:p>
          </draw:text-box>
        </draw:frame>
        <draw:frame draw:name="投影片編號版面配置區 1" draw:style-name="gr3" draw:text-style-name="P4" draw:layer="layout" svg:width="1.898cm" svg:height="1.014cm" svg:x="23.863cm" svg:y="16.782cm">
          <draw:text-box>
            <text:p text:style-name="P8"><text:span text:style-name="T6"><text:page-number>&lt;編號&gt;</text:page-number></text:span></text:p>
          </draw:text-box>
        </draw:frame>
        <draw:custom-shape draw:name="矩形 17" draw:style-name="gr10" draw:text-style-name="P2" xml:id="id2" draw:id="id2" draw:layer="layout" svg:width="5.884cm" svg:height="1.742cm" svg:x="13.788cm" svg:y="7.168cm">
          <text:p text:style-name="P16"><text:span text:style-name="T16">連線處理</text:span></text:p>
          <draw:enhanced-geometry svg:viewBox="0 0 21600 21600" draw:type="non-primitive" draw:enhanced-path="M 0 0 L 21600 0 21600 21600 0 21600 Z N"/>
        </draw:custom-shape>
        <draw:custom-shape draw:name="矩形 23" draw:style-name="gr10" draw:text-style-name="P2" xml:id="id4" draw:id="id4" draw:layer="layout" svg:width="5.884cm" svg:height="1.939cm" svg:x="13.788cm" svg:y="13.149cm">
          <text:p text:style-name="P16"><text:span text:style-name="T17">地震警示</text:span></text:p>
          <draw:enhanced-geometry svg:viewBox="0 0 21600 21600" draw:type="non-primitive" draw:enhanced-path="M 0 0 L 21600 0 21600 21600 0 21600 Z N"/>
        </draw:custom-shape>
        <draw:custom-shape draw:name="橢圓 27" draw:style-name="gr16" draw:text-style-name="P2" xml:id="id6" draw:id="id6" draw:layer="layout" svg:width="7.13cm" svg:height="1.98cm" svg:x="13.165cm" svg:y="16.259cm">
          <text:p text:style-name="P16"><text:span text:style-name="T15">顯示結果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anim:par presentation:node-type="timing-root">
          <anim:par smil:begin="id20.begin">
            <anim:transitionFilter smil:dur="3s" smil:type="fade" smil:subtype="crossfade"/>
          </anim:par>
          <anim:seq smil:dur="0s" presentation:node-type="main-sequence"/>
        </anim:par>
        <presentation:notes draw:style-name="dp4">
          <draw:page-thumbnail draw:name="投影片圖像版面配置區 1" draw:style-name="gr2" draw:layer="layout" svg:width="15.24cm" svg:height="8.572cm" svg:x="1.905cm" svg:y="3.175cm" draw:page-number="6" presentation:class="page"/>
          <draw:frame draw:name="備忘稿版面配置區 2" presentation:style-name="pr6" draw:text-style-name="P4" draw:layer="layout" svg:width="15.24cm" svg:height="10.001cm" svg:x="1.905cm" svg:y="12.224cm" presentation:class="notes">
            <draw:text-box>
              <text:p text:style-name="P10"><text:span text:style-name="T18">收到地震資訊時，進入</text:span><text:span text:style-name="T18">Django </text:span><text:span text:style-name="T18">進行連線處理，之後呼叫</text:span><text:span text:style-name="T18">blink.py </text:span><text:span text:style-name="T18">檔，執行地震警示</text:span><text:span text:style-name="T18">(LED</text:span><text:span text:style-name="T18">燈閃爍、蜂鳴器叫</text:span><text:span text:style-name="T18">)</text:span><text:span text:style-name="T18">，最後在網頁顯示資訊</text:span></text:p>
              <text:p text:style-name="P10"><text:span text:style-name="T18"/></text:p>
            </draw:text-box>
          </draw:frame>
          <draw:frame draw:name="投影片編號版面配置區 3" draw:style-name="gr17" draw:text-style-name="P4" draw:layer="layout" svg:width="8.255cm" svg:height="1.274cm" svg:x="10.791cm" svg:y="24.126cm">
            <draw:text-box>
              <text:p text:style-name="P8"><text:span text:style-name="T18"><text:page-number>&lt;編號&gt;</text:page-number></text:span></text:p>
            </draw:text-box>
          </draw:frame>
        </presentation:notes>
      </draw:page>
      <draw:page draw:name="Slide7" draw:style-name="dp1" draw:master-page-name="Master2-Layout2-obj-標題及物件" presentation:presentation-page-layout-name="AL2T18" xml:id="id21" draw:id="id21">
        <draw:frame draw:name="標題 1" presentation:style-name="pr7" draw:text-style-name="P4" draw:layer="layout" svg:width="14.946cm" svg:height="5.756cm" svg:x="6.18cm" svg:y="7.018cm" presentation:class="title">
          <draw:text-box>
            <text:p text:style-name="P16"><text:span text:style-name="T19">DEMO</text:span></text:p>
          </draw:text-box>
        </draw:frame>
        <draw:frame draw:name="投影片編號版面配置區 3" draw:style-name="gr3" draw:text-style-name="P4" draw:layer="layout" svg:width="1.898cm" svg:height="1.014cm" svg:x="23.863cm" svg:y="16.782cm">
          <draw:text-box>
            <text:p text:style-name="P8"><text:span text:style-name="T6"><text:page-number>&lt;編號&gt;</text:page-number></text:span></text:p>
          </draw:text-box>
        </draw:frame>
        <anim:par presentation:node-type="timing-root">
          <anim:par smil:begin="id2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4cm" svg:height="8.572cm" svg:x="1.905cm" svg:y="3.175cm" draw:page-number="7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8" draw:style-name="dp1" draw:master-page-name="Master2-Layout2-obj-標題及物件" presentation:presentation-page-layout-name="AL2T18" xml:id="id22" draw:id="id22">
        <draw:frame draw:name="內容版面配置區 2" presentation:style-name="pr3" draw:text-style-name="P4" draw:layer="layout" svg:width="29.186cm" svg:height="11.995cm" svg:x="0.366cm" svg:y="4.787cm" presentation:class="outline">
          <draw:text-box>
            <text:list text:style-name="L2">
              <text:list-item>
                <text:p xml:id="id23" text:id="id23" text:style-name="P7"><text:span text:style-name="T20">困難</text:span><text:span text:style-name="T21">：</text:span><text:span text:style-name="T22">原本構想用不同音效與光源來顯示地震分級，但無法實行</text:span></text:p>
              </text:list-item>
            </text:list>
            <text:list text:style-name="L4">
              <text:list-item>
                <text:p xml:id="id24" text:id="id24" text:style-name="P3"><text:span text:style-name="T22"><text:s text:c="2"/></text:span><text:span text:style-name="T20">解決方法</text:span><text:span text:style-name="T21">：</text:span><text:span text:style-name="T22">因地震的預警系統無法進行地震分級，需要等中央氣象局</text:span></text:p>
              </text:list-item>
              <text:list-item>
                <text:p xml:id="id25" text:id="id25" text:style-name="P10"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統計完地震資料，才能獲得地震級數，因此我們寫了一個</text:span></text:p>
              </text:list-item>
              <text:list-item>
                <text:p xml:id="id26" text:id="id26" text:style-name="P10"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網頁</text:span><text:span text:style-name="T23">(</text:span><text:span text:style-name="T23"><text:a xlink:href="http://163.22.17.152/grass/new/earthquake/3dmap4.html" xlink:type="simple">http://163.22.17.152/grass/new/earthquake/3dmap4.html</text:a></text:span><text:span text:style-name="T22">)</text:span></text:p>
              </text:list-item>
              <text:list-item>
                <text:p xml:id="id27" text:id="id27" text:style-name="P10"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讓使用者可以在此網頁進行資料搜索</text:span></text:p>
              </text:list-item>
            </text:list>
            <text:list text:style-name="L2">
              <text:list-item>
                <text:p xml:id="id28" text:id="id28" text:style-name="P18"><text:span text:style-name="T20">困難</text:span><text:span text:style-name="T21">：</text:span><text:span text:style-name="T24">不知道如何傳資訊給</text:span><text:span text:style-name="T22">Raspberry Pi 3 ?</text:span></text:p>
              </text:list-item>
            </text:list>
            <text:list text:style-name="L4">
              <text:list-item>
                <text:p xml:id="id29" text:id="id29" text:style-name="P3"><text:span text:style-name="T25"><text:s text:c="2"/></text:span><text:span text:style-name="T20">解決方法</text:span><text:span text:style-name="T21">：</text:span><text:span text:style-name="T24">用</text:span><text:span text:style-name="T22">Django</text:span><text:span text:style-name="T24">進行傳輸。</text:span></text:p>
              </text:list-item>
              <text:list-item>
                <text:p text:style-name="P3"><text:span text:style-name="T25"/></text:p>
              </text:list-item>
            </text:list>
          </draw:text-box>
        </draw:frame>
        <draw:frame draw:name="投影片編號版面配置區 3" draw:style-name="gr3" draw:text-style-name="P4" draw:layer="layout" svg:width="1.898cm" svg:height="1.014cm" svg:x="23.863cm" svg:y="16.782cm">
          <draw:text-box>
            <text:p text:style-name="P8"><text:span text:style-name="T6"><text:page-number>&lt;編號&gt;</text:page-number></text:span></text:p>
          </draw:text-box>
        </draw:frame>
        <draw:frame draw:name="標題 1" draw:style-name="gr1" draw:text-style-name="P4" draw:layer="layout" svg:width="22.941cm" svg:height="2.372cm" svg:x="1.294cm" svg:y="0.924cm">
          <draw:text-box>
            <text:p text:style-name="P9"><text:span text:style-name="T7">遇到困難</text:span></text:p>
          </draw:text-box>
        </draw:frame>
        <draw:frame draw:style-name="gr18" draw:text-style-name="P11" draw:layer="layout" svg:width="9.6cm" svg:height="5.121cm" svg:x="2.8cm" svg:y="11.479cm">
          <draw:image xlink:href="Pictures/100002010000017C000000DB1EB30EE90622267C.png" xlink:type="simple" xlink:show="embed" xlink:actuate="onLoad">
            <text:p/>
          </draw:image>
        </draw:frame>
        <draw:frame draw:style-name="gr19" draw:text-style-name="P11" draw:layer="layout" svg:width="9.6cm" svg:height="5.674cm" svg:x="15cm" svg:y="10.926cm">
          <draw:image xlink:href="Pictures/100002010000017B000000DA453E9342499D1B37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id="10" presentation:preset-sub-type="10" presentation:preset-class="entrance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5.24cm" svg:height="8.572cm" svg:x="1.905cm" svg:y="3.175cm" draw:page-number="8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9" draw:style-name="dp1" draw:master-page-name="Master2-Layout2-obj-標題及物件" presentation:presentation-page-layout-name="AL2T18" xml:id="id30" draw:id="id30">
        <draw:frame draw:name="標題 1" presentation:style-name="pr5" draw:text-style-name="P4" draw:layer="layout" svg:width="26.774cm" svg:height="3.279cm" svg:x="2.153cm" svg:y="8.289cm" presentation:class="title">
          <draw:text-box>
            <text:p text:style-name="P10"><text:span text:style-name="T26">Thanks for your listening !</text:span></text:p>
          </draw:text-box>
        </draw:frame>
        <draw:frame draw:name="投影片編號版面配置區 2" draw:style-name="gr3" draw:text-style-name="P4" draw:layer="layout" svg:width="1.898cm" svg:height="1.014cm" svg:x="23.863cm" svg:y="16.782cm">
          <draw:text-box>
            <text:p text:style-name="P8"><text:span text:style-name="T6"><text:page-number>&lt;編號&gt;</text:page-number></text:span></text:p>
          </draw:text-box>
        </draw:frame>
        <anim:par presentation:node-type="timing-root">
          <anim:par smil:begin="id3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4cm" svg:height="8.572cm" svg:x="1.905cm" svg:y="3.175cm" draw:page-number="9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rebuchet MS" svg:font-family="'Trebuchet MS'"/>
    <style:font-face style:name="標楷體" svg:font-family="標楷體" style:font-family-generic="script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gradient draw:name="a2215" draw:style="linear" draw:start-color="#c7493f" draw:end-color="#b32b17" draw:start-intensity="100%" draw:end-intensity="100%" draw:angle="0" draw:border="0%"/>
    <draw:marker draw:name="Arrow" svg:viewBox="0 0 20 30" svg:d="M10 0l-10 30h20z"/>
    <draw:marker draw:name="a2257" svg:viewBox="0 0 20 30" svg:d="M10 0l-10 30h20z"/>
    <draw:marker draw:name="a2259" svg:viewBox="0 0 20 30" svg:d="M10 0l-10 30h20z"/>
    <draw:marker draw:name="a2261" svg:viewBox="0 0 20 30" svg:d="M10 0l-10 30h20z"/>
    <draw:marker draw:name="a2263" svg:viewBox="0 0 20 30" svg:d="M10 0l-10 30h20z"/>
    <draw:marker draw:name="a2265" svg:viewBox="0 0 20 30" svg:d="M10 0l-10 30h20z"/>
    <style:default-style style:family="graphic">
      <style:graphic-properties draw:stroke="solid" svg:stroke-width="0.053cm" svg:stroke-color="#688e19" svg:stroke-linecap="round" draw:fill-color="#90c226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HDOfficeLightV0-background" style:family="presentation">
      <style:graphic-properties draw:stroke="none" draw:fill="solid" draw:fill-color="#ffffff"/>
      <style:text-properties style:letter-kerning="true"/>
    </style:style>
    <style:style style:name="Master1-HDOfficeLightV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DOfficeLightV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DOfficeLightV0-outline1" style:family="presentation">
      <style:graphic-properties draw:stroke="none" draw:fill="none" draw:auto-grow-height="false" draw:fit-to-size="shrink-to-fit">
        <text:list-style style:name="Master1-HDOfficeLightV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outline2" style:family="presentation" style:parent-style-name="Master1-HDOfficeLightV0-outline1">
      <style:paragraph-properties fo:margin-top="0.4cm" fo:margin-bottom="0cm"/>
      <style:text-properties fo:font-size="28pt" style:font-size-asian="28pt" style:font-size-complex="28pt"/>
    </style:style>
    <style:style style:name="Master1-HDOfficeLightV0-outline3" style:family="presentation" style:parent-style-name="Master1-HDOfficeLightV0-outline2">
      <style:paragraph-properties fo:margin-top="0.3cm" fo:margin-bottom="0cm"/>
      <style:text-properties fo:font-size="24pt" style:font-size-asian="24pt" style:font-size-complex="24pt"/>
    </style:style>
    <style:style style:name="Master1-HDOfficeLightV0-outline4" style:family="presentation" style:parent-style-name="Master1-HDOfficeLightV0-outline3">
      <style:paragraph-properties fo:margin-top="0.2cm" fo:margin-bottom="0cm"/>
      <style:text-properties fo:font-size="20pt" style:font-size-asian="20pt" style:font-size-complex="20pt"/>
    </style:style>
    <style:style style:name="Master1-HDOfficeLightV0-outline5" style:family="presentation" style:parent-style-name="Master1-HDOfficeLightV0-outline4">
      <style:paragraph-properties fo:margin-top="0.1cm" fo:margin-bottom="0cm"/>
      <style:text-properties fo:font-size="20pt" style:font-size-asian="20pt" style:font-size-complex="20pt"/>
    </style:style>
    <style:style style:name="Master1-HDOfficeLightV0-outline6" style:family="presentation" style:parent-style-name="Master1-HDOfficeLightV0-outline5">
      <style:paragraph-properties fo:margin-top="0.1cm" fo:margin-bottom="0cm"/>
      <style:text-properties fo:font-size="20pt" style:font-size-asian="20pt" style:font-size-complex="20pt"/>
    </style:style>
    <style:style style:name="Master1-HDOfficeLightV0-outline7" style:family="presentation" style:parent-style-name="Master1-HDOfficeLightV0-outline6">
      <style:paragraph-properties fo:margin-top="0.1cm" fo:margin-bottom="0cm"/>
      <style:text-properties fo:font-size="20pt" style:font-size-asian="20pt" style:font-size-complex="20pt"/>
    </style:style>
    <style:style style:name="Master1-HDOfficeLightV0-outline8" style:family="presentation" style:parent-style-name="Master1-HDOfficeLightV0-outline7">
      <style:paragraph-properties fo:margin-top="0.1cm" fo:margin-bottom="0cm"/>
      <style:text-properties fo:font-size="20pt" style:font-size-asian="20pt" style:font-size-complex="20pt"/>
    </style:style>
    <style:style style:name="Master1-HDOfficeLightV0-outline9" style:family="presentation" style:parent-style-name="Master1-HDOfficeLightV0-outline8">
      <style:paragraph-properties fo:margin-top="0.1cm" fo:margin-bottom="0cm"/>
      <style:text-properties fo:font-size="20pt" style:font-size-asian="20pt" style:font-size-complex="20pt"/>
    </style:style>
    <style:style style:name="Master1-HDOfficeLightV0-subtitle" style:family="presentation">
      <style:graphic-properties draw:stroke="none" draw:fill="none" draw:textarea-vertical-align="middle">
        <text:list-style style:name="Master1-HDOfficeLightV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title" style:family="presentation">
      <style:graphic-properties draw:stroke="none" draw:fill="none" draw:textarea-vertical-align="middle">
        <text:list-style style:name="Master1-HDOfficeLightV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background" style:family="presentation">
      <style:graphic-properties draw:stroke="none" draw:fill="solid" draw:fill-color="#ffffff"/>
      <style:text-properties style:letter-kerning="true"/>
    </style:style>
    <style:style style:name="Master1-Layout1-title-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標題投影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1" style:family="presentation">
      <style:graphic-properties draw:stroke="none" draw:fill="none" draw:auto-grow-height="false" draw:fit-to-size="shrink-to-fit">
        <text:list-style style:name="Master1-Layout1-title-標題投影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2" style:family="presentation" style:parent-style-name="Master1-Layout1-title-標題投影片-outline1">
      <style:paragraph-properties fo:margin-top="0.4cm" fo:margin-bottom="0cm"/>
      <style:text-properties fo:font-size="28pt" style:font-size-asian="28pt" style:font-size-complex="28pt"/>
    </style:style>
    <style:style style:name="Master1-Layout1-title-標題投影片-outline3" style:family="presentation" style:parent-style-name="Master1-Layout1-title-標題投影片-outline2">
      <style:paragraph-properties fo:margin-top="0.3cm" fo:margin-bottom="0cm"/>
      <style:text-properties fo:font-size="24pt" style:font-size-asian="24pt" style:font-size-complex="24pt"/>
    </style:style>
    <style:style style:name="Master1-Layout1-title-標題投影片-outline4" style:family="presentation" style:parent-style-name="Master1-Layout1-title-標題投影片-outline3">
      <style:paragraph-properties fo:margin-top="0.2cm" fo:margin-bottom="0cm"/>
      <style:text-properties fo:font-size="20pt" style:font-size-asian="20pt" style:font-size-complex="20pt"/>
    </style:style>
    <style:style style:name="Master1-Layout1-title-標題投影片-outline5" style:family="presentation" style:parent-style-name="Master1-Layout1-title-標題投影片-outline4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6" style:family="presentation" style:parent-style-name="Master1-Layout1-title-標題投影片-outline5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7" style:family="presentation" style:parent-style-name="Master1-Layout1-title-標題投影片-outline6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8" style:family="presentation" style:parent-style-name="Master1-Layout1-title-標題投影片-outline7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9" style:family="presentation" style:parent-style-name="Master1-Layout1-title-標題投影片-outline8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subtitle" style:family="presentation">
      <style:graphic-properties draw:stroke="none" draw:fill="none" draw:textarea-vertical-align="middle">
        <text:list-style style:name="Master1-Layout1-title-標題投影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title" style:family="presentation">
      <style:graphic-properties draw:stroke="none" draw:fill="none" draw:textarea-vertical-align="middle">
        <text:list-style style:name="Master1-Layout1-title-標題投影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標題及物件-background" style:family="presentation">
      <style:graphic-properties draw:stroke="none" draw:fill="solid" draw:fill-color="#ffffff"/>
      <style:text-properties style:letter-kerning="true"/>
    </style:style>
    <style:style style:name="Master1-Layout2-obj-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標題及物件-outline1" style:family="presentation">
      <style:graphic-properties draw:stroke="none" draw:fill="none" draw:auto-grow-height="false" draw:fit-to-size="shrink-to-fit">
        <text:list-style style:name="Master1-Layout2-obj-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物件-outline2" style:family="presentation" style:parent-style-name="Master1-Layout2-obj-標題及物件-outline1">
      <style:paragraph-properties fo:margin-top="0.4cm" fo:margin-bottom="0cm"/>
      <style:text-properties fo:font-size="28pt" style:font-size-asian="28pt" style:font-size-complex="28pt"/>
    </style:style>
    <style:style style:name="Master1-Layout2-obj-標題及物件-outline3" style:family="presentation" style:parent-style-name="Master1-Layout2-obj-標題及物件-outline2">
      <style:paragraph-properties fo:margin-top="0.3cm" fo:margin-bottom="0cm"/>
      <style:text-properties fo:font-size="24pt" style:font-size-asian="24pt" style:font-size-complex="24pt"/>
    </style:style>
    <style:style style:name="Master1-Layout2-obj-標題及物件-outline4" style:family="presentation" style:parent-style-name="Master1-Layout2-obj-標題及物件-outline3">
      <style:paragraph-properties fo:margin-top="0.2cm" fo:margin-bottom="0cm"/>
      <style:text-properties fo:font-size="20pt" style:font-size-asian="20pt" style:font-size-complex="20pt"/>
    </style:style>
    <style:style style:name="Master1-Layout2-obj-標題及物件-outline5" style:family="presentation" style:parent-style-name="Master1-Layout2-obj-標題及物件-outline4">
      <style:paragraph-properties fo:margin-top="0.1cm" fo:margin-bottom="0cm"/>
      <style:text-properties fo:font-size="20pt" style:font-size-asian="20pt" style:font-size-complex="20pt"/>
    </style:style>
    <style:style style:name="Master1-Layout2-obj-標題及物件-outline6" style:family="presentation" style:parent-style-name="Master1-Layout2-obj-標題及物件-outline5">
      <style:paragraph-properties fo:margin-top="0.1cm" fo:margin-bottom="0cm"/>
      <style:text-properties fo:font-size="20pt" style:font-size-asian="20pt" style:font-size-complex="20pt"/>
    </style:style>
    <style:style style:name="Master1-Layout2-obj-標題及物件-outline7" style:family="presentation" style:parent-style-name="Master1-Layout2-obj-標題及物件-outline6">
      <style:paragraph-properties fo:margin-top="0.1cm" fo:margin-bottom="0cm"/>
      <style:text-properties fo:font-size="20pt" style:font-size-asian="20pt" style:font-size-complex="20pt"/>
    </style:style>
    <style:style style:name="Master1-Layout2-obj-標題及物件-outline8" style:family="presentation" style:parent-style-name="Master1-Layout2-obj-標題及物件-outline7">
      <style:paragraph-properties fo:margin-top="0.1cm" fo:margin-bottom="0cm"/>
      <style:text-properties fo:font-size="20pt" style:font-size-asian="20pt" style:font-size-complex="20pt"/>
    </style:style>
    <style:style style:name="Master1-Layout2-obj-標題及物件-outline9" style:family="presentation" style:parent-style-name="Master1-Layout2-obj-標題及物件-outline8">
      <style:paragraph-properties fo:margin-top="0.1cm" fo:margin-bottom="0cm"/>
      <style:text-properties fo:font-size="20pt" style:font-size-asian="20pt" style:font-size-complex="20pt"/>
    </style:style>
    <style:style style:name="Master1-Layout2-obj-標題及物件-subtitle" style:family="presentation">
      <style:graphic-properties draw:stroke="none" draw:fill="none" draw:textarea-vertical-align="middle">
        <text:list-style style:name="Master1-Layout2-obj-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物件-title" style:family="presentation">
      <style:graphic-properties draw:stroke="none" draw:fill="none" draw:textarea-vertical-align="middle">
        <text:list-style style:name="Master1-Layout2-obj-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background" style:family="presentation">
      <style:graphic-properties draw:stroke="none" draw:fill="solid" draw:fill-color="#ffffff"/>
      <style:text-properties style:letter-kerning="true"/>
    </style:style>
    <style:style style:name="Master1-Layout3-secHead-章節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章節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1" style:family="presentation">
      <style:graphic-properties draw:stroke="none" draw:fill="none" draw:auto-grow-height="false" draw:fit-to-size="shrink-to-fit">
        <text:list-style style:name="Master1-Layout3-secHead-章節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2" style:family="presentation" style:parent-style-name="Master1-Layout3-secHead-章節標題-outline1">
      <style:paragraph-properties fo:margin-top="0.4cm" fo:margin-bottom="0cm"/>
      <style:text-properties fo:font-size="28pt" style:font-size-asian="28pt" style:font-size-complex="28pt"/>
    </style:style>
    <style:style style:name="Master1-Layout3-secHead-章節標題-outline3" style:family="presentation" style:parent-style-name="Master1-Layout3-secHead-章節標題-outline2">
      <style:paragraph-properties fo:margin-top="0.3cm" fo:margin-bottom="0cm"/>
      <style:text-properties fo:font-size="24pt" style:font-size-asian="24pt" style:font-size-complex="24pt"/>
    </style:style>
    <style:style style:name="Master1-Layout3-secHead-章節標題-outline4" style:family="presentation" style:parent-style-name="Master1-Layout3-secHead-章節標題-outline3">
      <style:paragraph-properties fo:margin-top="0.2cm" fo:margin-bottom="0cm"/>
      <style:text-properties fo:font-size="20pt" style:font-size-asian="20pt" style:font-size-complex="20pt"/>
    </style:style>
    <style:style style:name="Master1-Layout3-secHead-章節標題-outline5" style:family="presentation" style:parent-style-name="Master1-Layout3-secHead-章節標題-outline4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6" style:family="presentation" style:parent-style-name="Master1-Layout3-secHead-章節標題-outline5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7" style:family="presentation" style:parent-style-name="Master1-Layout3-secHead-章節標題-outline6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8" style:family="presentation" style:parent-style-name="Master1-Layout3-secHead-章節標題-outline7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9" style:family="presentation" style:parent-style-name="Master1-Layout3-secHead-章節標題-outline8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subtitle" style:family="presentation">
      <style:graphic-properties draw:stroke="none" draw:fill="none" draw:textarea-vertical-align="middle">
        <text:list-style style:name="Master1-Layout3-secHead-章節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title" style:family="presentation">
      <style:graphic-properties draw:stroke="none" draw:fill="none" draw:textarea-vertical-align="middle">
        <text:list-style style:name="Master1-Layout3-secHead-章節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兩項物件-background" style:family="presentation">
      <style:graphic-properties draw:stroke="none" draw:fill="solid" draw:fill-color="#ffffff"/>
      <style:text-properties style:letter-kerning="true"/>
    </style:style>
    <style:style style:name="Master1-Layout4-twoObj-兩項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兩項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兩項物件-outline1" style:family="presentation">
      <style:graphic-properties draw:stroke="none" draw:fill="none" draw:auto-grow-height="false" draw:fit-to-size="shrink-to-fit">
        <text:list-style style:name="Master1-Layout4-twoObj-兩項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項物件-outline2" style:family="presentation" style:parent-style-name="Master1-Layout4-twoObj-兩項物件-outline1">
      <style:paragraph-properties fo:margin-top="0.4cm" fo:margin-bottom="0cm"/>
      <style:text-properties fo:font-size="28pt" style:font-size-asian="28pt" style:font-size-complex="28pt"/>
    </style:style>
    <style:style style:name="Master1-Layout4-twoObj-兩項物件-outline3" style:family="presentation" style:parent-style-name="Master1-Layout4-twoObj-兩項物件-outline2">
      <style:paragraph-properties fo:margin-top="0.3cm" fo:margin-bottom="0cm"/>
      <style:text-properties fo:font-size="24pt" style:font-size-asian="24pt" style:font-size-complex="24pt"/>
    </style:style>
    <style:style style:name="Master1-Layout4-twoObj-兩項物件-outline4" style:family="presentation" style:parent-style-name="Master1-Layout4-twoObj-兩項物件-outline3">
      <style:paragraph-properties fo:margin-top="0.2cm" fo:margin-bottom="0cm"/>
      <style:text-properties fo:font-size="20pt" style:font-size-asian="20pt" style:font-size-complex="20pt"/>
    </style:style>
    <style:style style:name="Master1-Layout4-twoObj-兩項物件-outline5" style:family="presentation" style:parent-style-name="Master1-Layout4-twoObj-兩項物件-outline4">
      <style:paragraph-properties fo:margin-top="0.1cm" fo:margin-bottom="0cm"/>
      <style:text-properties fo:font-size="20pt" style:font-size-asian="20pt" style:font-size-complex="20pt"/>
    </style:style>
    <style:style style:name="Master1-Layout4-twoObj-兩項物件-outline6" style:family="presentation" style:parent-style-name="Master1-Layout4-twoObj-兩項物件-outline5">
      <style:paragraph-properties fo:margin-top="0.1cm" fo:margin-bottom="0cm"/>
      <style:text-properties fo:font-size="20pt" style:font-size-asian="20pt" style:font-size-complex="20pt"/>
    </style:style>
    <style:style style:name="Master1-Layout4-twoObj-兩項物件-outline7" style:family="presentation" style:parent-style-name="Master1-Layout4-twoObj-兩項物件-outline6">
      <style:paragraph-properties fo:margin-top="0.1cm" fo:margin-bottom="0cm"/>
      <style:text-properties fo:font-size="20pt" style:font-size-asian="20pt" style:font-size-complex="20pt"/>
    </style:style>
    <style:style style:name="Master1-Layout4-twoObj-兩項物件-outline8" style:family="presentation" style:parent-style-name="Master1-Layout4-twoObj-兩項物件-outline7">
      <style:paragraph-properties fo:margin-top="0.1cm" fo:margin-bottom="0cm"/>
      <style:text-properties fo:font-size="20pt" style:font-size-asian="20pt" style:font-size-complex="20pt"/>
    </style:style>
    <style:style style:name="Master1-Layout4-twoObj-兩項物件-outline9" style:family="presentation" style:parent-style-name="Master1-Layout4-twoObj-兩項物件-outline8">
      <style:paragraph-properties fo:margin-top="0.1cm" fo:margin-bottom="0cm"/>
      <style:text-properties fo:font-size="20pt" style:font-size-asian="20pt" style:font-size-complex="20pt"/>
    </style:style>
    <style:style style:name="Master1-Layout4-twoObj-兩項物件-subtitle" style:family="presentation">
      <style:graphic-properties draw:stroke="none" draw:fill="none" draw:textarea-vertical-align="middle">
        <text:list-style style:name="Master1-Layout4-twoObj-兩項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項物件-title" style:family="presentation">
      <style:graphic-properties draw:stroke="none" draw:fill="none" draw:textarea-vertical-align="middle">
        <text:list-style style:name="Master1-Layout4-twoObj-兩項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比對-background" style:family="presentation">
      <style:graphic-properties draw:stroke="none" draw:fill="solid" draw:fill-color="#ffffff"/>
      <style:text-properties style:letter-kerning="true"/>
    </style:style>
    <style:style style:name="Master1-Layout5-cust-比對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比對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比對-outline1" style:family="presentation">
      <style:graphic-properties draw:stroke="none" draw:fill="none" draw:auto-grow-height="false" draw:fit-to-size="shrink-to-fit">
        <text:list-style style:name="Master1-Layout5-cust-比對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比對-outline2" style:family="presentation" style:parent-style-name="Master1-Layout5-cust-比對-outline1">
      <style:paragraph-properties fo:margin-top="0.4cm" fo:margin-bottom="0cm"/>
      <style:text-properties fo:font-size="28pt" style:font-size-asian="28pt" style:font-size-complex="28pt"/>
    </style:style>
    <style:style style:name="Master1-Layout5-cust-比對-outline3" style:family="presentation" style:parent-style-name="Master1-Layout5-cust-比對-outline2">
      <style:paragraph-properties fo:margin-top="0.3cm" fo:margin-bottom="0cm"/>
      <style:text-properties fo:font-size="24pt" style:font-size-asian="24pt" style:font-size-complex="24pt"/>
    </style:style>
    <style:style style:name="Master1-Layout5-cust-比對-outline4" style:family="presentation" style:parent-style-name="Master1-Layout5-cust-比對-outline3">
      <style:paragraph-properties fo:margin-top="0.2cm" fo:margin-bottom="0cm"/>
      <style:text-properties fo:font-size="20pt" style:font-size-asian="20pt" style:font-size-complex="20pt"/>
    </style:style>
    <style:style style:name="Master1-Layout5-cust-比對-outline5" style:family="presentation" style:parent-style-name="Master1-Layout5-cust-比對-outline4">
      <style:paragraph-properties fo:margin-top="0.1cm" fo:margin-bottom="0cm"/>
      <style:text-properties fo:font-size="20pt" style:font-size-asian="20pt" style:font-size-complex="20pt"/>
    </style:style>
    <style:style style:name="Master1-Layout5-cust-比對-outline6" style:family="presentation" style:parent-style-name="Master1-Layout5-cust-比對-outline5">
      <style:paragraph-properties fo:margin-top="0.1cm" fo:margin-bottom="0cm"/>
      <style:text-properties fo:font-size="20pt" style:font-size-asian="20pt" style:font-size-complex="20pt"/>
    </style:style>
    <style:style style:name="Master1-Layout5-cust-比對-outline7" style:family="presentation" style:parent-style-name="Master1-Layout5-cust-比對-outline6">
      <style:paragraph-properties fo:margin-top="0.1cm" fo:margin-bottom="0cm"/>
      <style:text-properties fo:font-size="20pt" style:font-size-asian="20pt" style:font-size-complex="20pt"/>
    </style:style>
    <style:style style:name="Master1-Layout5-cust-比對-outline8" style:family="presentation" style:parent-style-name="Master1-Layout5-cust-比對-outline7">
      <style:paragraph-properties fo:margin-top="0.1cm" fo:margin-bottom="0cm"/>
      <style:text-properties fo:font-size="20pt" style:font-size-asian="20pt" style:font-size-complex="20pt"/>
    </style:style>
    <style:style style:name="Master1-Layout5-cust-比對-outline9" style:family="presentation" style:parent-style-name="Master1-Layout5-cust-比對-outline8">
      <style:paragraph-properties fo:margin-top="0.1cm" fo:margin-bottom="0cm"/>
      <style:text-properties fo:font-size="20pt" style:font-size-asian="20pt" style:font-size-complex="20pt"/>
    </style:style>
    <style:style style:name="Master1-Layout5-cust-比對-subtitle" style:family="presentation">
      <style:graphic-properties draw:stroke="none" draw:fill="none" draw:textarea-vertical-align="middle">
        <text:list-style style:name="Master1-Layout5-cust-比對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比對-title" style:family="presentation">
      <style:graphic-properties draw:stroke="none" draw:fill="none" draw:textarea-vertical-align="middle">
        <text:list-style style:name="Master1-Layout5-cust-比對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只有標題-background" style:family="presentation">
      <style:graphic-properties draw:stroke="none" draw:fill="solid" draw:fill-color="#ffffff"/>
      <style:text-properties style:letter-kerning="true"/>
    </style:style>
    <style:style style:name="Master1-Layout6-cust-只有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只有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只有標題-outline1" style:family="presentation">
      <style:graphic-properties draw:stroke="none" draw:fill="none" draw:auto-grow-height="false" draw:fit-to-size="shrink-to-fit">
        <text:list-style style:name="Master1-Layout6-cust-只有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只有標題-outline2" style:family="presentation" style:parent-style-name="Master1-Layout6-cust-只有標題-outline1">
      <style:paragraph-properties fo:margin-top="0.4cm" fo:margin-bottom="0cm"/>
      <style:text-properties fo:font-size="28pt" style:font-size-asian="28pt" style:font-size-complex="28pt"/>
    </style:style>
    <style:style style:name="Master1-Layout6-cust-只有標題-outline3" style:family="presentation" style:parent-style-name="Master1-Layout6-cust-只有標題-outline2">
      <style:paragraph-properties fo:margin-top="0.3cm" fo:margin-bottom="0cm"/>
      <style:text-properties fo:font-size="24pt" style:font-size-asian="24pt" style:font-size-complex="24pt"/>
    </style:style>
    <style:style style:name="Master1-Layout6-cust-只有標題-outline4" style:family="presentation" style:parent-style-name="Master1-Layout6-cust-只有標題-outline3">
      <style:paragraph-properties fo:margin-top="0.2cm" fo:margin-bottom="0cm"/>
      <style:text-properties fo:font-size="20pt" style:font-size-asian="20pt" style:font-size-complex="20pt"/>
    </style:style>
    <style:style style:name="Master1-Layout6-cust-只有標題-outline5" style:family="presentation" style:parent-style-name="Master1-Layout6-cust-只有標題-outline4">
      <style:paragraph-properties fo:margin-top="0.1cm" fo:margin-bottom="0cm"/>
      <style:text-properties fo:font-size="20pt" style:font-size-asian="20pt" style:font-size-complex="20pt"/>
    </style:style>
    <style:style style:name="Master1-Layout6-cust-只有標題-outline6" style:family="presentation" style:parent-style-name="Master1-Layout6-cust-只有標題-outline5">
      <style:paragraph-properties fo:margin-top="0.1cm" fo:margin-bottom="0cm"/>
      <style:text-properties fo:font-size="20pt" style:font-size-asian="20pt" style:font-size-complex="20pt"/>
    </style:style>
    <style:style style:name="Master1-Layout6-cust-只有標題-outline7" style:family="presentation" style:parent-style-name="Master1-Layout6-cust-只有標題-outline6">
      <style:paragraph-properties fo:margin-top="0.1cm" fo:margin-bottom="0cm"/>
      <style:text-properties fo:font-size="20pt" style:font-size-asian="20pt" style:font-size-complex="20pt"/>
    </style:style>
    <style:style style:name="Master1-Layout6-cust-只有標題-outline8" style:family="presentation" style:parent-style-name="Master1-Layout6-cust-只有標題-outline7">
      <style:paragraph-properties fo:margin-top="0.1cm" fo:margin-bottom="0cm"/>
      <style:text-properties fo:font-size="20pt" style:font-size-asian="20pt" style:font-size-complex="20pt"/>
    </style:style>
    <style:style style:name="Master1-Layout6-cust-只有標題-outline9" style:family="presentation" style:parent-style-name="Master1-Layout6-cust-只有標題-outline8">
      <style:paragraph-properties fo:margin-top="0.1cm" fo:margin-bottom="0cm"/>
      <style:text-properties fo:font-size="20pt" style:font-size-asian="20pt" style:font-size-complex="20pt"/>
    </style:style>
    <style:style style:name="Master1-Layout6-cust-只有標題-subtitle" style:family="presentation">
      <style:graphic-properties draw:stroke="none" draw:fill="none" draw:textarea-vertical-align="middle">
        <text:list-style style:name="Master1-Layout6-cust-只有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只有標題-title" style:family="presentation">
      <style:graphic-properties draw:stroke="none" draw:fill="none" draw:textarea-vertical-align="middle">
        <text:list-style style:name="Master1-Layout6-cust-只有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shrink-to-fit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background" style:family="presentation">
      <style:graphic-properties draw:stroke="none" draw:fill="solid" draw:fill-color="#ffffff"/>
      <style:text-properties style:letter-kerning="true"/>
    </style:style>
    <style:style style:name="Master1-Layout8-objTx-含標題的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含標題的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1" style:family="presentation">
      <style:graphic-properties draw:stroke="none" draw:fill="none" draw:auto-grow-height="false" draw:fit-to-size="shrink-to-fit">
        <text:list-style style:name="Master1-Layout8-objTx-含標題的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2" style:family="presentation" style:parent-style-name="Master1-Layout8-objTx-含標題的內容-outline1">
      <style:paragraph-properties fo:margin-top="0.4cm" fo:margin-bottom="0cm"/>
      <style:text-properties fo:font-size="28pt" style:font-size-asian="28pt" style:font-size-complex="28pt"/>
    </style:style>
    <style:style style:name="Master1-Layout8-objTx-含標題的內容-outline3" style:family="presentation" style:parent-style-name="Master1-Layout8-objTx-含標題的內容-outline2">
      <style:paragraph-properties fo:margin-top="0.3cm" fo:margin-bottom="0cm"/>
      <style:text-properties fo:font-size="24pt" style:font-size-asian="24pt" style:font-size-complex="24pt"/>
    </style:style>
    <style:style style:name="Master1-Layout8-objTx-含標題的內容-outline4" style:family="presentation" style:parent-style-name="Master1-Layout8-objTx-含標題的內容-outline3">
      <style:paragraph-properties fo:margin-top="0.2cm" fo:margin-bottom="0cm"/>
      <style:text-properties fo:font-size="20pt" style:font-size-asian="20pt" style:font-size-complex="20pt"/>
    </style:style>
    <style:style style:name="Master1-Layout8-objTx-含標題的內容-outline5" style:family="presentation" style:parent-style-name="Master1-Layout8-objTx-含標題的內容-outline4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6" style:family="presentation" style:parent-style-name="Master1-Layout8-objTx-含標題的內容-outline5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7" style:family="presentation" style:parent-style-name="Master1-Layout8-objTx-含標題的內容-outline6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8" style:family="presentation" style:parent-style-name="Master1-Layout8-objTx-含標題的內容-outline7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9" style:family="presentation" style:parent-style-name="Master1-Layout8-objTx-含標題的內容-outline8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subtitle" style:family="presentation">
      <style:graphic-properties draw:stroke="none" draw:fill="none" draw:textarea-vertical-align="middle">
        <text:list-style style:name="Master1-Layout8-objTx-含標題的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title" style:family="presentation">
      <style:graphic-properties draw:stroke="none" draw:fill="none" draw:textarea-vertical-align="middle">
        <text:list-style style:name="Master1-Layout8-objTx-含標題的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background" style:family="presentation">
      <style:graphic-properties draw:stroke="none" draw:fill="solid" draw:fill-color="#ffffff"/>
      <style:text-properties style:letter-kerning="true"/>
    </style:style>
    <style:style style:name="Master1-Layout9-picTx-含標題的圖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含標題的圖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1" style:family="presentation">
      <style:graphic-properties draw:stroke="none" draw:fill="none" draw:auto-grow-height="false" draw:fit-to-size="shrink-to-fit">
        <text:list-style style:name="Master1-Layout9-picTx-含標題的圖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2" style:family="presentation" style:parent-style-name="Master1-Layout9-picTx-含標題的圖片-outline1">
      <style:paragraph-properties fo:margin-top="0.4cm" fo:margin-bottom="0cm"/>
      <style:text-properties fo:font-size="28pt" style:font-size-asian="28pt" style:font-size-complex="28pt"/>
    </style:style>
    <style:style style:name="Master1-Layout9-picTx-含標題的圖片-outline3" style:family="presentation" style:parent-style-name="Master1-Layout9-picTx-含標題的圖片-outline2">
      <style:paragraph-properties fo:margin-top="0.3cm" fo:margin-bottom="0cm"/>
      <style:text-properties fo:font-size="24pt" style:font-size-asian="24pt" style:font-size-complex="24pt"/>
    </style:style>
    <style:style style:name="Master1-Layout9-picTx-含標題的圖片-outline4" style:family="presentation" style:parent-style-name="Master1-Layout9-picTx-含標題的圖片-outline3">
      <style:paragraph-properties fo:margin-top="0.2cm" fo:margin-bottom="0cm"/>
      <style:text-properties fo:font-size="20pt" style:font-size-asian="20pt" style:font-size-complex="20pt"/>
    </style:style>
    <style:style style:name="Master1-Layout9-picTx-含標題的圖片-outline5" style:family="presentation" style:parent-style-name="Master1-Layout9-picTx-含標題的圖片-outline4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6" style:family="presentation" style:parent-style-name="Master1-Layout9-picTx-含標題的圖片-outline5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7" style:family="presentation" style:parent-style-name="Master1-Layout9-picTx-含標題的圖片-outline6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8" style:family="presentation" style:parent-style-name="Master1-Layout9-picTx-含標題的圖片-outline7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9" style:family="presentation" style:parent-style-name="Master1-Layout9-picTx-含標題的圖片-outline8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subtitle" style:family="presentation">
      <style:graphic-properties draw:stroke="none" draw:fill="none" draw:textarea-vertical-align="middle">
        <text:list-style style:name="Master1-Layout9-picTx-含標題的圖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title" style:family="presentation">
      <style:graphic-properties draw:stroke="none" draw:fill="none" draw:textarea-vertical-align="middle">
        <text:list-style style:name="Master1-Layout9-picTx-含標題的圖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background" style:family="presentation">
      <style:graphic-properties draw:stroke="none" draw:fill="solid" draw:fill-color="#ffffff"/>
      <style:text-properties style:letter-kerning="true"/>
    </style:style>
    <style:style style:name="Master1-Layout10-vertTx-標題及直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標題及直排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1" style:family="presentation">
      <style:graphic-properties draw:stroke="none" draw:fill="none" draw:auto-grow-height="false" draw:fit-to-size="shrink-to-fit">
        <text:list-style style:name="Master1-Layout10-vertTx-標題及直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2" style:family="presentation" style:parent-style-name="Master1-Layout10-vertTx-標題及直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標題及直排文字-outline3" style:family="presentation" style:parent-style-name="Master1-Layout10-vertTx-標題及直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標題及直排文字-outline4" style:family="presentation" style:parent-style-name="Master1-Layout10-vertTx-標題及直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標題及直排文字-outline5" style:family="presentation" style:parent-style-name="Master1-Layout10-vertTx-標題及直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6" style:family="presentation" style:parent-style-name="Master1-Layout10-vertTx-標題及直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7" style:family="presentation" style:parent-style-name="Master1-Layout10-vertTx-標題及直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8" style:family="presentation" style:parent-style-name="Master1-Layout10-vertTx-標題及直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9" style:family="presentation" style:parent-style-name="Master1-Layout10-vertTx-標題及直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subtitle" style:family="presentation">
      <style:graphic-properties draw:stroke="none" draw:fill="none" draw:textarea-vertical-align="middle">
        <text:list-style style:name="Master1-Layout10-vertTx-標題及直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title" style:family="presentation">
      <style:graphic-properties draw:stroke="none" draw:fill="none" draw:textarea-vertical-align="middle">
        <text:list-style style:name="Master1-Layout10-vertTx-標題及直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background" style:family="presentation">
      <style:graphic-properties draw:stroke="none" draw:fill="solid" draw:fill-color="#ffffff"/>
      <style:text-properties style:letter-kerning="true"/>
    </style:style>
    <style:style style:name="Master1-Layout11-vertTitleAndTx-直排標題及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直排標題及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1" style:family="presentation">
      <style:graphic-properties draw:stroke="none" draw:fill="none" draw:auto-grow-height="false" draw:fit-to-size="shrink-to-fit">
        <text:list-style style:name="Master1-Layout11-vertTitleAndTx-直排標題及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2" style:family="presentation" style:parent-style-name="Master1-Layout11-vertTitleAndTx-直排標題及文字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直排標題及文字-outline3" style:family="presentation" style:parent-style-name="Master1-Layout11-vertTitleAndTx-直排標題及文字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直排標題及文字-outline4" style:family="presentation" style:parent-style-name="Master1-Layout11-vertTitleAndTx-直排標題及文字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直排標題及文字-outline5" style:family="presentation" style:parent-style-name="Master1-Layout11-vertTitleAndTx-直排標題及文字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6" style:family="presentation" style:parent-style-name="Master1-Layout11-vertTitleAndTx-直排標題及文字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7" style:family="presentation" style:parent-style-name="Master1-Layout11-vertTitleAndTx-直排標題及文字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8" style:family="presentation" style:parent-style-name="Master1-Layout11-vertTitleAndTx-直排標題及文字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9" style:family="presentation" style:parent-style-name="Master1-Layout11-vertTitleAndTx-直排標題及文字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subtitle" style:family="presentation">
      <style:graphic-properties draw:stroke="none" draw:fill="none" draw:textarea-vertical-align="middle">
        <text:list-style style:name="Master1-Layout11-vertTitleAndTx-直排標題及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title" style:family="presentation">
      <style:graphic-properties draw:stroke="none" draw:fill="none" draw:textarea-vertical-align="middle">
        <text:list-style style:name="Master1-Layout11-vertTitleAndTx-直排標題及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多面向-background" style:family="presentation">
      <style:graphic-properties draw:stroke="none" draw:fill="solid" draw:fill-color="#ffffff"/>
      <style:text-properties style:letter-kerning="true"/>
    </style:style>
    <style:style style:name="Master2-多面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多面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多面向-outline1" style:family="presentation">
      <style:graphic-properties draw:stroke="none" draw:fill="none" draw:auto-grow-height="false" draw:fit-to-size="shrink-to-fit">
        <text:list-style style:name="Master2-多面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多面向-outline2" style:family="presentation" style:parent-style-name="Master2-多面向-outline1">
      <style:paragraph-properties fo:margin-top="0.4cm" fo:margin-bottom="0cm"/>
      <style:text-properties fo:font-size="28pt" style:font-size-asian="28pt" style:font-size-complex="28pt"/>
    </style:style>
    <style:style style:name="Master2-多面向-outline3" style:family="presentation" style:parent-style-name="Master2-多面向-outline2">
      <style:paragraph-properties fo:margin-top="0.3cm" fo:margin-bottom="0cm"/>
      <style:text-properties fo:font-size="24pt" style:font-size-asian="24pt" style:font-size-complex="24pt"/>
    </style:style>
    <style:style style:name="Master2-多面向-outline4" style:family="presentation" style:parent-style-name="Master2-多面向-outline3">
      <style:paragraph-properties fo:margin-top="0.2cm" fo:margin-bottom="0cm"/>
      <style:text-properties fo:font-size="20pt" style:font-size-asian="20pt" style:font-size-complex="20pt"/>
    </style:style>
    <style:style style:name="Master2-多面向-outline5" style:family="presentation" style:parent-style-name="Master2-多面向-outline4">
      <style:paragraph-properties fo:margin-top="0.1cm" fo:margin-bottom="0cm"/>
      <style:text-properties fo:font-size="20pt" style:font-size-asian="20pt" style:font-size-complex="20pt"/>
    </style:style>
    <style:style style:name="Master2-多面向-outline6" style:family="presentation" style:parent-style-name="Master2-多面向-outline5">
      <style:paragraph-properties fo:margin-top="0.1cm" fo:margin-bottom="0cm"/>
      <style:text-properties fo:font-size="20pt" style:font-size-asian="20pt" style:font-size-complex="20pt"/>
    </style:style>
    <style:style style:name="Master2-多面向-outline7" style:family="presentation" style:parent-style-name="Master2-多面向-outline6">
      <style:paragraph-properties fo:margin-top="0.1cm" fo:margin-bottom="0cm"/>
      <style:text-properties fo:font-size="20pt" style:font-size-asian="20pt" style:font-size-complex="20pt"/>
    </style:style>
    <style:style style:name="Master2-多面向-outline8" style:family="presentation" style:parent-style-name="Master2-多面向-outline7">
      <style:paragraph-properties fo:margin-top="0.1cm" fo:margin-bottom="0cm"/>
      <style:text-properties fo:font-size="20pt" style:font-size-asian="20pt" style:font-size-complex="20pt"/>
    </style:style>
    <style:style style:name="Master2-多面向-outline9" style:family="presentation" style:parent-style-name="Master2-多面向-outline8">
      <style:paragraph-properties fo:margin-top="0.1cm" fo:margin-bottom="0cm"/>
      <style:text-properties fo:font-size="20pt" style:font-size-asian="20pt" style:font-size-complex="20pt"/>
    </style:style>
    <style:style style:name="Master2-多面向-subtitle" style:family="presentation">
      <style:graphic-properties draw:stroke="none" draw:fill="none" draw:textarea-vertical-align="middle">
        <text:list-style style:name="Master2-多面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多面向-title" style:family="presentation">
      <style:graphic-properties draw:stroke="none" draw:fill="none" draw:textarea-vertical-align="middle">
        <text:list-style style:name="Master2-多面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標題投影片-background" style:family="presentation">
      <style:graphic-properties draw:stroke="none" draw:fill="solid" draw:fill-color="#ffffff"/>
      <style:text-properties style:letter-kerning="true"/>
    </style:style>
    <style:style style:name="Master2-Layout1-title-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標題投影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標題投影片-outline1" style:family="presentation">
      <style:graphic-properties draw:stroke="none" draw:fill="none" draw:auto-grow-height="false" draw:fit-to-size="shrink-to-fit">
        <text:list-style style:name="Master2-Layout1-title-標題投影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標題投影片-outline2" style:family="presentation" style:parent-style-name="Master2-Layout1-title-標題投影片-outline1">
      <style:paragraph-properties fo:margin-top="0.4cm" fo:margin-bottom="0cm"/>
      <style:text-properties fo:font-size="28pt" style:font-size-asian="28pt" style:font-size-complex="28pt"/>
    </style:style>
    <style:style style:name="Master2-Layout1-title-標題投影片-outline3" style:family="presentation" style:parent-style-name="Master2-Layout1-title-標題投影片-outline2">
      <style:paragraph-properties fo:margin-top="0.3cm" fo:margin-bottom="0cm"/>
      <style:text-properties fo:font-size="24pt" style:font-size-asian="24pt" style:font-size-complex="24pt"/>
    </style:style>
    <style:style style:name="Master2-Layout1-title-標題投影片-outline4" style:family="presentation" style:parent-style-name="Master2-Layout1-title-標題投影片-outline3">
      <style:paragraph-properties fo:margin-top="0.2cm" fo:margin-bottom="0cm"/>
      <style:text-properties fo:font-size="20pt" style:font-size-asian="20pt" style:font-size-complex="20pt"/>
    </style:style>
    <style:style style:name="Master2-Layout1-title-標題投影片-outline5" style:family="presentation" style:parent-style-name="Master2-Layout1-title-標題投影片-outline4">
      <style:paragraph-properties fo:margin-top="0.1cm" fo:margin-bottom="0cm"/>
      <style:text-properties fo:font-size="20pt" style:font-size-asian="20pt" style:font-size-complex="20pt"/>
    </style:style>
    <style:style style:name="Master2-Layout1-title-標題投影片-outline6" style:family="presentation" style:parent-style-name="Master2-Layout1-title-標題投影片-outline5">
      <style:paragraph-properties fo:margin-top="0.1cm" fo:margin-bottom="0cm"/>
      <style:text-properties fo:font-size="20pt" style:font-size-asian="20pt" style:font-size-complex="20pt"/>
    </style:style>
    <style:style style:name="Master2-Layout1-title-標題投影片-outline7" style:family="presentation" style:parent-style-name="Master2-Layout1-title-標題投影片-outline6">
      <style:paragraph-properties fo:margin-top="0.1cm" fo:margin-bottom="0cm"/>
      <style:text-properties fo:font-size="20pt" style:font-size-asian="20pt" style:font-size-complex="20pt"/>
    </style:style>
    <style:style style:name="Master2-Layout1-title-標題投影片-outline8" style:family="presentation" style:parent-style-name="Master2-Layout1-title-標題投影片-outline7">
      <style:paragraph-properties fo:margin-top="0.1cm" fo:margin-bottom="0cm"/>
      <style:text-properties fo:font-size="20pt" style:font-size-asian="20pt" style:font-size-complex="20pt"/>
    </style:style>
    <style:style style:name="Master2-Layout1-title-標題投影片-outline9" style:family="presentation" style:parent-style-name="Master2-Layout1-title-標題投影片-outline8">
      <style:paragraph-properties fo:margin-top="0.1cm" fo:margin-bottom="0cm"/>
      <style:text-properties fo:font-size="20pt" style:font-size-asian="20pt" style:font-size-complex="20pt"/>
    </style:style>
    <style:style style:name="Master2-Layout1-title-標題投影片-subtitle" style:family="presentation">
      <style:graphic-properties draw:stroke="none" draw:fill="none" draw:textarea-vertical-align="middle">
        <text:list-style style:name="Master2-Layout1-title-標題投影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標題投影片-title" style:family="presentation">
      <style:graphic-properties draw:stroke="none" draw:fill="none" draw:textarea-vertical-align="middle">
        <text:list-style style:name="Master2-Layout1-title-標題投影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標題及物件-background" style:family="presentation">
      <style:graphic-properties draw:stroke="none" draw:fill="solid" draw:fill-color="#ffffff"/>
      <style:text-properties style:letter-kerning="true"/>
    </style:style>
    <style:style style:name="Master2-Layout2-obj-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標題及物件-outline1" style:family="presentation">
      <style:graphic-properties draw:stroke="none" draw:fill="none" draw:auto-grow-height="false" draw:fit-to-size="shrink-to-fit">
        <text:list-style style:name="Master2-Layout2-obj-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標題及物件-outline2" style:family="presentation" style:parent-style-name="Master2-Layout2-obj-標題及物件-outline1">
      <style:paragraph-properties fo:margin-top="0.4cm" fo:margin-bottom="0cm"/>
      <style:text-properties fo:font-size="28pt" style:font-size-asian="28pt" style:font-size-complex="28pt"/>
    </style:style>
    <style:style style:name="Master2-Layout2-obj-標題及物件-outline3" style:family="presentation" style:parent-style-name="Master2-Layout2-obj-標題及物件-outline2">
      <style:paragraph-properties fo:margin-top="0.3cm" fo:margin-bottom="0cm"/>
      <style:text-properties fo:font-size="24pt" style:font-size-asian="24pt" style:font-size-complex="24pt"/>
    </style:style>
    <style:style style:name="Master2-Layout2-obj-標題及物件-outline4" style:family="presentation" style:parent-style-name="Master2-Layout2-obj-標題及物件-outline3">
      <style:paragraph-properties fo:margin-top="0.2cm" fo:margin-bottom="0cm"/>
      <style:text-properties fo:font-size="20pt" style:font-size-asian="20pt" style:font-size-complex="20pt"/>
    </style:style>
    <style:style style:name="Master2-Layout2-obj-標題及物件-outline5" style:family="presentation" style:parent-style-name="Master2-Layout2-obj-標題及物件-outline4">
      <style:paragraph-properties fo:margin-top="0.1cm" fo:margin-bottom="0cm"/>
      <style:text-properties fo:font-size="20pt" style:font-size-asian="20pt" style:font-size-complex="20pt"/>
    </style:style>
    <style:style style:name="Master2-Layout2-obj-標題及物件-outline6" style:family="presentation" style:parent-style-name="Master2-Layout2-obj-標題及物件-outline5">
      <style:paragraph-properties fo:margin-top="0.1cm" fo:margin-bottom="0cm"/>
      <style:text-properties fo:font-size="20pt" style:font-size-asian="20pt" style:font-size-complex="20pt"/>
    </style:style>
    <style:style style:name="Master2-Layout2-obj-標題及物件-outline7" style:family="presentation" style:parent-style-name="Master2-Layout2-obj-標題及物件-outline6">
      <style:paragraph-properties fo:margin-top="0.1cm" fo:margin-bottom="0cm"/>
      <style:text-properties fo:font-size="20pt" style:font-size-asian="20pt" style:font-size-complex="20pt"/>
    </style:style>
    <style:style style:name="Master2-Layout2-obj-標題及物件-outline8" style:family="presentation" style:parent-style-name="Master2-Layout2-obj-標題及物件-outline7">
      <style:paragraph-properties fo:margin-top="0.1cm" fo:margin-bottom="0cm"/>
      <style:text-properties fo:font-size="20pt" style:font-size-asian="20pt" style:font-size-complex="20pt"/>
    </style:style>
    <style:style style:name="Master2-Layout2-obj-標題及物件-outline9" style:family="presentation" style:parent-style-name="Master2-Layout2-obj-標題及物件-outline8">
      <style:paragraph-properties fo:margin-top="0.1cm" fo:margin-bottom="0cm"/>
      <style:text-properties fo:font-size="20pt" style:font-size-asian="20pt" style:font-size-complex="20pt"/>
    </style:style>
    <style:style style:name="Master2-Layout2-obj-標題及物件-subtitle" style:family="presentation">
      <style:graphic-properties draw:stroke="none" draw:fill="none" draw:textarea-vertical-align="middle">
        <text:list-style style:name="Master2-Layout2-obj-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標題及物件-title" style:family="presentation">
      <style:graphic-properties draw:stroke="none" draw:fill="none" draw:textarea-vertical-align="middle">
        <text:list-style style:name="Master2-Layout2-obj-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章節標題-background" style:family="presentation">
      <style:graphic-properties draw:stroke="none" draw:fill="solid" draw:fill-color="#ffffff"/>
      <style:text-properties style:letter-kerning="true"/>
    </style:style>
    <style:style style:name="Master2-Layout3-secHead-章節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章節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章節標題-outline1" style:family="presentation">
      <style:graphic-properties draw:stroke="none" draw:fill="none" draw:auto-grow-height="false" draw:fit-to-size="shrink-to-fit">
        <text:list-style style:name="Master2-Layout3-secHead-章節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章節標題-outline2" style:family="presentation" style:parent-style-name="Master2-Layout3-secHead-章節標題-outline1">
      <style:paragraph-properties fo:margin-top="0.4cm" fo:margin-bottom="0cm"/>
      <style:text-properties fo:font-size="28pt" style:font-size-asian="28pt" style:font-size-complex="28pt"/>
    </style:style>
    <style:style style:name="Master2-Layout3-secHead-章節標題-outline3" style:family="presentation" style:parent-style-name="Master2-Layout3-secHead-章節標題-outline2">
      <style:paragraph-properties fo:margin-top="0.3cm" fo:margin-bottom="0cm"/>
      <style:text-properties fo:font-size="24pt" style:font-size-asian="24pt" style:font-size-complex="24pt"/>
    </style:style>
    <style:style style:name="Master2-Layout3-secHead-章節標題-outline4" style:family="presentation" style:parent-style-name="Master2-Layout3-secHead-章節標題-outline3">
      <style:paragraph-properties fo:margin-top="0.2cm" fo:margin-bottom="0cm"/>
      <style:text-properties fo:font-size="20pt" style:font-size-asian="20pt" style:font-size-complex="20pt"/>
    </style:style>
    <style:style style:name="Master2-Layout3-secHead-章節標題-outline5" style:family="presentation" style:parent-style-name="Master2-Layout3-secHead-章節標題-outline4">
      <style:paragraph-properties fo:margin-top="0.1cm" fo:margin-bottom="0cm"/>
      <style:text-properties fo:font-size="20pt" style:font-size-asian="20pt" style:font-size-complex="20pt"/>
    </style:style>
    <style:style style:name="Master2-Layout3-secHead-章節標題-outline6" style:family="presentation" style:parent-style-name="Master2-Layout3-secHead-章節標題-outline5">
      <style:paragraph-properties fo:margin-top="0.1cm" fo:margin-bottom="0cm"/>
      <style:text-properties fo:font-size="20pt" style:font-size-asian="20pt" style:font-size-complex="20pt"/>
    </style:style>
    <style:style style:name="Master2-Layout3-secHead-章節標題-outline7" style:family="presentation" style:parent-style-name="Master2-Layout3-secHead-章節標題-outline6">
      <style:paragraph-properties fo:margin-top="0.1cm" fo:margin-bottom="0cm"/>
      <style:text-properties fo:font-size="20pt" style:font-size-asian="20pt" style:font-size-complex="20pt"/>
    </style:style>
    <style:style style:name="Master2-Layout3-secHead-章節標題-outline8" style:family="presentation" style:parent-style-name="Master2-Layout3-secHead-章節標題-outline7">
      <style:paragraph-properties fo:margin-top="0.1cm" fo:margin-bottom="0cm"/>
      <style:text-properties fo:font-size="20pt" style:font-size-asian="20pt" style:font-size-complex="20pt"/>
    </style:style>
    <style:style style:name="Master2-Layout3-secHead-章節標題-outline9" style:family="presentation" style:parent-style-name="Master2-Layout3-secHead-章節標題-outline8">
      <style:paragraph-properties fo:margin-top="0.1cm" fo:margin-bottom="0cm"/>
      <style:text-properties fo:font-size="20pt" style:font-size-asian="20pt" style:font-size-complex="20pt"/>
    </style:style>
    <style:style style:name="Master2-Layout3-secHead-章節標題-subtitle" style:family="presentation">
      <style:graphic-properties draw:stroke="none" draw:fill="none" draw:textarea-vertical-align="middle">
        <text:list-style style:name="Master2-Layout3-secHead-章節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章節標題-title" style:family="presentation">
      <style:graphic-properties draw:stroke="none" draw:fill="none" draw:textarea-vertical-align="middle">
        <text:list-style style:name="Master2-Layout3-secHead-章節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兩項物件-background" style:family="presentation">
      <style:graphic-properties draw:stroke="none" draw:fill="solid" draw:fill-color="#ffffff"/>
      <style:text-properties style:letter-kerning="true"/>
    </style:style>
    <style:style style:name="Master2-Layout4-twoObj-兩項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兩項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兩項物件-outline1" style:family="presentation">
      <style:graphic-properties draw:stroke="none" draw:fill="none" draw:auto-grow-height="false" draw:fit-to-size="shrink-to-fit">
        <text:list-style style:name="Master2-Layout4-twoObj-兩項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兩項物件-outline2" style:family="presentation" style:parent-style-name="Master2-Layout4-twoObj-兩項物件-outline1">
      <style:paragraph-properties fo:margin-top="0.4cm" fo:margin-bottom="0cm"/>
      <style:text-properties fo:font-size="28pt" style:font-size-asian="28pt" style:font-size-complex="28pt"/>
    </style:style>
    <style:style style:name="Master2-Layout4-twoObj-兩項物件-outline3" style:family="presentation" style:parent-style-name="Master2-Layout4-twoObj-兩項物件-outline2">
      <style:paragraph-properties fo:margin-top="0.3cm" fo:margin-bottom="0cm"/>
      <style:text-properties fo:font-size="24pt" style:font-size-asian="24pt" style:font-size-complex="24pt"/>
    </style:style>
    <style:style style:name="Master2-Layout4-twoObj-兩項物件-outline4" style:family="presentation" style:parent-style-name="Master2-Layout4-twoObj-兩項物件-outline3">
      <style:paragraph-properties fo:margin-top="0.2cm" fo:margin-bottom="0cm"/>
      <style:text-properties fo:font-size="20pt" style:font-size-asian="20pt" style:font-size-complex="20pt"/>
    </style:style>
    <style:style style:name="Master2-Layout4-twoObj-兩項物件-outline5" style:family="presentation" style:parent-style-name="Master2-Layout4-twoObj-兩項物件-outline4">
      <style:paragraph-properties fo:margin-top="0.1cm" fo:margin-bottom="0cm"/>
      <style:text-properties fo:font-size="20pt" style:font-size-asian="20pt" style:font-size-complex="20pt"/>
    </style:style>
    <style:style style:name="Master2-Layout4-twoObj-兩項物件-outline6" style:family="presentation" style:parent-style-name="Master2-Layout4-twoObj-兩項物件-outline5">
      <style:paragraph-properties fo:margin-top="0.1cm" fo:margin-bottom="0cm"/>
      <style:text-properties fo:font-size="20pt" style:font-size-asian="20pt" style:font-size-complex="20pt"/>
    </style:style>
    <style:style style:name="Master2-Layout4-twoObj-兩項物件-outline7" style:family="presentation" style:parent-style-name="Master2-Layout4-twoObj-兩項物件-outline6">
      <style:paragraph-properties fo:margin-top="0.1cm" fo:margin-bottom="0cm"/>
      <style:text-properties fo:font-size="20pt" style:font-size-asian="20pt" style:font-size-complex="20pt"/>
    </style:style>
    <style:style style:name="Master2-Layout4-twoObj-兩項物件-outline8" style:family="presentation" style:parent-style-name="Master2-Layout4-twoObj-兩項物件-outline7">
      <style:paragraph-properties fo:margin-top="0.1cm" fo:margin-bottom="0cm"/>
      <style:text-properties fo:font-size="20pt" style:font-size-asian="20pt" style:font-size-complex="20pt"/>
    </style:style>
    <style:style style:name="Master2-Layout4-twoObj-兩項物件-outline9" style:family="presentation" style:parent-style-name="Master2-Layout4-twoObj-兩項物件-outline8">
      <style:paragraph-properties fo:margin-top="0.1cm" fo:margin-bottom="0cm"/>
      <style:text-properties fo:font-size="20pt" style:font-size-asian="20pt" style:font-size-complex="20pt"/>
    </style:style>
    <style:style style:name="Master2-Layout4-twoObj-兩項物件-subtitle" style:family="presentation">
      <style:graphic-properties draw:stroke="none" draw:fill="none" draw:textarea-vertical-align="middle">
        <text:list-style style:name="Master2-Layout4-twoObj-兩項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兩項物件-title" style:family="presentation">
      <style:graphic-properties draw:stroke="none" draw:fill="none" draw:textarea-vertical-align="middle">
        <text:list-style style:name="Master2-Layout4-twoObj-兩項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比對-background" style:family="presentation">
      <style:graphic-properties draw:stroke="none" draw:fill="solid" draw:fill-color="#ffffff"/>
      <style:text-properties style:letter-kerning="true"/>
    </style:style>
    <style:style style:name="Master2-Layout5-twoTxTwoObj-比對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比對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比對-outline1" style:family="presentation">
      <style:graphic-properties draw:stroke="none" draw:fill="none" draw:auto-grow-height="false" draw:fit-to-size="shrink-to-fit">
        <text:list-style style:name="Master2-Layout5-twoTxTwoObj-比對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比對-outline2" style:family="presentation" style:parent-style-name="Master2-Layout5-twoTxTwoObj-比對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比對-outline3" style:family="presentation" style:parent-style-name="Master2-Layout5-twoTxTwoObj-比對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比對-outline4" style:family="presentation" style:parent-style-name="Master2-Layout5-twoTxTwoObj-比對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比對-outline5" style:family="presentation" style:parent-style-name="Master2-Layout5-twoTxTwoObj-比對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比對-outline6" style:family="presentation" style:parent-style-name="Master2-Layout5-twoTxTwoObj-比對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比對-outline7" style:family="presentation" style:parent-style-name="Master2-Layout5-twoTxTwoObj-比對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比對-outline8" style:family="presentation" style:parent-style-name="Master2-Layout5-twoTxTwoObj-比對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比對-outline9" style:family="presentation" style:parent-style-name="Master2-Layout5-twoTxTwoObj-比對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比對-subtitle" style:family="presentation">
      <style:graphic-properties draw:stroke="none" draw:fill="none" draw:textarea-vertical-align="middle">
        <text:list-style style:name="Master2-Layout5-twoTxTwoObj-比對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比對-title" style:family="presentation">
      <style:graphic-properties draw:stroke="none" draw:fill="none" draw:textarea-vertical-align="middle">
        <text:list-style style:name="Master2-Layout5-twoTxTwoObj-比對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只有標題-background" style:family="presentation">
      <style:graphic-properties draw:stroke="none" draw:fill="solid" draw:fill-color="#ffffff"/>
      <style:text-properties style:letter-kerning="true"/>
    </style:style>
    <style:style style:name="Master2-Layout6-titleOnly-只有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只有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只有標題-outline1" style:family="presentation">
      <style:graphic-properties draw:stroke="none" draw:fill="none" draw:auto-grow-height="false" draw:fit-to-size="shrink-to-fit">
        <text:list-style style:name="Master2-Layout6-titleOnly-只有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只有標題-outline2" style:family="presentation" style:parent-style-name="Master2-Layout6-titleOnly-只有標題-outline1">
      <style:paragraph-properties fo:margin-top="0.4cm" fo:margin-bottom="0cm"/>
      <style:text-properties fo:font-size="28pt" style:font-size-asian="28pt" style:font-size-complex="28pt"/>
    </style:style>
    <style:style style:name="Master2-Layout6-titleOnly-只有標題-outline3" style:family="presentation" style:parent-style-name="Master2-Layout6-titleOnly-只有標題-outline2">
      <style:paragraph-properties fo:margin-top="0.3cm" fo:margin-bottom="0cm"/>
      <style:text-properties fo:font-size="24pt" style:font-size-asian="24pt" style:font-size-complex="24pt"/>
    </style:style>
    <style:style style:name="Master2-Layout6-titleOnly-只有標題-outline4" style:family="presentation" style:parent-style-name="Master2-Layout6-titleOnly-只有標題-outline3">
      <style:paragraph-properties fo:margin-top="0.2cm" fo:margin-bottom="0cm"/>
      <style:text-properties fo:font-size="20pt" style:font-size-asian="20pt" style:font-size-complex="20pt"/>
    </style:style>
    <style:style style:name="Master2-Layout6-titleOnly-只有標題-outline5" style:family="presentation" style:parent-style-name="Master2-Layout6-titleOnly-只有標題-outline4">
      <style:paragraph-properties fo:margin-top="0.1cm" fo:margin-bottom="0cm"/>
      <style:text-properties fo:font-size="20pt" style:font-size-asian="20pt" style:font-size-complex="20pt"/>
    </style:style>
    <style:style style:name="Master2-Layout6-titleOnly-只有標題-outline6" style:family="presentation" style:parent-style-name="Master2-Layout6-titleOnly-只有標題-outline5">
      <style:paragraph-properties fo:margin-top="0.1cm" fo:margin-bottom="0cm"/>
      <style:text-properties fo:font-size="20pt" style:font-size-asian="20pt" style:font-size-complex="20pt"/>
    </style:style>
    <style:style style:name="Master2-Layout6-titleOnly-只有標題-outline7" style:family="presentation" style:parent-style-name="Master2-Layout6-titleOnly-只有標題-outline6">
      <style:paragraph-properties fo:margin-top="0.1cm" fo:margin-bottom="0cm"/>
      <style:text-properties fo:font-size="20pt" style:font-size-asian="20pt" style:font-size-complex="20pt"/>
    </style:style>
    <style:style style:name="Master2-Layout6-titleOnly-只有標題-outline8" style:family="presentation" style:parent-style-name="Master2-Layout6-titleOnly-只有標題-outline7">
      <style:paragraph-properties fo:margin-top="0.1cm" fo:margin-bottom="0cm"/>
      <style:text-properties fo:font-size="20pt" style:font-size-asian="20pt" style:font-size-complex="20pt"/>
    </style:style>
    <style:style style:name="Master2-Layout6-titleOnly-只有標題-outline9" style:family="presentation" style:parent-style-name="Master2-Layout6-titleOnly-只有標題-outline8">
      <style:paragraph-properties fo:margin-top="0.1cm" fo:margin-bottom="0cm"/>
      <style:text-properties fo:font-size="20pt" style:font-size-asian="20pt" style:font-size-complex="20pt"/>
    </style:style>
    <style:style style:name="Master2-Layout6-titleOnly-只有標題-subtitle" style:family="presentation">
      <style:graphic-properties draw:stroke="none" draw:fill="none" draw:textarea-vertical-align="middle">
        <text:list-style style:name="Master2-Layout6-titleOnly-只有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只有標題-title" style:family="presentation">
      <style:graphic-properties draw:stroke="none" draw:fill="none" draw:textarea-vertical-align="middle">
        <text:list-style style:name="Master2-Layout6-titleOnly-只有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空白-background" style:family="presentation">
      <style:graphic-properties draw:stroke="none" draw:fill="solid" draw:fill-color="#ffffff"/>
      <style:text-properties style:letter-kerning="true"/>
    </style:style>
    <style:style style:name="Master2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空白-outline1" style:family="presentation">
      <style:graphic-properties draw:stroke="none" draw:fill="none" draw:auto-grow-height="false" draw:fit-to-size="shrink-to-fit">
        <text:list-style style:name="Master2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空白-outline2" style:family="presentation" style:parent-style-name="Master2-Layout7-blank-空白-outline1">
      <style:paragraph-properties fo:margin-top="0.4cm" fo:margin-bottom="0cm"/>
      <style:text-properties fo:font-size="28pt" style:font-size-asian="28pt" style:font-size-complex="28pt"/>
    </style:style>
    <style:style style:name="Master2-Layout7-blank-空白-outline3" style:family="presentation" style:parent-style-name="Master2-Layout7-blank-空白-outline2">
      <style:paragraph-properties fo:margin-top="0.3cm" fo:margin-bottom="0cm"/>
      <style:text-properties fo:font-size="24pt" style:font-size-asian="24pt" style:font-size-complex="24pt"/>
    </style:style>
    <style:style style:name="Master2-Layout7-blank-空白-outline4" style:family="presentation" style:parent-style-name="Master2-Layout7-blank-空白-outline3">
      <style:paragraph-properties fo:margin-top="0.2cm" fo:margin-bottom="0cm"/>
      <style:text-properties fo:font-size="20pt" style:font-size-asian="20pt" style:font-size-complex="20pt"/>
    </style:style>
    <style:style style:name="Master2-Layout7-blank-空白-outline5" style:family="presentation" style:parent-style-name="Master2-Layout7-blank-空白-outline4">
      <style:paragraph-properties fo:margin-top="0.1cm" fo:margin-bottom="0cm"/>
      <style:text-properties fo:font-size="20pt" style:font-size-asian="20pt" style:font-size-complex="20pt"/>
    </style:style>
    <style:style style:name="Master2-Layout7-blank-空白-outline6" style:family="presentation" style:parent-style-name="Master2-Layout7-blank-空白-outline5">
      <style:paragraph-properties fo:margin-top="0.1cm" fo:margin-bottom="0cm"/>
      <style:text-properties fo:font-size="20pt" style:font-size-asian="20pt" style:font-size-complex="20pt"/>
    </style:style>
    <style:style style:name="Master2-Layout7-blank-空白-outline7" style:family="presentation" style:parent-style-name="Master2-Layout7-blank-空白-outline6">
      <style:paragraph-properties fo:margin-top="0.1cm" fo:margin-bottom="0cm"/>
      <style:text-properties fo:font-size="20pt" style:font-size-asian="20pt" style:font-size-complex="20pt"/>
    </style:style>
    <style:style style:name="Master2-Layout7-blank-空白-outline8" style:family="presentation" style:parent-style-name="Master2-Layout7-blank-空白-outline7">
      <style:paragraph-properties fo:margin-top="0.1cm" fo:margin-bottom="0cm"/>
      <style:text-properties fo:font-size="20pt" style:font-size-asian="20pt" style:font-size-complex="20pt"/>
    </style:style>
    <style:style style:name="Master2-Layout7-blank-空白-outline9" style:family="presentation" style:parent-style-name="Master2-Layout7-blank-空白-outline8">
      <style:paragraph-properties fo:margin-top="0.1cm" fo:margin-bottom="0cm"/>
      <style:text-properties fo:font-size="20pt" style:font-size-asian="20pt" style:font-size-complex="20pt"/>
    </style:style>
    <style:style style:name="Master2-Layout7-blank-空白-subtitle" style:family="presentation">
      <style:graphic-properties draw:stroke="none" draw:fill="none" draw:textarea-vertical-align="middle">
        <text:list-style style:name="Master2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空白-title" style:family="presentation">
      <style:graphic-properties draw:stroke="none" draw:fill="none" draw:textarea-vertical-align="middle">
        <text:list-style style:name="Master2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含標題的內容-background" style:family="presentation">
      <style:graphic-properties draw:stroke="none" draw:fill="solid" draw:fill-color="#ffffff"/>
      <style:text-properties style:letter-kerning="true"/>
    </style:style>
    <style:style style:name="Master2-Layout8-objTx-含標題的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含標題的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含標題的內容-outline1" style:family="presentation">
      <style:graphic-properties draw:stroke="none" draw:fill="none" draw:auto-grow-height="false" draw:fit-to-size="shrink-to-fit">
        <text:list-style style:name="Master2-Layout8-objTx-含標題的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含標題的內容-outline2" style:family="presentation" style:parent-style-name="Master2-Layout8-objTx-含標題的內容-outline1">
      <style:paragraph-properties fo:margin-top="0.4cm" fo:margin-bottom="0cm"/>
      <style:text-properties fo:font-size="28pt" style:font-size-asian="28pt" style:font-size-complex="28pt"/>
    </style:style>
    <style:style style:name="Master2-Layout8-objTx-含標題的內容-outline3" style:family="presentation" style:parent-style-name="Master2-Layout8-objTx-含標題的內容-outline2">
      <style:paragraph-properties fo:margin-top="0.3cm" fo:margin-bottom="0cm"/>
      <style:text-properties fo:font-size="24pt" style:font-size-asian="24pt" style:font-size-complex="24pt"/>
    </style:style>
    <style:style style:name="Master2-Layout8-objTx-含標題的內容-outline4" style:family="presentation" style:parent-style-name="Master2-Layout8-objTx-含標題的內容-outline3">
      <style:paragraph-properties fo:margin-top="0.2cm" fo:margin-bottom="0cm"/>
      <style:text-properties fo:font-size="20pt" style:font-size-asian="20pt" style:font-size-complex="20pt"/>
    </style:style>
    <style:style style:name="Master2-Layout8-objTx-含標題的內容-outline5" style:family="presentation" style:parent-style-name="Master2-Layout8-objTx-含標題的內容-outline4">
      <style:paragraph-properties fo:margin-top="0.1cm" fo:margin-bottom="0cm"/>
      <style:text-properties fo:font-size="20pt" style:font-size-asian="20pt" style:font-size-complex="20pt"/>
    </style:style>
    <style:style style:name="Master2-Layout8-objTx-含標題的內容-outline6" style:family="presentation" style:parent-style-name="Master2-Layout8-objTx-含標題的內容-outline5">
      <style:paragraph-properties fo:margin-top="0.1cm" fo:margin-bottom="0cm"/>
      <style:text-properties fo:font-size="20pt" style:font-size-asian="20pt" style:font-size-complex="20pt"/>
    </style:style>
    <style:style style:name="Master2-Layout8-objTx-含標題的內容-outline7" style:family="presentation" style:parent-style-name="Master2-Layout8-objTx-含標題的內容-outline6">
      <style:paragraph-properties fo:margin-top="0.1cm" fo:margin-bottom="0cm"/>
      <style:text-properties fo:font-size="20pt" style:font-size-asian="20pt" style:font-size-complex="20pt"/>
    </style:style>
    <style:style style:name="Master2-Layout8-objTx-含標題的內容-outline8" style:family="presentation" style:parent-style-name="Master2-Layout8-objTx-含標題的內容-outline7">
      <style:paragraph-properties fo:margin-top="0.1cm" fo:margin-bottom="0cm"/>
      <style:text-properties fo:font-size="20pt" style:font-size-asian="20pt" style:font-size-complex="20pt"/>
    </style:style>
    <style:style style:name="Master2-Layout8-objTx-含標題的內容-outline9" style:family="presentation" style:parent-style-name="Master2-Layout8-objTx-含標題的內容-outline8">
      <style:paragraph-properties fo:margin-top="0.1cm" fo:margin-bottom="0cm"/>
      <style:text-properties fo:font-size="20pt" style:font-size-asian="20pt" style:font-size-complex="20pt"/>
    </style:style>
    <style:style style:name="Master2-Layout8-objTx-含標題的內容-subtitle" style:family="presentation">
      <style:graphic-properties draw:stroke="none" draw:fill="none" draw:textarea-vertical-align="middle">
        <text:list-style style:name="Master2-Layout8-objTx-含標題的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含標題的內容-title" style:family="presentation">
      <style:graphic-properties draw:stroke="none" draw:fill="none" draw:textarea-vertical-align="middle">
        <text:list-style style:name="Master2-Layout8-objTx-含標題的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含標題的圖片-background" style:family="presentation">
      <style:graphic-properties draw:stroke="none" draw:fill="solid" draw:fill-color="#ffffff"/>
      <style:text-properties style:letter-kerning="true"/>
    </style:style>
    <style:style style:name="Master2-Layout9-picTx-含標題的圖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含標題的圖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含標題的圖片-outline1" style:family="presentation">
      <style:graphic-properties draw:stroke="none" draw:fill="none" draw:auto-grow-height="false" draw:fit-to-size="shrink-to-fit">
        <text:list-style style:name="Master2-Layout9-picTx-含標題的圖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含標題的圖片-outline2" style:family="presentation" style:parent-style-name="Master2-Layout9-picTx-含標題的圖片-outline1">
      <style:paragraph-properties fo:margin-top="0.4cm" fo:margin-bottom="0cm"/>
      <style:text-properties fo:font-size="28pt" style:font-size-asian="28pt" style:font-size-complex="28pt"/>
    </style:style>
    <style:style style:name="Master2-Layout9-picTx-含標題的圖片-outline3" style:family="presentation" style:parent-style-name="Master2-Layout9-picTx-含標題的圖片-outline2">
      <style:paragraph-properties fo:margin-top="0.3cm" fo:margin-bottom="0cm"/>
      <style:text-properties fo:font-size="24pt" style:font-size-asian="24pt" style:font-size-complex="24pt"/>
    </style:style>
    <style:style style:name="Master2-Layout9-picTx-含標題的圖片-outline4" style:family="presentation" style:parent-style-name="Master2-Layout9-picTx-含標題的圖片-outline3">
      <style:paragraph-properties fo:margin-top="0.2cm" fo:margin-bottom="0cm"/>
      <style:text-properties fo:font-size="20pt" style:font-size-asian="20pt" style:font-size-complex="20pt"/>
    </style:style>
    <style:style style:name="Master2-Layout9-picTx-含標題的圖片-outline5" style:family="presentation" style:parent-style-name="Master2-Layout9-picTx-含標題的圖片-outline4">
      <style:paragraph-properties fo:margin-top="0.1cm" fo:margin-bottom="0cm"/>
      <style:text-properties fo:font-size="20pt" style:font-size-asian="20pt" style:font-size-complex="20pt"/>
    </style:style>
    <style:style style:name="Master2-Layout9-picTx-含標題的圖片-outline6" style:family="presentation" style:parent-style-name="Master2-Layout9-picTx-含標題的圖片-outline5">
      <style:paragraph-properties fo:margin-top="0.1cm" fo:margin-bottom="0cm"/>
      <style:text-properties fo:font-size="20pt" style:font-size-asian="20pt" style:font-size-complex="20pt"/>
    </style:style>
    <style:style style:name="Master2-Layout9-picTx-含標題的圖片-outline7" style:family="presentation" style:parent-style-name="Master2-Layout9-picTx-含標題的圖片-outline6">
      <style:paragraph-properties fo:margin-top="0.1cm" fo:margin-bottom="0cm"/>
      <style:text-properties fo:font-size="20pt" style:font-size-asian="20pt" style:font-size-complex="20pt"/>
    </style:style>
    <style:style style:name="Master2-Layout9-picTx-含標題的圖片-outline8" style:family="presentation" style:parent-style-name="Master2-Layout9-picTx-含標題的圖片-outline7">
      <style:paragraph-properties fo:margin-top="0.1cm" fo:margin-bottom="0cm"/>
      <style:text-properties fo:font-size="20pt" style:font-size-asian="20pt" style:font-size-complex="20pt"/>
    </style:style>
    <style:style style:name="Master2-Layout9-picTx-含標題的圖片-outline9" style:family="presentation" style:parent-style-name="Master2-Layout9-picTx-含標題的圖片-outline8">
      <style:paragraph-properties fo:margin-top="0.1cm" fo:margin-bottom="0cm"/>
      <style:text-properties fo:font-size="20pt" style:font-size-asian="20pt" style:font-size-complex="20pt"/>
    </style:style>
    <style:style style:name="Master2-Layout9-picTx-含標題的圖片-subtitle" style:family="presentation">
      <style:graphic-properties draw:stroke="none" draw:fill="none" draw:textarea-vertical-align="middle">
        <text:list-style style:name="Master2-Layout9-picTx-含標題的圖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含標題的圖片-title" style:family="presentation">
      <style:graphic-properties draw:stroke="none" draw:fill="none" draw:textarea-vertical-align="middle">
        <text:list-style style:name="Master2-Layout9-picTx-含標題的圖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cust-標題與說明文字-background" style:family="presentation">
      <style:graphic-properties draw:stroke="none" draw:fill="solid" draw:fill-color="#ffffff"/>
      <style:text-properties style:letter-kerning="true"/>
    </style:style>
    <style:style style:name="Master2-Layout10-cust-標題與說明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cust-標題與說明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cust-標題與說明文字-outline1" style:family="presentation">
      <style:graphic-properties draw:stroke="none" draw:fill="none" draw:auto-grow-height="false" draw:fit-to-size="shrink-to-fit">
        <text:list-style style:name="Master2-Layout10-cust-標題與說明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cust-標題與說明文字-outline2" style:family="presentation" style:parent-style-name="Master2-Layout10-cust-標題與說明文字-outline1">
      <style:paragraph-properties fo:margin-top="0.4cm" fo:margin-bottom="0cm"/>
      <style:text-properties fo:font-size="28pt" style:font-size-asian="28pt" style:font-size-complex="28pt"/>
    </style:style>
    <style:style style:name="Master2-Layout10-cust-標題與說明文字-outline3" style:family="presentation" style:parent-style-name="Master2-Layout10-cust-標題與說明文字-outline2">
      <style:paragraph-properties fo:margin-top="0.3cm" fo:margin-bottom="0cm"/>
      <style:text-properties fo:font-size="24pt" style:font-size-asian="24pt" style:font-size-complex="24pt"/>
    </style:style>
    <style:style style:name="Master2-Layout10-cust-標題與說明文字-outline4" style:family="presentation" style:parent-style-name="Master2-Layout10-cust-標題與說明文字-outline3">
      <style:paragraph-properties fo:margin-top="0.2cm" fo:margin-bottom="0cm"/>
      <style:text-properties fo:font-size="20pt" style:font-size-asian="20pt" style:font-size-complex="20pt"/>
    </style:style>
    <style:style style:name="Master2-Layout10-cust-標題與說明文字-outline5" style:family="presentation" style:parent-style-name="Master2-Layout10-cust-標題與說明文字-outline4">
      <style:paragraph-properties fo:margin-top="0.1cm" fo:margin-bottom="0cm"/>
      <style:text-properties fo:font-size="20pt" style:font-size-asian="20pt" style:font-size-complex="20pt"/>
    </style:style>
    <style:style style:name="Master2-Layout10-cust-標題與說明文字-outline6" style:family="presentation" style:parent-style-name="Master2-Layout10-cust-標題與說明文字-outline5">
      <style:paragraph-properties fo:margin-top="0.1cm" fo:margin-bottom="0cm"/>
      <style:text-properties fo:font-size="20pt" style:font-size-asian="20pt" style:font-size-complex="20pt"/>
    </style:style>
    <style:style style:name="Master2-Layout10-cust-標題與說明文字-outline7" style:family="presentation" style:parent-style-name="Master2-Layout10-cust-標題與說明文字-outline6">
      <style:paragraph-properties fo:margin-top="0.1cm" fo:margin-bottom="0cm"/>
      <style:text-properties fo:font-size="20pt" style:font-size-asian="20pt" style:font-size-complex="20pt"/>
    </style:style>
    <style:style style:name="Master2-Layout10-cust-標題與說明文字-outline8" style:family="presentation" style:parent-style-name="Master2-Layout10-cust-標題與說明文字-outline7">
      <style:paragraph-properties fo:margin-top="0.1cm" fo:margin-bottom="0cm"/>
      <style:text-properties fo:font-size="20pt" style:font-size-asian="20pt" style:font-size-complex="20pt"/>
    </style:style>
    <style:style style:name="Master2-Layout10-cust-標題與說明文字-outline9" style:family="presentation" style:parent-style-name="Master2-Layout10-cust-標題與說明文字-outline8">
      <style:paragraph-properties fo:margin-top="0.1cm" fo:margin-bottom="0cm"/>
      <style:text-properties fo:font-size="20pt" style:font-size-asian="20pt" style:font-size-complex="20pt"/>
    </style:style>
    <style:style style:name="Master2-Layout10-cust-標題與說明文字-subtitle" style:family="presentation">
      <style:graphic-properties draw:stroke="none" draw:fill="none" draw:textarea-vertical-align="middle">
        <text:list-style style:name="Master2-Layout10-cust-標題與說明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cust-標題與說明文字-title" style:family="presentation">
      <style:graphic-properties draw:stroke="none" draw:fill="none" draw:textarea-vertical-align="middle">
        <text:list-style style:name="Master2-Layout10-cust-標題與說明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cust-引述-_28_含標題_29_-background" style:display-name="Master2-Layout11-cust-引述-(含標題)-background" style:family="presentation">
      <style:graphic-properties draw:stroke="none" draw:fill="solid" draw:fill-color="#ffffff"/>
      <style:text-properties style:letter-kerning="true"/>
    </style:style>
    <style:style style:name="Master2-Layout11-cust-引述-_28_含標題_29_-backgroundobjects" style:display-name="Master2-Layout11-cust-引述-(含標題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cust-引述-_28_含標題_29_-notes" style:display-name="Master2-Layout11-cust-引述-(含標題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cust-引述-_28_含標題_29_-outline1" style:display-name="Master2-Layout11-cust-引述-(含標題)-outline1" style:family="presentation">
      <style:graphic-properties draw:stroke="none" draw:fill="none" draw:auto-grow-height="false" draw:fit-to-size="shrink-to-fit">
        <text:list-style style:name="Master2-Layout11-cust-引述-_28_含標題_29_-outline1" style:display-name="Master2-Layout11-cust-引述-(含標題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cust-引述-_28_含標題_29_-outline2" style:display-name="Master2-Layout11-cust-引述-(含標題)-outline2" style:family="presentation" style:parent-style-name="Master2-Layout11-cust-引述-_28_含標題_29_-outline1">
      <style:paragraph-properties fo:margin-top="0.4cm" fo:margin-bottom="0cm"/>
      <style:text-properties fo:font-size="28pt" style:font-size-asian="28pt" style:font-size-complex="28pt"/>
    </style:style>
    <style:style style:name="Master2-Layout11-cust-引述-_28_含標題_29_-outline3" style:display-name="Master2-Layout11-cust-引述-(含標題)-outline3" style:family="presentation" style:parent-style-name="Master2-Layout11-cust-引述-_28_含標題_29_-outline2">
      <style:paragraph-properties fo:margin-top="0.3cm" fo:margin-bottom="0cm"/>
      <style:text-properties fo:font-size="24pt" style:font-size-asian="24pt" style:font-size-complex="24pt"/>
    </style:style>
    <style:style style:name="Master2-Layout11-cust-引述-_28_含標題_29_-outline4" style:display-name="Master2-Layout11-cust-引述-(含標題)-outline4" style:family="presentation" style:parent-style-name="Master2-Layout11-cust-引述-_28_含標題_29_-outline3">
      <style:paragraph-properties fo:margin-top="0.2cm" fo:margin-bottom="0cm"/>
      <style:text-properties fo:font-size="20pt" style:font-size-asian="20pt" style:font-size-complex="20pt"/>
    </style:style>
    <style:style style:name="Master2-Layout11-cust-引述-_28_含標題_29_-outline5" style:display-name="Master2-Layout11-cust-引述-(含標題)-outline5" style:family="presentation" style:parent-style-name="Master2-Layout11-cust-引述-_28_含標題_29_-outline4">
      <style:paragraph-properties fo:margin-top="0.1cm" fo:margin-bottom="0cm"/>
      <style:text-properties fo:font-size="20pt" style:font-size-asian="20pt" style:font-size-complex="20pt"/>
    </style:style>
    <style:style style:name="Master2-Layout11-cust-引述-_28_含標題_29_-outline6" style:display-name="Master2-Layout11-cust-引述-(含標題)-outline6" style:family="presentation" style:parent-style-name="Master2-Layout11-cust-引述-_28_含標題_29_-outline5">
      <style:paragraph-properties fo:margin-top="0.1cm" fo:margin-bottom="0cm"/>
      <style:text-properties fo:font-size="20pt" style:font-size-asian="20pt" style:font-size-complex="20pt"/>
    </style:style>
    <style:style style:name="Master2-Layout11-cust-引述-_28_含標題_29_-outline7" style:display-name="Master2-Layout11-cust-引述-(含標題)-outline7" style:family="presentation" style:parent-style-name="Master2-Layout11-cust-引述-_28_含標題_29_-outline6">
      <style:paragraph-properties fo:margin-top="0.1cm" fo:margin-bottom="0cm"/>
      <style:text-properties fo:font-size="20pt" style:font-size-asian="20pt" style:font-size-complex="20pt"/>
    </style:style>
    <style:style style:name="Master2-Layout11-cust-引述-_28_含標題_29_-outline8" style:display-name="Master2-Layout11-cust-引述-(含標題)-outline8" style:family="presentation" style:parent-style-name="Master2-Layout11-cust-引述-_28_含標題_29_-outline7">
      <style:paragraph-properties fo:margin-top="0.1cm" fo:margin-bottom="0cm"/>
      <style:text-properties fo:font-size="20pt" style:font-size-asian="20pt" style:font-size-complex="20pt"/>
    </style:style>
    <style:style style:name="Master2-Layout11-cust-引述-_28_含標題_29_-outline9" style:display-name="Master2-Layout11-cust-引述-(含標題)-outline9" style:family="presentation" style:parent-style-name="Master2-Layout11-cust-引述-_28_含標題_29_-outline8">
      <style:paragraph-properties fo:margin-top="0.1cm" fo:margin-bottom="0cm"/>
      <style:text-properties fo:font-size="20pt" style:font-size-asian="20pt" style:font-size-complex="20pt"/>
    </style:style>
    <style:style style:name="Master2-Layout11-cust-引述-_28_含標題_29_-subtitle" style:display-name="Master2-Layout11-cust-引述-(含標題)-subtitle" style:family="presentation">
      <style:graphic-properties draw:stroke="none" draw:fill="none" draw:textarea-vertical-align="middle">
        <text:list-style style:name="Master2-Layout11-cust-引述-_28_含標題_29_-subtitle" style:display-name="Master2-Layout11-cust-引述-(含標題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cust-引述-_28_含標題_29_-title" style:display-name="Master2-Layout11-cust-引述-(含標題)-title" style:family="presentation">
      <style:graphic-properties draw:stroke="none" draw:fill="none" draw:textarea-vertical-align="middle">
        <text:list-style style:name="Master2-Layout11-cust-引述-_28_含標題_29_-title" style:display-name="Master2-Layout11-cust-引述-(含標題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名片-background" style:family="presentation">
      <style:graphic-properties draw:stroke="none" draw:fill="solid" draw:fill-color="#ffffff"/>
      <style:text-properties style:letter-kerning="true"/>
    </style:style>
    <style:style style:name="Master2-Layout12-cust-名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名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cust-名片-outline1" style:family="presentation">
      <style:graphic-properties draw:stroke="none" draw:fill="none" draw:auto-grow-height="false" draw:fit-to-size="shrink-to-fit">
        <text:list-style style:name="Master2-Layout12-cust-名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名片-outline2" style:family="presentation" style:parent-style-name="Master2-Layout12-cust-名片-outline1">
      <style:paragraph-properties fo:margin-top="0.4cm" fo:margin-bottom="0cm"/>
      <style:text-properties fo:font-size="28pt" style:font-size-asian="28pt" style:font-size-complex="28pt"/>
    </style:style>
    <style:style style:name="Master2-Layout12-cust-名片-outline3" style:family="presentation" style:parent-style-name="Master2-Layout12-cust-名片-outline2">
      <style:paragraph-properties fo:margin-top="0.3cm" fo:margin-bottom="0cm"/>
      <style:text-properties fo:font-size="24pt" style:font-size-asian="24pt" style:font-size-complex="24pt"/>
    </style:style>
    <style:style style:name="Master2-Layout12-cust-名片-outline4" style:family="presentation" style:parent-style-name="Master2-Layout12-cust-名片-outline3">
      <style:paragraph-properties fo:margin-top="0.2cm" fo:margin-bottom="0cm"/>
      <style:text-properties fo:font-size="20pt" style:font-size-asian="20pt" style:font-size-complex="20pt"/>
    </style:style>
    <style:style style:name="Master2-Layout12-cust-名片-outline5" style:family="presentation" style:parent-style-name="Master2-Layout12-cust-名片-outline4">
      <style:paragraph-properties fo:margin-top="0.1cm" fo:margin-bottom="0cm"/>
      <style:text-properties fo:font-size="20pt" style:font-size-asian="20pt" style:font-size-complex="20pt"/>
    </style:style>
    <style:style style:name="Master2-Layout12-cust-名片-outline6" style:family="presentation" style:parent-style-name="Master2-Layout12-cust-名片-outline5">
      <style:paragraph-properties fo:margin-top="0.1cm" fo:margin-bottom="0cm"/>
      <style:text-properties fo:font-size="20pt" style:font-size-asian="20pt" style:font-size-complex="20pt"/>
    </style:style>
    <style:style style:name="Master2-Layout12-cust-名片-outline7" style:family="presentation" style:parent-style-name="Master2-Layout12-cust-名片-outline6">
      <style:paragraph-properties fo:margin-top="0.1cm" fo:margin-bottom="0cm"/>
      <style:text-properties fo:font-size="20pt" style:font-size-asian="20pt" style:font-size-complex="20pt"/>
    </style:style>
    <style:style style:name="Master2-Layout12-cust-名片-outline8" style:family="presentation" style:parent-style-name="Master2-Layout12-cust-名片-outline7">
      <style:paragraph-properties fo:margin-top="0.1cm" fo:margin-bottom="0cm"/>
      <style:text-properties fo:font-size="20pt" style:font-size-asian="20pt" style:font-size-complex="20pt"/>
    </style:style>
    <style:style style:name="Master2-Layout12-cust-名片-outline9" style:family="presentation" style:parent-style-name="Master2-Layout12-cust-名片-outline8">
      <style:paragraph-properties fo:margin-top="0.1cm" fo:margin-bottom="0cm"/>
      <style:text-properties fo:font-size="20pt" style:font-size-asian="20pt" style:font-size-complex="20pt"/>
    </style:style>
    <style:style style:name="Master2-Layout12-cust-名片-subtitle" style:family="presentation">
      <style:graphic-properties draw:stroke="none" draw:fill="none" draw:textarea-vertical-align="middle">
        <text:list-style style:name="Master2-Layout12-cust-名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名片-title" style:family="presentation">
      <style:graphic-properties draw:stroke="none" draw:fill="none" draw:textarea-vertical-align="middle">
        <text:list-style style:name="Master2-Layout12-cust-名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3-cust-引述名片-background" style:family="presentation">
      <style:graphic-properties draw:stroke="none" draw:fill="solid" draw:fill-color="#ffffff"/>
      <style:text-properties style:letter-kerning="true"/>
    </style:style>
    <style:style style:name="Master2-Layout13-cust-引述名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3-cust-引述名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3-cust-引述名片-outline1" style:family="presentation">
      <style:graphic-properties draw:stroke="none" draw:fill="none" draw:auto-grow-height="false" draw:fit-to-size="shrink-to-fit">
        <text:list-style style:name="Master2-Layout13-cust-引述名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3-cust-引述名片-outline2" style:family="presentation" style:parent-style-name="Master2-Layout13-cust-引述名片-outline1">
      <style:paragraph-properties fo:margin-top="0.4cm" fo:margin-bottom="0cm"/>
      <style:text-properties fo:font-size="28pt" style:font-size-asian="28pt" style:font-size-complex="28pt"/>
    </style:style>
    <style:style style:name="Master2-Layout13-cust-引述名片-outline3" style:family="presentation" style:parent-style-name="Master2-Layout13-cust-引述名片-outline2">
      <style:paragraph-properties fo:margin-top="0.3cm" fo:margin-bottom="0cm"/>
      <style:text-properties fo:font-size="24pt" style:font-size-asian="24pt" style:font-size-complex="24pt"/>
    </style:style>
    <style:style style:name="Master2-Layout13-cust-引述名片-outline4" style:family="presentation" style:parent-style-name="Master2-Layout13-cust-引述名片-outline3">
      <style:paragraph-properties fo:margin-top="0.2cm" fo:margin-bottom="0cm"/>
      <style:text-properties fo:font-size="20pt" style:font-size-asian="20pt" style:font-size-complex="20pt"/>
    </style:style>
    <style:style style:name="Master2-Layout13-cust-引述名片-outline5" style:family="presentation" style:parent-style-name="Master2-Layout13-cust-引述名片-outline4">
      <style:paragraph-properties fo:margin-top="0.1cm" fo:margin-bottom="0cm"/>
      <style:text-properties fo:font-size="20pt" style:font-size-asian="20pt" style:font-size-complex="20pt"/>
    </style:style>
    <style:style style:name="Master2-Layout13-cust-引述名片-outline6" style:family="presentation" style:parent-style-name="Master2-Layout13-cust-引述名片-outline5">
      <style:paragraph-properties fo:margin-top="0.1cm" fo:margin-bottom="0cm"/>
      <style:text-properties fo:font-size="20pt" style:font-size-asian="20pt" style:font-size-complex="20pt"/>
    </style:style>
    <style:style style:name="Master2-Layout13-cust-引述名片-outline7" style:family="presentation" style:parent-style-name="Master2-Layout13-cust-引述名片-outline6">
      <style:paragraph-properties fo:margin-top="0.1cm" fo:margin-bottom="0cm"/>
      <style:text-properties fo:font-size="20pt" style:font-size-asian="20pt" style:font-size-complex="20pt"/>
    </style:style>
    <style:style style:name="Master2-Layout13-cust-引述名片-outline8" style:family="presentation" style:parent-style-name="Master2-Layout13-cust-引述名片-outline7">
      <style:paragraph-properties fo:margin-top="0.1cm" fo:margin-bottom="0cm"/>
      <style:text-properties fo:font-size="20pt" style:font-size-asian="20pt" style:font-size-complex="20pt"/>
    </style:style>
    <style:style style:name="Master2-Layout13-cust-引述名片-outline9" style:family="presentation" style:parent-style-name="Master2-Layout13-cust-引述名片-outline8">
      <style:paragraph-properties fo:margin-top="0.1cm" fo:margin-bottom="0cm"/>
      <style:text-properties fo:font-size="20pt" style:font-size-asian="20pt" style:font-size-complex="20pt"/>
    </style:style>
    <style:style style:name="Master2-Layout13-cust-引述名片-subtitle" style:family="presentation">
      <style:graphic-properties draw:stroke="none" draw:fill="none" draw:textarea-vertical-align="middle">
        <text:list-style style:name="Master2-Layout13-cust-引述名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3-cust-引述名片-title" style:family="presentation">
      <style:graphic-properties draw:stroke="none" draw:fill="none" draw:textarea-vertical-align="middle">
        <text:list-style style:name="Master2-Layout13-cust-引述名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4-cust-是非題-background" style:family="presentation">
      <style:graphic-properties draw:stroke="none" draw:fill="solid" draw:fill-color="#ffffff"/>
      <style:text-properties style:letter-kerning="true"/>
    </style:style>
    <style:style style:name="Master2-Layout14-cust-是非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4-cust-是非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4-cust-是非題-outline1" style:family="presentation">
      <style:graphic-properties draw:stroke="none" draw:fill="none" draw:auto-grow-height="false" draw:fit-to-size="shrink-to-fit">
        <text:list-style style:name="Master2-Layout14-cust-是非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4-cust-是非題-outline2" style:family="presentation" style:parent-style-name="Master2-Layout14-cust-是非題-outline1">
      <style:paragraph-properties fo:margin-top="0.4cm" fo:margin-bottom="0cm"/>
      <style:text-properties fo:font-size="28pt" style:font-size-asian="28pt" style:font-size-complex="28pt"/>
    </style:style>
    <style:style style:name="Master2-Layout14-cust-是非題-outline3" style:family="presentation" style:parent-style-name="Master2-Layout14-cust-是非題-outline2">
      <style:paragraph-properties fo:margin-top="0.3cm" fo:margin-bottom="0cm"/>
      <style:text-properties fo:font-size="24pt" style:font-size-asian="24pt" style:font-size-complex="24pt"/>
    </style:style>
    <style:style style:name="Master2-Layout14-cust-是非題-outline4" style:family="presentation" style:parent-style-name="Master2-Layout14-cust-是非題-outline3">
      <style:paragraph-properties fo:margin-top="0.2cm" fo:margin-bottom="0cm"/>
      <style:text-properties fo:font-size="20pt" style:font-size-asian="20pt" style:font-size-complex="20pt"/>
    </style:style>
    <style:style style:name="Master2-Layout14-cust-是非題-outline5" style:family="presentation" style:parent-style-name="Master2-Layout14-cust-是非題-outline4">
      <style:paragraph-properties fo:margin-top="0.1cm" fo:margin-bottom="0cm"/>
      <style:text-properties fo:font-size="20pt" style:font-size-asian="20pt" style:font-size-complex="20pt"/>
    </style:style>
    <style:style style:name="Master2-Layout14-cust-是非題-outline6" style:family="presentation" style:parent-style-name="Master2-Layout14-cust-是非題-outline5">
      <style:paragraph-properties fo:margin-top="0.1cm" fo:margin-bottom="0cm"/>
      <style:text-properties fo:font-size="20pt" style:font-size-asian="20pt" style:font-size-complex="20pt"/>
    </style:style>
    <style:style style:name="Master2-Layout14-cust-是非題-outline7" style:family="presentation" style:parent-style-name="Master2-Layout14-cust-是非題-outline6">
      <style:paragraph-properties fo:margin-top="0.1cm" fo:margin-bottom="0cm"/>
      <style:text-properties fo:font-size="20pt" style:font-size-asian="20pt" style:font-size-complex="20pt"/>
    </style:style>
    <style:style style:name="Master2-Layout14-cust-是非題-outline8" style:family="presentation" style:parent-style-name="Master2-Layout14-cust-是非題-outline7">
      <style:paragraph-properties fo:margin-top="0.1cm" fo:margin-bottom="0cm"/>
      <style:text-properties fo:font-size="20pt" style:font-size-asian="20pt" style:font-size-complex="20pt"/>
    </style:style>
    <style:style style:name="Master2-Layout14-cust-是非題-outline9" style:family="presentation" style:parent-style-name="Master2-Layout14-cust-是非題-outline8">
      <style:paragraph-properties fo:margin-top="0.1cm" fo:margin-bottom="0cm"/>
      <style:text-properties fo:font-size="20pt" style:font-size-asian="20pt" style:font-size-complex="20pt"/>
    </style:style>
    <style:style style:name="Master2-Layout14-cust-是非題-subtitle" style:family="presentation">
      <style:graphic-properties draw:stroke="none" draw:fill="none" draw:textarea-vertical-align="middle">
        <text:list-style style:name="Master2-Layout14-cust-是非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4-cust-是非題-title" style:family="presentation">
      <style:graphic-properties draw:stroke="none" draw:fill="none" draw:textarea-vertical-align="middle">
        <text:list-style style:name="Master2-Layout14-cust-是非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5-vertTx-標題及直排文字-background" style:family="presentation">
      <style:graphic-properties draw:stroke="none" draw:fill="solid" draw:fill-color="#ffffff"/>
      <style:text-properties style:letter-kerning="true"/>
    </style:style>
    <style:style style:name="Master2-Layout15-vertTx-標題及直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5-vertTx-標題及直排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5-vertTx-標題及直排文字-outline1" style:family="presentation">
      <style:graphic-properties draw:stroke="none" draw:fill="none" draw:auto-grow-height="false" draw:fit-to-size="shrink-to-fit">
        <text:list-style style:name="Master2-Layout15-vertTx-標題及直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5-vertTx-標題及直排文字-outline2" style:family="presentation" style:parent-style-name="Master2-Layout15-vertTx-標題及直排文字-outline1">
      <style:paragraph-properties fo:margin-top="0.4cm" fo:margin-bottom="0cm"/>
      <style:text-properties fo:font-size="28pt" style:font-size-asian="28pt" style:font-size-complex="28pt"/>
    </style:style>
    <style:style style:name="Master2-Layout15-vertTx-標題及直排文字-outline3" style:family="presentation" style:parent-style-name="Master2-Layout15-vertTx-標題及直排文字-outline2">
      <style:paragraph-properties fo:margin-top="0.3cm" fo:margin-bottom="0cm"/>
      <style:text-properties fo:font-size="24pt" style:font-size-asian="24pt" style:font-size-complex="24pt"/>
    </style:style>
    <style:style style:name="Master2-Layout15-vertTx-標題及直排文字-outline4" style:family="presentation" style:parent-style-name="Master2-Layout15-vertTx-標題及直排文字-outline3">
      <style:paragraph-properties fo:margin-top="0.2cm" fo:margin-bottom="0cm"/>
      <style:text-properties fo:font-size="20pt" style:font-size-asian="20pt" style:font-size-complex="20pt"/>
    </style:style>
    <style:style style:name="Master2-Layout15-vertTx-標題及直排文字-outline5" style:family="presentation" style:parent-style-name="Master2-Layout15-vertTx-標題及直排文字-outline4">
      <style:paragraph-properties fo:margin-top="0.1cm" fo:margin-bottom="0cm"/>
      <style:text-properties fo:font-size="20pt" style:font-size-asian="20pt" style:font-size-complex="20pt"/>
    </style:style>
    <style:style style:name="Master2-Layout15-vertTx-標題及直排文字-outline6" style:family="presentation" style:parent-style-name="Master2-Layout15-vertTx-標題及直排文字-outline5">
      <style:paragraph-properties fo:margin-top="0.1cm" fo:margin-bottom="0cm"/>
      <style:text-properties fo:font-size="20pt" style:font-size-asian="20pt" style:font-size-complex="20pt"/>
    </style:style>
    <style:style style:name="Master2-Layout15-vertTx-標題及直排文字-outline7" style:family="presentation" style:parent-style-name="Master2-Layout15-vertTx-標題及直排文字-outline6">
      <style:paragraph-properties fo:margin-top="0.1cm" fo:margin-bottom="0cm"/>
      <style:text-properties fo:font-size="20pt" style:font-size-asian="20pt" style:font-size-complex="20pt"/>
    </style:style>
    <style:style style:name="Master2-Layout15-vertTx-標題及直排文字-outline8" style:family="presentation" style:parent-style-name="Master2-Layout15-vertTx-標題及直排文字-outline7">
      <style:paragraph-properties fo:margin-top="0.1cm" fo:margin-bottom="0cm"/>
      <style:text-properties fo:font-size="20pt" style:font-size-asian="20pt" style:font-size-complex="20pt"/>
    </style:style>
    <style:style style:name="Master2-Layout15-vertTx-標題及直排文字-outline9" style:family="presentation" style:parent-style-name="Master2-Layout15-vertTx-標題及直排文字-outline8">
      <style:paragraph-properties fo:margin-top="0.1cm" fo:margin-bottom="0cm"/>
      <style:text-properties fo:font-size="20pt" style:font-size-asian="20pt" style:font-size-complex="20pt"/>
    </style:style>
    <style:style style:name="Master2-Layout15-vertTx-標題及直排文字-subtitle" style:family="presentation">
      <style:graphic-properties draw:stroke="none" draw:fill="none" draw:textarea-vertical-align="middle">
        <text:list-style style:name="Master2-Layout15-vertTx-標題及直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5-vertTx-標題及直排文字-title" style:family="presentation">
      <style:graphic-properties draw:stroke="none" draw:fill="none" draw:textarea-vertical-align="middle">
        <text:list-style style:name="Master2-Layout15-vertTx-標題及直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6-vertTitleAndTx-直排標題及文字-background" style:family="presentation">
      <style:graphic-properties draw:stroke="none" draw:fill="solid" draw:fill-color="#ffffff"/>
      <style:text-properties style:letter-kerning="true"/>
    </style:style>
    <style:style style:name="Master2-Layout16-vertTitleAndTx-直排標題及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6-vertTitleAndTx-直排標題及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6-vertTitleAndTx-直排標題及文字-outline1" style:family="presentation">
      <style:graphic-properties draw:stroke="none" draw:fill="none" draw:auto-grow-height="false" draw:fit-to-size="shrink-to-fit">
        <text:list-style style:name="Master2-Layout16-vertTitleAndTx-直排標題及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6-vertTitleAndTx-直排標題及文字-outline2" style:family="presentation" style:parent-style-name="Master2-Layout16-vertTitleAndTx-直排標題及文字-outline1">
      <style:paragraph-properties fo:margin-top="0.4cm" fo:margin-bottom="0cm"/>
      <style:text-properties fo:font-size="28pt" style:font-size-asian="28pt" style:font-size-complex="28pt"/>
    </style:style>
    <style:style style:name="Master2-Layout16-vertTitleAndTx-直排標題及文字-outline3" style:family="presentation" style:parent-style-name="Master2-Layout16-vertTitleAndTx-直排標題及文字-outline2">
      <style:paragraph-properties fo:margin-top="0.3cm" fo:margin-bottom="0cm"/>
      <style:text-properties fo:font-size="24pt" style:font-size-asian="24pt" style:font-size-complex="24pt"/>
    </style:style>
    <style:style style:name="Master2-Layout16-vertTitleAndTx-直排標題及文字-outline4" style:family="presentation" style:parent-style-name="Master2-Layout16-vertTitleAndTx-直排標題及文字-outline3">
      <style:paragraph-properties fo:margin-top="0.2cm" fo:margin-bottom="0cm"/>
      <style:text-properties fo:font-size="20pt" style:font-size-asian="20pt" style:font-size-complex="20pt"/>
    </style:style>
    <style:style style:name="Master2-Layout16-vertTitleAndTx-直排標題及文字-outline5" style:family="presentation" style:parent-style-name="Master2-Layout16-vertTitleAndTx-直排標題及文字-outline4">
      <style:paragraph-properties fo:margin-top="0.1cm" fo:margin-bottom="0cm"/>
      <style:text-properties fo:font-size="20pt" style:font-size-asian="20pt" style:font-size-complex="20pt"/>
    </style:style>
    <style:style style:name="Master2-Layout16-vertTitleAndTx-直排標題及文字-outline6" style:family="presentation" style:parent-style-name="Master2-Layout16-vertTitleAndTx-直排標題及文字-outline5">
      <style:paragraph-properties fo:margin-top="0.1cm" fo:margin-bottom="0cm"/>
      <style:text-properties fo:font-size="20pt" style:font-size-asian="20pt" style:font-size-complex="20pt"/>
    </style:style>
    <style:style style:name="Master2-Layout16-vertTitleAndTx-直排標題及文字-outline7" style:family="presentation" style:parent-style-name="Master2-Layout16-vertTitleAndTx-直排標題及文字-outline6">
      <style:paragraph-properties fo:margin-top="0.1cm" fo:margin-bottom="0cm"/>
      <style:text-properties fo:font-size="20pt" style:font-size-asian="20pt" style:font-size-complex="20pt"/>
    </style:style>
    <style:style style:name="Master2-Layout16-vertTitleAndTx-直排標題及文字-outline8" style:family="presentation" style:parent-style-name="Master2-Layout16-vertTitleAndTx-直排標題及文字-outline7">
      <style:paragraph-properties fo:margin-top="0.1cm" fo:margin-bottom="0cm"/>
      <style:text-properties fo:font-size="20pt" style:font-size-asian="20pt" style:font-size-complex="20pt"/>
    </style:style>
    <style:style style:name="Master2-Layout16-vertTitleAndTx-直排標題及文字-outline9" style:family="presentation" style:parent-style-name="Master2-Layout16-vertTitleAndTx-直排標題及文字-outline8">
      <style:paragraph-properties fo:margin-top="0.1cm" fo:margin-bottom="0cm"/>
      <style:text-properties fo:font-size="20pt" style:font-size-asian="20pt" style:font-size-complex="20pt"/>
    </style:style>
    <style:style style:name="Master2-Layout16-vertTitleAndTx-直排標題及文字-subtitle" style:family="presentation">
      <style:graphic-properties draw:stroke="none" draw:fill="none" draw:textarea-vertical-align="middle">
        <text:list-style style:name="Master2-Layout16-vertTitleAndTx-直排標題及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6-vertTitleAndTx-直排標題及文字-title" style:family="presentation">
      <style:graphic-properties draw:stroke="none" draw:fill="none" draw:textarea-vertical-align="middle">
        <text:list-style style:name="Master2-Layout16-vertTitleAndTx-直排標題及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6" style:family="graphic" style:parent-style-name="standard">
      <style:graphic-properties draw:stroke="none" draw:fill="solid" draw:fill-color="#90c226" draw:opacity="30%" fo:min-height="0cm" fo:min-width="0cm"/>
    </style:style>
    <style:style style:name="Mgr7" style:family="graphic" style:parent-style-name="standard">
      <style:graphic-properties draw:stroke="none" draw:fill="solid" draw:fill-color="#90c226" draw:opacity="20%" fo:min-height="0cm" fo:min-width="0cm"/>
    </style:style>
    <style:style style:name="Mgr8" style:family="graphic" style:parent-style-name="standard">
      <style:graphic-properties draw:stroke="none" draw:fill="solid" draw:fill-color="#54a021" draw:opacity="72%" fo:min-height="0cm" fo:min-width="0cm"/>
    </style:style>
    <style:style style:name="Mgr9" style:family="graphic" style:parent-style-name="standard">
      <style:graphic-properties draw:stroke="none" draw:fill="solid" draw:fill-color="#3f7819" draw:opacity="70%" fo:min-height="0cm" fo:min-width="0cm"/>
    </style:style>
    <style:style style:name="Mgr10" style:family="graphic" style:parent-style-name="standard">
      <style:graphic-properties draw:stroke="none" draw:fill="solid" draw:fill-color="#c0e474" draw:opacity="70%" fo:min-height="0cm" fo:min-width="0cm"/>
    </style:style>
    <style:style style:name="Mgr11" style:family="graphic" style:parent-style-name="standard">
      <style:graphic-properties draw:stroke="none" draw:fill="solid" draw:fill-color="#90c226" draw:opacity="65%" fo:min-height="0cm" fo:min-width="0cm"/>
    </style:style>
    <style:style style:name="Mgr12" style:family="graphic" style:parent-style-name="standard">
      <style:graphic-properties draw:stroke="none" draw:fill="solid" draw:fill-color="#90c226" draw:opacity="80%" fo:min-height="0cm" fo:min-width="0cm"/>
    </style:style>
    <style:style style:name="Mgr13" style:family="graphic" style:parent-style-name="standard">
      <style:graphic-properties draw:stroke="none" draw:fill="solid" draw:fill-color="#90c226" draw:opacity="85%" fo:min-height="0cm" fo:min-width="0cm"/>
    </style:style>
    <style:style style:name="Mgr1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HDOfficeLightV0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HDOfficeLightV0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HDOfficeLightV0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DOfficeLightV0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HDOfficeLightV0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HDOfficeLightV0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HDOfficeLightV0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標題投影片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標題投影片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標題投影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標題投影片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標題投影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標題投影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標題投影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標題及物件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標題及物件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標題及物件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標題及物件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標題及物件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標題及物件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標題及物件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章節標題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章節標題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章節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章節標題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章節標題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章節標題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章節標題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兩項物件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兩項物件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兩項物件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兩項物件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兩項物件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兩項物件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兩項物件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cust-比對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cust-比對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cust-比對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cust-比對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cust-比對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cust-比對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cust-比對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cust-比對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cust-只有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cust-只有標題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cust-只有標題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cust-只有標題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cust-只有標題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cust-只有標題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空白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含標題的內容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含標題的內容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含標題的內容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含標題的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含標題的內容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含標題的內容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含標題的內容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含標題的內容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含標題的圖片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含標題的圖片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含標題的圖片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含標題的圖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含標題的圖片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含標題的圖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含標題的圖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含標題的圖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標題及直排文字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標題及直排文字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標題及直排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標題及直排文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標題及直排文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標題及直排文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標題及直排文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直排標題及文字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直排標題及文字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直排標題及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直排標題及文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直排標題及文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直排標題及文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直排標題及文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多面向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多面向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多面向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多面向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多面向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多面向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標題投影片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標題投影片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標題投影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標題投影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標題投影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1-title-標題投影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標題及物件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標題及物件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標題及物件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標題及物件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標題及物件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3-secHead-章節標題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章節標題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章節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章節標題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章節標題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章節標題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4-twoObj-兩項物件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4-twoObj-兩項物件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兩項物件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兩項物件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兩項物件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5-twoTxTwoObj-比對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5-twoTxTwoObj-比對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5-twoTxTwoObj-比對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5-twoTxTwoObj-比對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比對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比對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6-titleOnly-只有標題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6-titleOnly-只有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6-titleOnly-只有標題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6-titleOnly-只有標題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6-titleOnly-只有標題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7-blank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7-blank-空白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7-blank-空白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7-blank-空白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8-objTx-含標題的內容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8-objTx-含標題的內容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8-objTx-含標題的內容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8-objTx-含標題的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8-objTx-含標題的內容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8-objTx-含標題的內容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8-objTx-含標題的內容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9-picTx-含標題的圖片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9-picTx-含標題的圖片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9-picTx-含標題的圖片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9-picTx-含標題的圖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9-picTx-含標題的圖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9-picTx-含標題的圖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9-picTx-含標題的圖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0-cust-標題與說明文字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0-cust-標題與說明文字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10-cust-標題與說明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10-cust-標題與說明文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10-cust-標題與說明文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10-cust-標題與說明文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11-cust-引述-_28_含標題_29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11-cust-引述-_28_含標題_29_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11-cust-引述-_28_含標題_29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11-cust-引述-_28_含標題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1-cust-引述-_28_含標題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1-cust-引述-_28_含標題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4" style:family="presentation" style:parent-style-name="Master2-Layout12-cust-名片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2-cust-名片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2-cust-名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2-cust-名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2-cust-名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2-cust-名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0" style:family="presentation" style:parent-style-name="Master2-Layout13-cust-引述名片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1" style:family="presentation" style:parent-style-name="Master2-Layout13-cust-引述名片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3-cust-引述名片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3-cust-引述名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3-cust-引述名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3-cust-引述名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6" style:family="presentation" style:parent-style-name="Master2-Layout13-cust-引述名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7" style:family="presentation" style:parent-style-name="Master2-Layout14-cust-是非題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8" style:family="presentation" style:parent-style-name="Master2-Layout14-cust-是非題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9" style:family="presentation" style:parent-style-name="Master2-Layout14-cust-是非題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0" style:family="presentation" style:parent-style-name="Master2-Layout14-cust-是非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1" style:family="presentation" style:parent-style-name="Master2-Layout14-cust-是非題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2" style:family="presentation" style:parent-style-name="Master2-Layout14-cust-是非題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3" style:family="presentation" style:parent-style-name="Master2-Layout14-cust-是非題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4" style:family="presentation" style:parent-style-name="Master2-Layout15-vertTx-標題及直排文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5" style:family="presentation" style:parent-style-name="Master2-Layout15-vertTx-標題及直排文字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76" style:family="presentation" style:parent-style-name="Master2-Layout15-vertTx-標題及直排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7" style:family="presentation" style:parent-style-name="Master2-Layout15-vertTx-標題及直排文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8" style:family="presentation" style:parent-style-name="Master2-Layout15-vertTx-標題及直排文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9" style:family="presentation" style:parent-style-name="Master2-Layout15-vertTx-標題及直排文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0" style:family="presentation" style:parent-style-name="Master2-Layout16-vertTitleAndTx-直排標題及文字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81" style:family="presentation" style:parent-style-name="Master2-Layout16-vertTitleAndTx-直排標題及文字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82" style:family="presentation" style:parent-style-name="Master2-Layout16-vertTitleAndTx-直排標題及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3" style:family="presentation" style:parent-style-name="Master2-Layout16-vertTitleAndTx-直排標題及文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4" style:family="presentation" style:parent-style-name="Master2-Layout16-vertTitleAndTx-直排標題及文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5" style:family="presentation" style:parent-style-name="Master2-Layout16-vertTitleAndTx-直排標題及文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P22" style:family="paragraph">
      <loext:graphic-properties draw:fill="none"/>
    </style:style>
    <style:style style:name="MP23" style:family="paragraph">
      <loext:graphic-properties draw:fill="solid" draw:fill-color="#90c226" draw:opacity="30%"/>
    </style:style>
    <style:style style:name="MP24" style:family="paragraph">
      <loext:graphic-properties draw:fill="solid" draw:fill-color="#90c226" draw:opacity="20%"/>
    </style:style>
    <style:style style:name="MP25" style:family="paragraph">
      <loext:graphic-properties draw:fill="solid" draw:fill-color="#54a021" draw:opacity="72%"/>
    </style:style>
    <style:style style:name="MP26" style:family="paragraph">
      <loext:graphic-properties draw:fill="solid" draw:fill-color="#3f7819" draw:opacity="70%"/>
    </style:style>
    <style:style style:name="MP27" style:family="paragraph">
      <loext:graphic-properties draw:fill="solid" draw:fill-color="#c0e474" draw:opacity="70%"/>
    </style:style>
    <style:style style:name="MP28" style:family="paragraph">
      <loext:graphic-properties draw:fill="solid" draw:fill-color="#90c226" draw:opacity="65%"/>
    </style:style>
    <style:style style:name="MP29" style:family="paragraph">
      <loext:graphic-properties draw:fill="solid" draw:fill-color="#90c226" draw:opacity="80%"/>
    </style:style>
    <style:style style:name="MP30" style:family="paragraph">
      <loext:graphic-properties draw:fill="solid" draw:fill-color="#90c226" draw:opacity="85%"/>
    </style:style>
    <style:style style:name="MP31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32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33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34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35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36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3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3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44pt" style:language-asian="zh" style:country-asian="TW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0pt" style:language-asian="zh" style:country-asian="TW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1pt" style:language-asian="zh" style:country-asian="TW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1pt" style:language-asian="zh" style:country-asian="TW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2pt" style:language-asian="zh" style:country-asian="TW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60pt" style:language-asian="zh" style:country-asian="TW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32pt" style:language-asian="zh" style:country-asian="TW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32pt" style:language-asian="zh" style:country-asian="TW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36pt" style:language-asian="zh" style:country-asian="TW" style:font-style-asian="normal" style:font-weight-asian="normal" style:font-size-complex="36pt" style:font-style-complex="normal" style:font-weight-complex="normal"/>
    </style:style>
    <style:style style:name="MT17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404040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MT19" style:family="text">
      <style:text-properties fo:font-variant="normal" fo:text-transform="none" fo:color="#404040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14pt" style:language-asian="zh" style:country-asian="TW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404040" style:text-line-through-style="none" style:text-line-through-type="none" style:text-position="0% 100%" style:font-name="Trebuchet M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12pt" style:language-asian="zh" style:country-asian="TW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898989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9pt" style:language-asian="zh" style:country-asian="TW" style:font-style-asian="normal" style:font-weight-asian="normal" style:font-size-complex="9pt" style:font-style-complex="normal" style:font-weight-complex="normal"/>
    </style:style>
    <style:style style:name="MT22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9pt" style:language-asian="zh" style:country-asian="TW" style:font-style-asian="normal" style:font-weight-asian="normal" style:font-size-complex="9pt" style:font-style-complex="normal" style:font-weight-complex="normal"/>
    </style:style>
    <style:style style:name="MT23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54pt" style:language-asian="zh" style:country-asian="TW" style:font-style-asian="normal" style:font-weight-asian="normal" style:font-size-complex="54pt" style:font-style-complex="normal" style:font-weight-complex="normal"/>
    </style:style>
    <style:style style:name="MT24" style:family="text">
      <style:text-properties fo:font-variant="normal" fo:text-transform="none" fo:color="#7f7f7f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MT25" style:family="text">
      <style:text-properties fo:font-variant="normal" fo:text-transform="none" fo:color="#90c226" style:text-line-through-style="none" style:text-line-through-type="none" style:text-position="0% 100%" style:font-name="Trebuchet M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40pt" style:language-asian="zh" style:country-asian="TW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7f7f7f" style:text-line-through-style="none" style:text-line-through-type="none" style:text-position="0% 100%" style:font-name="Trebuchet M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20pt" style:language-asian="zh" style:country-asian="TW" style:font-style-asian="normal" style:font-weight-asian="normal" style:font-size-complex="20pt" style:font-style-complex="normal" style:font-weight-complex="normal"/>
    </style:style>
    <style:style style:name="MT27" style:family="text">
      <style:text-properties fo:font-variant="normal" fo:text-transform="none" fo:color="#404040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28" style:family="text">
      <style:text-properties fo:font-variant="normal" fo:text-transform="none" fo:color="#90c226" style:text-line-through-style="none" style:text-line-through-type="none" style:text-position="0% 100%" style:font-name="Trebuchet M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20pt" style:language-asian="zh" style:country-asian="TW" style:font-style-asian="normal" style:font-weight-asian="normal" style:font-size-complex="20pt" style:font-style-complex="normal" style:font-weight-complex="normal"/>
    </style:style>
    <style:style style:name="MT29" style:family="text">
      <style:text-properties fo:font-variant="normal" fo:text-transform="none" fo:color="#90c226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30" style:family="text">
      <style:text-properties fo:font-variant="normal" fo:text-transform="none" fo:color="#90c226" style:text-line-through-style="none" style:text-line-through-type="none" style:text-position="0% 100%" style:font-name="Trebuchet M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44pt" style:language-asian="zh" style:country-asian="TW" style:font-style-asian="normal" style:font-weight-asian="normal" style:font-size-complex="44pt" style:font-style-complex="normal" style:font-weight-complex="normal"/>
    </style:style>
    <style:style style:name="MT31" style:family="text">
      <style:text-properties fo:font-variant="normal" fo:text-transform="none" fo:color="#7f7f7f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c0e474" style:text-line-through-style="none" style:text-line-through-type="none" style:text-position="0% 100%" style:font-name="Arial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min-label-width="0.635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2" text:bullet-char="">
        <style:list-level-properties text:space-before="1.27cm" text:min-label-width="0.635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3" text:bullet-char="">
        <style:list-level-properties text:space-before="2.54cm" text:min-label-width="0.635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4" text:bullet-char="">
        <style:list-level-properties text:space-before="3.81cm" text:min-label-width="0.635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5" text:bullet-char="">
        <style:list-level-properties text:space-before="5.08cm" text:min-label-width="0.635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6" text:bullet-char="">
        <style:list-level-properties text:space-before="6.35cm" text:min-label-width="0.635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7" text:bullet-char="">
        <style:list-level-properties text:space-before="7.62cm" text:min-label-width="0.635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8" text:bullet-char="">
        <style:list-level-properties text:space-before="8.89cm" text:min-label-width="0.635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9" text:bullet-char="">
        <style:list-level-properties text:space-before="10.16cm" text:min-label-width="0.635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Master1-HDOfficeLightV0" style:page-layout-name="PM1" draw:style-name="Mdp1">
      <draw:frame draw:name="Title Placeholder 1" presentation:style-name="Mpr1" draw:text-style-name="MP6" draw:layer="backgroundobjects" svg:width="29.21cm" svg:height="3.682cm" svg:x="2.348cm" svg:y="1.016cm" presentation:class="title">
        <draw:text-box>
          <text:p text:style-name="MP5"><text:span text:style-name="MT2">按一下以編輯母片標題樣式</text:span></text:p>
        </draw:text-box>
      </draw:frame>
      <draw:frame draw:name="Text Placeholder 2" presentation:style-name="Mpr2" draw:text-style-name="MP6" draw:layer="backgroundobjects" svg:width="29.21cm" svg:height="12.087cm" svg:x="2.348cm" svg:y="5.08cm" presentation:class="outline">
        <draw:text-box>
          <text:list text:style-name="ML2">
            <text:list-item>
              <text:p text:style-name="MP7"><text:span text:style-name="MT3">編輯母片文字樣式</text:span></text:p>
              <text:list>
                <text:list-item>
                  <text:p text:style-name="MP8"><text:span text:style-name="MT4">第二層</text:span></text:p>
                  <text:list>
                    <text:list-item>
                      <text:p text:style-name="MP9"><text:span text:style-name="MT5">第三層</text:span></text:p>
                      <text:list>
                        <text:list-item>
                          <text:p text:style-name="MP10"><text:span text:style-name="MT6">第四層</text:span></text:p>
                          <text:list>
                            <text:list-item>
                              <text:p text:style-name="MP11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presentation:notes style:page-layout-name="PM2">
        <draw:frame draw:name="頁首版面配置區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HDOfficeLightV0-title" draw:layer="backgroundobjects" svg:width="15.24cm" svg:height="8.572cm" svg:x="1.905cm" svg:y="3.175cm" presentation:class="page"/>
        <draw:frame draw:name="備忘稿版面配置區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1-Layout1-title-標題投影片" style:page-layout-name="PM1" draw:style-name="Mdp1">
      <draw:frame draw:name="Title 1" presentation:style-name="Mpr8" draw:text-style-name="MP6" draw:layer="backgroundobjects" svg:width="25.4cm" svg:height="6.632cm" svg:x="4.233cm" svg:y="3.124cm" presentation:class="title">
        <draw:text-box>
          <text:p text:style-name="MP18"><text:span text:style-name="MT10">按一下以編輯母片標題樣式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11">按一下以編輯母片副標題樣式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presentation:notes style:page-layout-name="PM2">
        <draw:frame draw:name="頁首版面配置區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Layout1-title-標題投影片-title" draw:layer="backgroundobjects" svg:width="15.24cm" svg:height="8.572cm" svg:x="1.905cm" svg:y="3.175cm" presentation:class="page"/>
        <draw:frame draw:name="備忘稿版面配置區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1-Layout2-obj-標題及物件" style:page-layout-name="PM1" draw:style-name="Mdp1">
      <draw:frame draw:name="Title 1" presentation:style-name="Mpr15" draw:text-style-name="MP6" draw:layer="backgroundobjects" svg:width="29.21cm" svg:height="3.682cm" svg:x="2.348cm" svg:y="1.016cm" presentation:class="title">
        <draw:text-box>
          <text:p text:style-name="MP5"><text:span text:style-name="MT2">按一下以編輯母片標題樣式</text:span></text:p>
        </draw:text-box>
      </draw:frame>
      <draw:frame draw:name="Content Placeholder 2" presentation:style-name="Mpr16" draw:text-style-name="MP6" draw:layer="backgroundobjects" svg:width="29.21cm" svg:height="12.087cm" svg:x="2.348cm" svg:y="5.08cm" presentation:class="title">
        <draw:text-box>
          <text:list text:style-name="ML5">
            <text:list-item>
              <text:p text:style-name="MP7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presentation:notes style:page-layout-name="PM2">
        <draw:frame draw:name="頁首版面配置區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Layout2-obj-標題及物件-title" draw:layer="backgroundobjects" svg:width="15.24cm" svg:height="8.572cm" svg:x="1.905cm" svg:y="3.175cm" presentation:class="page"/>
        <draw:frame draw:name="備忘稿版面配置區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1-Layout3-secHead-章節標題" style:page-layout-name="PM1" draw:style-name="Mdp1">
      <draw:frame draw:name="Title 1" presentation:style-name="Mpr22" draw:text-style-name="MP6" draw:layer="backgroundobjects" svg:width="29.21cm" svg:height="7.92cm" svg:x="2.311cm" svg:y="4.757cm" presentation:class="title">
        <draw:text-box>
          <text:p text:style-name="MP5"><text:span text:style-name="MT10">按一下以編輯母片標題樣式</text:span></text:p>
        </draw:text-box>
      </draw:frame>
      <draw:frame draw:name="Text Placeholder 2" presentation:style-name="Mpr23" draw:text-style-name="MP6" draw:layer="backgroundobjects" svg:width="29.21cm" svg:height="4.167cm" svg:x="2.311cm" svg:y="12.646cm" presentation:class="outline">
        <draw:text-box>
          <text:list text:style-name="ML2">
            <text:list-item>
              <text:p text:style-name="MP20"><text:span text:style-name="MT11">編輯母片文字樣式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presentation:notes style:page-layout-name="PM2">
        <draw:frame draw:name="頁首版面配置區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Layout3-secHead-章節標題-title" draw:layer="backgroundobjects" svg:width="15.24cm" svg:height="8.572cm" svg:x="1.905cm" svg:y="3.175cm" presentation:class="page"/>
        <draw:frame draw:name="備忘稿版面配置區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1-Layout4-twoObj-兩項物件" style:page-layout-name="PM1" draw:style-name="Mdp1">
      <draw:frame draw:name="Title 1" presentation:style-name="Mpr29" draw:text-style-name="MP6" draw:layer="backgroundobjects" svg:width="29.21cm" svg:height="3.682cm" svg:x="2.348cm" svg:y="1.016cm" presentation:class="title">
        <draw:text-box>
          <text:p text:style-name="MP5"><text:span text:style-name="MT2">按一下以編輯母片標題樣式</text:span></text:p>
        </draw:text-box>
      </draw:frame>
      <draw:frame draw:name="Content Placeholder 2" presentation:style-name="Mpr30" draw:text-style-name="MP6" draw:layer="backgroundobjects" svg:width="14.393cm" svg:height="12.087cm" svg:x="2.348cm" svg:y="5.08cm" presentation:class="title">
        <draw:text-box>
          <text:list text:style-name="ML5">
            <text:list-item>
              <text:p text:style-name="MP7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8cm" presentation:class="title">
        <draw:text-box>
          <text:list text:style-name="ML5">
            <text:list-item>
              <text:p text:style-name="MP7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presentation:notes style:page-layout-name="PM2">
        <draw:frame draw:name="頁首版面配置區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Layout4-twoObj-兩項物件-title" draw:layer="backgroundobjects" svg:width="15.24cm" svg:height="8.572cm" svg:x="1.905cm" svg:y="3.175cm" presentation:class="page"/>
        <draw:frame draw:name="備忘稿版面配置區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1-Layout5-cust-比對" style:page-layout-name="PM1" draw:style-name="Mdp1">
      <draw:frame draw:name="Text Placeholder 2" presentation:style-name="Mpr36" draw:text-style-name="MP6" draw:layer="backgroundobjects" svg:width="14.323cm" svg:height="2.294cm" svg:x="2.348cm" svg:y="4.672cm" presentation:class="outline">
        <draw:text-box>
          <text:list text:style-name="ML2">
            <text:list-item>
              <text:p text:style-name="MP5"><text:span text:style-name="MT12">編輯母片文字樣式</text:span></text:p>
            </text:list-item>
          </text:list>
        </draw:text-box>
      </draw:frame>
      <draw:frame draw:name="Content Placeholder 3" presentation:style-name="Mpr37" draw:text-style-name="MP6" draw:layer="backgroundobjects" svg:width="14.323cm" svg:height="10.224cm" svg:x="2.348cm" svg:y="6.965cm" presentation:class="title">
        <draw:text-box>
          <text:list text:style-name="ML5">
            <text:list-item>
              <text:p text:style-name="MP7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    </text:list-item>
          </text:list>
        </draw:text-box>
      </draw:frame>
      <draw:frame draw:name="Text Placeholder 4" presentation:style-name="Mpr36" draw:text-style-name="MP6" draw:layer="backgroundobjects" svg:width="14.393cm" svg:height="2.294cm" svg:x="17.145cm" svg:y="4.672cm" presentation:class="outline">
        <draw:text-box>
          <text:list text:style-name="ML4">
            <text:list-item>
              <text:p text:style-name="MP5"><text:span text:style-name="MT12">編輯母片文字樣式</text:span></text:p>
            </text:list-item>
          </text:list>
        </draw:text-box>
      </draw:frame>
      <draw:frame draw:name="Content Placeholder 5" presentation:style-name="Mpr37" draw:text-style-name="MP6" draw:layer="backgroundobjects" svg:width="14.393cm" svg:height="10.224cm" svg:x="17.145cm" svg:y="6.965cm" presentation:class="title">
        <draw:text-box>
          <text:list text:style-name="ML5">
            <text:list-item>
              <text:p text:style-name="MP7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    </text:list-item>
          </text:list>
        </draw:text-box>
      </draw:frame>
      <draw:frame draw:name="Date Placeholder 6" presentation:style-name="Mpr3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7" presentation:style-name="Mpr3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8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draw:frame draw:name="Title 9" presentation:style-name="Mpr40" draw:text-style-name="MP6" draw:layer="backgroundobjects" svg:width="29.21cm" svg:height="3.682cm" svg:x="2.348cm" svg:y="1.016cm" presentation:class="title">
        <draw:text-box>
          <text:p text:style-name="MP5"><text:span text:style-name="MT2">按一下以編輯母片標題樣式</text:span></text:p>
        </draw:text-box>
      </draw:frame>
      <presentation:notes style:page-layout-name="PM2">
        <draw:frame draw:name="頁首版面配置區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Layout5-cust-比對-title" draw:layer="backgroundobjects" svg:width="15.24cm" svg:height="8.572cm" svg:x="1.905cm" svg:y="3.175cm" presentation:class="page"/>
        <draw:frame draw:name="備忘稿版面配置區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1-Layout6-cust-只有標題" style:page-layout-name="PM1" draw:style-name="Mdp1">
      <draw:frame draw:name="Date Placeholder 2" presentation:style-name="Mpr4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3" presentation:style-name="Mpr4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4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draw:frame draw:name="Title 5" presentation:style-name="Mpr46" draw:text-style-name="MP6" draw:layer="backgroundobjects" svg:width="29.21cm" svg:height="3.682cm" svg:x="2.348cm" svg:y="1.016cm" presentation:class="title">
        <draw:text-box>
          <text:p text:style-name="MP5"><text:span text:style-name="MT2">按一下以編輯母片標題樣式</text:span></text:p>
        </draw:text-box>
      </draw:frame>
      <presentation:notes style:page-layout-name="PM2">
        <draw:frame draw:name="頁首版面配置區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Layout6-cust-只有標題-title" draw:layer="backgroundobjects" svg:width="15.24cm" svg:height="8.572cm" svg:x="1.905cm" svg:y="3.175cm" presentation:class="page"/>
        <draw:frame draw:name="備忘稿版面配置區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1-Layout7-blank-空白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presentation:notes style:page-layout-name="PM2">
        <draw:frame draw:name="頁首版面配置區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Layout7-blank-空白-title" draw:layer="backgroundobjects" svg:width="15.24cm" svg:height="8.572cm" svg:x="1.905cm" svg:y="3.175cm" presentation:class="page"/>
        <draw:frame draw:name="備忘稿版面配置區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1-Layout8-objTx-含標題的內容" style:page-layout-name="PM1" draw:style-name="Mdp1">
      <draw:frame draw:name="Title 1" presentation:style-name="Mpr55" draw:text-style-name="MP6" draw:layer="backgroundobjects" svg:width="10.922cm" svg:height="4.445cm" svg:x="2.337cm" svg:y="1.27cm" presentation:class="title">
        <draw:text-box>
          <text:p text:style-name="MP5"><text:span text:style-name="MT13">按一下以編輯母片標題樣式</text:span></text:p>
        </draw:text-box>
      </draw:frame>
      <draw:frame draw:name="Content Placeholder 2" presentation:style-name="Mpr56" draw:text-style-name="MP6" draw:layer="backgroundobjects" svg:width="17.145cm" svg:height="13.547cm" svg:x="14.393cm" svg:y="2.752cm" presentation:class="title">
        <draw:text-box>
          <text:list text:style-name="ML5">
            <text:list-item>
              <text:p text:style-name="MP7"><text:span text:style-name="MT14">編輯母片文字樣式</text:span><text:span text:style-name="MT14"><text:line-break/></text:span><text:span text:style-name="MT3">第二層</text:span><text:span text:style-name="MT3"><text:line-break/></text:span><text:span text:style-name="MT4">第三層</text:span><text:span text:style-name="MT4"><text:line-break/></text:span><text:span text:style-name="MT5">第四層</text:span><text:span text:style-name="MT5"><text:line-break/></text:span><text:span text:style-name="MT5">第五層</text:span></text:p>
            </text:list-item>
          </text:list>
        </draw:text-box>
      </draw:frame>
      <draw:frame draw:name="Text Placeholder 3" presentation:style-name="Mpr57" draw:text-style-name="MP6" draw:layer="backgroundobjects" svg:width="10.922cm" svg:height="10.583cm" svg:x="2.337cm" svg:y="5.715cm" presentation:class="outline">
        <draw:text-box>
          <text:list text:style-name="ML2">
            <text:list-item>
              <text:p text:style-name="MP20"><text:span text:style-name="MT15">編輯母片文字樣式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presentation:notes style:page-layout-name="PM2">
        <draw:frame draw:name="頁首版面配置區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Layout8-objTx-含標題的內容-title" draw:layer="backgroundobjects" svg:width="15.24cm" svg:height="8.572cm" svg:x="1.905cm" svg:y="3.175cm" presentation:class="page"/>
        <draw:frame draw:name="備忘稿版面配置區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1-Layout9-picTx-含標題的圖片" style:page-layout-name="PM1" draw:style-name="Mdp1">
      <draw:frame draw:name="Title 1" presentation:style-name="Mpr63" draw:text-style-name="MP6" draw:layer="backgroundobjects" svg:width="10.922cm" svg:height="4.445cm" svg:x="2.337cm" svg:y="1.27cm" presentation:class="title">
        <draw:text-box>
          <text:p text:style-name="MP5"><text:span text:style-name="MT13">按一下以編輯母片標題樣式</text:span></text:p>
        </draw:text-box>
      </draw:frame>
      <draw:frame draw:name="Picture Placeholder 2" presentation:style-name="Mpr64" draw:text-style-name="MP6" draw:layer="backgroundobjects" svg:width="17.145cm" svg:height="13.547cm" svg:x="14.393cm" svg:y="2.752cm" presentation:class="title">
        <draw:text-box>
          <text:p text:style-name="MP20"><text:span text:style-name="MT14">按一下圖示以新增圖片</text:span></text:p>
        </draw:text-box>
      </draw:frame>
      <draw:frame draw:name="Text Placeholder 3" presentation:style-name="Mpr65" draw:text-style-name="MP6" draw:layer="backgroundobjects" svg:width="10.922cm" svg:height="10.583cm" svg:x="2.337cm" svg:y="5.715cm" presentation:class="outline">
        <draw:text-box>
          <text:list text:style-name="ML2">
            <text:list-item>
              <text:p text:style-name="MP20"><text:span text:style-name="MT15">編輯母片文字樣式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presentation:notes style:page-layout-name="PM2">
        <draw:frame draw:name="頁首版面配置區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Layout9-picTx-含標題的圖片-title" draw:layer="backgroundobjects" svg:width="15.24cm" svg:height="8.572cm" svg:x="1.905cm" svg:y="3.175cm" presentation:class="page"/>
        <draw:frame draw:name="備忘稿版面配置區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1-Layout10-vertTx-標題及直排文字" style:page-layout-name="PM1" draw:style-name="Mdp1">
      <draw:frame draw:name="Title 1" presentation:style-name="Mpr71" draw:text-style-name="MP6" draw:layer="backgroundobjects" svg:width="29.21cm" svg:height="3.682cm" svg:x="2.348cm" svg:y="1.016cm" presentation:class="title">
        <draw:text-box>
          <text:p text:style-name="MP5"><text:span text:style-name="MT2">按一下以編輯母片標題樣式</text:span></text:p>
        </draw:text-box>
      </draw:frame>
      <draw:frame draw:name="Vertical Text Placeholder 2" presentation:style-name="Mpr72" draw:text-style-name="MP21" draw:layer="backgroundobjects" svg:width="29.21cm" svg:height="12.087cm" svg:x="2.348cm" svg:y="5.08cm" presentation:class="outline">
        <draw:text-box>
          <text:list text:style-name="ML2">
            <text:list-item>
              <text:p text:style-name="MP7"><text:span text:style-name="MT3">編輯母片文字樣式</text:span></text:p>
              <text:list>
                <text:list-item>
                  <text:p text:style-name="MP8"><text:span text:style-name="MT4">第二層</text:span></text:p>
                  <text:list>
                    <text:list-item>
                      <text:p text:style-name="MP9"><text:span text:style-name="MT5">第三層</text:span></text:p>
                      <text:list>
                        <text:list-item>
                          <text:p text:style-name="MP10"><text:span text:style-name="MT6">第四層</text:span></text:p>
                          <text:list>
                            <text:list-item>
                              <text:p text:style-name="MP11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presentation:notes style:page-layout-name="PM2">
        <draw:frame draw:name="頁首版面配置區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Layout10-vertTx-標題及直排文字-title" draw:layer="backgroundobjects" svg:width="15.24cm" svg:height="8.572cm" svg:x="1.905cm" svg:y="3.175cm" presentation:class="page"/>
        <draw:frame draw:name="備忘稿版面配置區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1-Layout11-vertTitleAndTx-直排標題及文字" style:page-layout-name="PM1" draw:style-name="Mdp1">
      <draw:frame draw:name="Vertical Title 1" presentation:style-name="Mpr78" draw:text-style-name="MP21" draw:layer="backgroundobjects" svg:width="7.302cm" svg:height="16.144cm" svg:x="24.236cm" svg:y="1.001cm" presentation:class="title">
        <draw:text-box>
          <text:p text:style-name="MP5"><text:span text:style-name="MT2">按一下以編輯母片標題樣式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01cm" presentation:class="outline">
        <draw:text-box>
          <text:list text:style-name="ML2">
            <text:list-item>
              <text:p text:style-name="MP7"><text:span text:style-name="MT3">編輯母片文字樣式</text:span></text:p>
              <text:list>
                <text:list-item>
                  <text:p text:style-name="MP8"><text:span text:style-name="MT4">第二層</text:span></text:p>
                  <text:list>
                    <text:list-item>
                      <text:p text:style-name="MP9"><text:span text:style-name="MT5">第三層</text:span></text:p>
                      <text:list>
                        <text:list-item>
                          <text:p text:style-name="MP10"><text:span text:style-name="MT6">第四層</text:span></text:p>
                          <text:list>
                            <text:list-item>
                              <text:p text:style-name="MP11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1-17">1/17/18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38cm" svg:y="17.657cm" presentation:class="page-number">
        <draw:text-box>
          <text:p text:style-name="MP13"><text:span text:style-name="MT8"><text:page-number>&lt;編號&gt;</text:page-number></text:span></text:p>
        </draw:text-box>
      </draw:frame>
      <presentation:notes style:page-layout-name="PM2">
        <draw:frame draw:name="頁首版面配置區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1-Layout11-vertTitleAndTx-直排標題及文字-title" draw:layer="backgroundobjects" svg:width="15.24cm" svg:height="8.572cm" svg:x="1.905cm" svg:y="3.175cm" presentation:class="page"/>
        <draw:frame draw:name="備忘稿版面配置區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多面向" style:page-layout-name="PM1" draw:style-name="Mdp1">
      <draw:g draw:name="Group 6">
        <draw:connector draw:name="Straight Connector 19" draw:style-name="Mgr4" draw:text-style-name="MP22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85" draw:text-style-name="MP6" draw:layer="backgroundobjects" svg:width="23.88cm" svg:height="3.669cm" svg:x="1.881cm" svg:y="1.693cm" presentation:class="title">
        <draw:text-box>
          <text:p text:style-name="MP12"><text:span text:style-name="MT16">按一下以編輯母片標題樣式</text:span></text:p>
        </draw:text-box>
      </draw:frame>
      <draw:frame draw:name="Text Placeholder 2" presentation:style-name="Mpr86" draw:text-style-name="MP6" draw:layer="backgroundobjects" svg:width="23.88cm" svg:height="10.78cm" svg:x="1.881cm" svg:y="6.002cm" presentation:class="outline">
        <draw:text-box>
          <text:list text:style-name="ML2">
            <text:list-item>
              <text:p text:style-name="MP31"><text:span text:style-name="MT17">編輯母片文字樣式</text:span></text:p>
              <text:list>
                <text:list-item>
                  <text:p text:style-name="MP32"><text:span text:style-name="MT18">第二層</text:span></text:p>
                  <text:list>
                    <text:list-item>
                      <text:p text:style-name="MP33"><text:span text:style-name="MT19">第三層</text:span></text:p>
                      <text:list>
                        <text:list-item>
                          <text:p text:style-name="MP34"><text:span text:style-name="MT20">第四層</text:span></text:p>
                          <text:list>
                            <text:list-item>
                              <text:p text:style-name="MP35"><text:span text:style-name="MT20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4" presentation:style-name="Mpr87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8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88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多面向-title" draw:layer="backgroundobjects" svg:width="15.24cm" svg:height="8.572cm" svg:x="1.905cm" svg:y="3.175cm" presentation:class="page"/>
        <draw:frame draw:name="備忘稿版面配置區 4" presentation:style-name="Mpr89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9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90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1-title-標題投影片" style:page-layout-name="PM1" draw:style-name="Mdp1">
      <draw:g draw:name="Group 6">
        <draw:connector draw:name="Straight Connector 31" draw:style-name="Mgr4" draw:text-style-name="MP22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8" draw:text-style-name="MP25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2" draw:text-style-name="MP29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3" draw:text-style-name="MP30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1" draw:text-style-name="MP6" draw:layer="backgroundobjects" svg:width="21.575cm" svg:height="4.573cm" svg:x="4.186cm" svg:y="6.679cm" presentation:class="title">
        <draw:text-box>
          <text:p text:style-name="MP13"><text:span text:style-name="MT23">按一下以編輯母片標題樣式</text:span></text:p>
        </draw:text-box>
      </draw:frame>
      <draw:frame draw:name="Subtitle 2" presentation:style-name="Mpr92" draw:text-style-name="MP6" draw:layer="backgroundobjects" svg:width="21.575cm" svg:height="3.047cm" svg:x="4.186cm" svg:y="11.252cm" presentation:class="subtitle">
        <draw:text-box>
          <text:p text:style-name="MP36"><text:span text:style-name="MT24">按一下以編輯母片副標題樣式</text:span></text:p>
        </draw:text-box>
      </draw:frame>
      <draw:frame draw:name="Date Placeholder 3" presentation:style-name="Mpr93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4" presentation:style-name="Mpr93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3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draw:frame presentation:style-name="Master2-Layout1-title-標題投影片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頁首版面配置區 1" presentation:style-name="Mpr94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94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1-title-標題投影片-title" draw:layer="backgroundobjects" svg:width="15.24cm" svg:height="8.572cm" svg:x="1.905cm" svg:y="3.175cm" presentation:class="page"/>
        <draw:frame draw:name="備忘稿版面配置區 4" presentation:style-name="Mpr95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96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96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2-obj-標題及物件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7" draw:text-style-name="MP6" draw:layer="backgroundobjects" svg:width="23.88cm" svg:height="3.669cm" svg:x="1.881cm" svg:y="1.693cm" presentation:class="title">
        <draw:text-box>
          <text:p text:style-name="MP12"><text:span text:style-name="MT16">按一下以編輯母片標題樣式</text:span></text:p>
        </draw:text-box>
      </draw:frame>
      <draw:frame draw:name="Content Placeholder 2" presentation:style-name="Mpr97" draw:text-style-name="MP6" draw:layer="backgroundobjects" svg:width="23.88cm" svg:height="10.78cm" svg:x="1.881cm" svg:y="6.002cm" presentation:class="title">
        <draw:text-box>
          <text:list text:style-name="ML6">
            <text:list-item>
              <text:p text:style-name="MP31"><text:span text:style-name="MT17">編輯母片文字樣式</text:span><text:span text:style-name="MT17"><text:line-break/></text:span><text:span text:style-name="MT18">第二層</text:span><text:span text:style-name="MT18"><text:line-break/></text:span><text:span text:style-name="MT19">第三層</text:span><text:span text:style-name="MT19"><text:line-break/></text:span><text:span text:style-name="MT20">第四層</text:span><text:span text:style-name="MT20"><text:line-break/></text:span><text:span text:style-name="MT20">第五層</text:span></text:p>
            </text:list-item>
          </text:list>
        </draw:text-box>
      </draw:frame>
      <draw:frame draw:name="Date Placeholder 3" presentation:style-name="Mpr98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4" presentation:style-name="Mpr98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8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draw:frame presentation:style-name="Master2-Layout2-obj-標題及物件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頁首版面配置區 1" presentation:style-name="Mpr9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99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2-obj-標題及物件-title" draw:layer="backgroundobjects" svg:width="15.24cm" svg:height="8.572cm" svg:x="1.905cm" svg:y="3.175cm" presentation:class="page"/>
        <draw:frame draw:name="備忘稿版面配置區 4" presentation:style-name="Mpr100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0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01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3-secHead-章節標題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2" draw:text-style-name="MP6" draw:layer="backgroundobjects" svg:width="23.88cm" svg:height="5.074cm" svg:x="1.881cm" svg:y="7.502cm" presentation:class="title">
        <draw:text-box>
          <text:p text:style-name="MP12"><text:span text:style-name="MT25">按一下以編輯母片標題樣式</text:span></text:p>
        </draw:text-box>
      </draw:frame>
      <draw:frame draw:name="Text Placeholder 2" presentation:style-name="Mpr103" draw:text-style-name="MP6" draw:layer="backgroundobjects" svg:width="23.88cm" svg:height="2.39cm" svg:x="1.881cm" svg:y="12.576cm" presentation:class="outline">
        <draw:text-box>
          <text:list text:style-name="ML2">
            <text:list-item>
              <text:p text:style-name="MP37"><text:span text:style-name="MT26">編輯母片文字樣式</text:span></text:p>
            </text:list-item>
          </text:list>
        </draw:text-box>
      </draw:frame>
      <draw:frame draw:name="Date Placeholder 3" presentation:style-name="Mpr104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4" presentation:style-name="Mpr104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4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0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05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3-secHead-章節標題-title" draw:layer="backgroundobjects" svg:width="15.24cm" svg:height="8.572cm" svg:x="1.905cm" svg:y="3.175cm" presentation:class="page"/>
        <draw:frame draw:name="備忘稿版面配置區 4" presentation:style-name="Mpr106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0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07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4-twoObj-兩項物件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8" draw:text-style-name="MP6" draw:layer="backgroundobjects" svg:width="23.88cm" svg:height="3.669cm" svg:x="1.881cm" svg:y="1.693cm" presentation:class="title">
        <draw:text-box>
          <text:p text:style-name="MP12"><text:span text:style-name="MT16">按一下以編輯母片標題樣式</text:span></text:p>
        </draw:text-box>
      </draw:frame>
      <draw:frame draw:name="Content Placeholder 2" presentation:style-name="Mpr108" draw:text-style-name="MP6" draw:layer="backgroundobjects" svg:width="11.622cm" svg:height="10.78cm" svg:x="1.881cm" svg:y="6.002cm" presentation:class="title">
        <draw:text-box>
          <text:list text:style-name="ML6">
            <text:list-item>
              <text:p text:style-name="MP31"><text:span text:style-name="MT17">編輯母片文字樣式</text:span><text:span text:style-name="MT17"><text:line-break/></text:span><text:span text:style-name="MT18">第二層</text:span><text:span text:style-name="MT18"><text:line-break/></text:span><text:span text:style-name="MT19">第三層</text:span><text:span text:style-name="MT19"><text:line-break/></text:span><text:span text:style-name="MT20">第四層</text:span><text:span text:style-name="MT20"><text:line-break/></text:span><text:span text:style-name="MT20">第五層</text:span></text:p>
            </text:list-item>
          </text:list>
        </draw:text-box>
      </draw:frame>
      <draw:frame draw:name="Content Placeholder 3" presentation:style-name="Mpr108" draw:text-style-name="MP6" draw:layer="backgroundobjects" svg:width="11.622cm" svg:height="10.78cm" svg:x="14.139cm" svg:y="6.002cm" presentation:class="title">
        <draw:text-box>
          <text:list text:style-name="ML6">
            <text:list-item>
              <text:p text:style-name="MP31"><text:span text:style-name="MT17">編輯母片文字樣式</text:span><text:span text:style-name="MT17"><text:line-break/></text:span><text:span text:style-name="MT18">第二層</text:span><text:span text:style-name="MT18"><text:line-break/></text:span><text:span text:style-name="MT19">第三層</text:span><text:span text:style-name="MT19"><text:line-break/></text:span><text:span text:style-name="MT20">第四層</text:span><text:span text:style-name="MT20"><text:line-break/></text:span><text:span text:style-name="MT20">第五層</text:span></text:p>
            </text:list-item>
          </text:list>
        </draw:text-box>
      </draw:frame>
      <draw:frame draw:name="Date Placeholder 4" presentation:style-name="Mpr109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5" presentation:style-name="Mpr109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109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1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10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4-twoObj-兩項物件-title" draw:layer="backgroundobjects" svg:width="15.24cm" svg:height="8.572cm" svg:x="1.905cm" svg:y="3.175cm" presentation:class="page"/>
        <draw:frame draw:name="備忘稿版面配置區 4" presentation:style-name="Mpr111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1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12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5-twoTxTwoObj-比對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3" draw:text-style-name="MP6" draw:layer="backgroundobjects" svg:width="23.88cm" svg:height="3.669cm" svg:x="1.881cm" svg:y="1.693cm" presentation:class="title">
        <draw:text-box>
          <text:p text:style-name="MP12"><text:span text:style-name="MT16">按一下以編輯母片標題樣式</text:span></text:p>
        </draw:text-box>
      </draw:frame>
      <draw:frame draw:name="Text Placeholder 2" presentation:style-name="Mpr114" draw:text-style-name="MP6" draw:layer="backgroundobjects" svg:width="11.627cm" svg:height="1.601cm" svg:x="1.877cm" svg:y="6.003cm" presentation:class="outline">
        <draw:text-box>
          <text:list text:style-name="ML2">
            <text:list-item>
              <text:p text:style-name="MP37"><text:span text:style-name="MT27">編輯母片文字樣式</text:span></text:p>
            </text:list-item>
          </text:list>
        </draw:text-box>
      </draw:frame>
      <draw:frame draw:name="Content Placeholder 3" presentation:style-name="Mpr113" draw:text-style-name="MP6" draw:layer="backgroundobjects" svg:width="11.627cm" svg:height="9.178cm" svg:x="1.877cm" svg:y="7.603cm" presentation:class="title">
        <draw:text-box>
          <text:list text:style-name="ML6">
            <text:list-item>
              <text:p text:style-name="MP31"><text:span text:style-name="MT17">編輯母片文字樣式</text:span><text:span text:style-name="MT17"><text:line-break/></text:span><text:span text:style-name="MT18">第二層</text:span><text:span text:style-name="MT18"><text:line-break/></text:span><text:span text:style-name="MT19">第三層</text:span><text:span text:style-name="MT19"><text:line-break/></text:span><text:span text:style-name="MT20">第四層</text:span><text:span text:style-name="MT20"><text:line-break/></text:span><text:span text:style-name="MT20">第五層</text:span></text:p>
            </text:list-item>
          </text:list>
        </draw:text-box>
      </draw:frame>
      <draw:frame draw:name="Text Placeholder 4" presentation:style-name="Mpr114" draw:text-style-name="MP6" draw:layer="backgroundobjects" svg:width="11.627cm" svg:height="1.601cm" svg:x="14.134cm" svg:y="6.003cm" presentation:class="outline">
        <draw:text-box>
          <text:list text:style-name="ML4">
            <text:list-item>
              <text:p text:style-name="MP37"><text:span text:style-name="MT27">編輯母片文字樣式</text:span></text:p>
            </text:list-item>
          </text:list>
        </draw:text-box>
      </draw:frame>
      <draw:frame draw:name="Content Placeholder 5" presentation:style-name="Mpr113" draw:text-style-name="MP6" draw:layer="backgroundobjects" svg:width="11.627cm" svg:height="9.178cm" svg:x="14.134cm" svg:y="7.603cm" presentation:class="title">
        <draw:text-box>
          <text:list text:style-name="ML6">
            <text:list-item>
              <text:p text:style-name="MP31"><text:span text:style-name="MT17">編輯母片文字樣式</text:span><text:span text:style-name="MT17"><text:line-break/></text:span><text:span text:style-name="MT18">第二層</text:span><text:span text:style-name="MT18"><text:line-break/></text:span><text:span text:style-name="MT19">第三層</text:span><text:span text:style-name="MT19"><text:line-break/></text:span><text:span text:style-name="MT20">第四層</text:span><text:span text:style-name="MT20"><text:line-break/></text:span><text:span text:style-name="MT20">第五層</text:span></text:p>
            </text:list-item>
          </text:list>
        </draw:text-box>
      </draw:frame>
      <draw:frame draw:name="Date Placeholder 6" presentation:style-name="Mpr115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7" presentation:style-name="Mpr115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115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1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16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5-twoTxTwoObj-比對-title" draw:layer="backgroundobjects" svg:width="15.24cm" svg:height="8.572cm" svg:x="1.905cm" svg:y="3.175cm" presentation:class="page"/>
        <draw:frame draw:name="備忘稿版面配置區 4" presentation:style-name="Mpr117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1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18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6-titleOnly-只有標題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9" draw:text-style-name="MP6" draw:layer="backgroundobjects" svg:width="23.88cm" svg:height="3.669cm" svg:x="1.881cm" svg:y="1.693cm" presentation:class="title">
        <draw:text-box>
          <text:p text:style-name="MP12"><text:span text:style-name="MT16">按一下以編輯母片標題樣式</text:span></text:p>
        </draw:text-box>
      </draw:frame>
      <draw:frame draw:name="Date Placeholder 2" presentation:style-name="Mpr120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3" presentation:style-name="Mpr120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120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2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21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6-titleOnly-只有標題-title" draw:layer="backgroundobjects" svg:width="15.24cm" svg:height="8.572cm" svg:x="1.905cm" svg:y="3.175cm" presentation:class="page"/>
        <draw:frame draw:name="備忘稿版面配置區 4" presentation:style-name="Mpr122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2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23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7-blank-空白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124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2" presentation:style-name="Mpr124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124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2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25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7-blank-空白-title" draw:layer="backgroundobjects" svg:width="15.24cm" svg:height="8.572cm" svg:x="1.905cm" svg:y="3.175cm" presentation:class="page"/>
        <draw:frame draw:name="備忘稿版面配置區 4" presentation:style-name="Mpr126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2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27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8-objTx-含標題的內容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28" draw:text-style-name="MP6" draw:layer="backgroundobjects" svg:width="10.707cm" svg:height="3.551cm" svg:x="1.881cm" svg:y="4.163cm" presentation:class="title">
        <draw:text-box>
          <text:p text:style-name="MP12"><text:span text:style-name="MT28">按一下以編輯母片標題樣式</text:span></text:p>
        </draw:text-box>
      </draw:frame>
      <draw:frame draw:name="Content Placeholder 2" presentation:style-name="Mpr129" draw:text-style-name="MP6" draw:layer="backgroundobjects" svg:width="12.538cm" svg:height="15.351cm" svg:x="13.223cm" svg:y="1.43cm" presentation:class="title">
        <draw:text-box>
          <text:list text:style-name="ML6">
            <text:list-item>
              <text:p text:style-name="MP31"><text:span text:style-name="MT17">編輯母片文字樣式</text:span><text:span text:style-name="MT17"><text:line-break/></text:span><text:span text:style-name="MT18">第二層</text:span><text:span text:style-name="MT18"><text:line-break/></text:span><text:span text:style-name="MT19">第三層</text:span><text:span text:style-name="MT19"><text:line-break/></text:span><text:span text:style-name="MT20">第四層</text:span><text:span text:style-name="MT20"><text:line-break/></text:span><text:span text:style-name="MT20">第五層</text:span></text:p>
            </text:list-item>
          </text:list>
        </draw:text-box>
      </draw:frame>
      <draw:frame draw:name="Text Placeholder 3" presentation:style-name="Mpr130" draw:text-style-name="MP6" draw:layer="backgroundobjects" svg:width="10.707cm" svg:height="7.179cm" svg:x="1.881cm" svg:y="7.714cm" presentation:class="outline">
        <draw:text-box>
          <text:list text:style-name="ML2">
            <text:list-item>
              <text:p text:style-name="MP37"><text:span text:style-name="MT19">編輯母片文字樣式</text:span></text:p>
            </text:list-item>
          </text:list>
        </draw:text-box>
      </draw:frame>
      <draw:frame draw:name="Date Placeholder 4" presentation:style-name="Mpr131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5" presentation:style-name="Mpr131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131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3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32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8-objTx-含標題的內容-title" draw:layer="backgroundobjects" svg:width="15.24cm" svg:height="8.572cm" svg:x="1.905cm" svg:y="3.175cm" presentation:class="page"/>
        <draw:frame draw:name="備忘稿版面配置區 4" presentation:style-name="Mpr133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3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34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9-picTx-含標題的圖片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35" draw:text-style-name="MP6" draw:layer="backgroundobjects" svg:width="23.88cm" svg:height="1.574cm" svg:x="1.881cm" svg:y="13.335cm" presentation:class="title">
        <draw:text-box>
          <text:p text:style-name="MP12"><text:span text:style-name="MT29">按一下以編輯母片標題樣式</text:span></text:p>
        </draw:text-box>
      </draw:frame>
      <draw:frame draw:name="Picture Placeholder 2" presentation:style-name="Mpr136" draw:text-style-name="MP6" draw:layer="backgroundobjects" svg:width="23.88cm" svg:height="10.683cm" svg:x="1.881cm" svg:y="1.693cm" presentation:class="title">
        <draw:text-box>
          <text:p text:style-name="MP38"><text:span text:style-name="MT18">按一下圖示以新增圖片</text:span></text:p>
        </draw:text-box>
      </draw:frame>
      <draw:frame draw:name="Text Placeholder 3" presentation:style-name="Mpr137" draw:text-style-name="MP6" draw:layer="backgroundobjects" svg:width="23.88cm" svg:height="1.872cm" svg:x="1.881cm" svg:y="14.909cm" presentation:class="outline">
        <draw:text-box>
          <text:list text:style-name="ML2">
            <text:list-item>
              <text:p text:style-name="MP37"><text:span text:style-name="MT20">編輯母片文字樣式</text:span></text:p>
            </text:list-item>
          </text:list>
        </draw:text-box>
      </draw:frame>
      <draw:frame draw:name="Date Placeholder 4" presentation:style-name="Mpr138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5" presentation:style-name="Mpr138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138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3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39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9-picTx-含標題的圖片-title" draw:layer="backgroundobjects" svg:width="15.24cm" svg:height="8.572cm" svg:x="1.905cm" svg:y="3.175cm" presentation:class="page"/>
        <draw:frame draw:name="備忘稿版面配置區 4" presentation:style-name="Mpr140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4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41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10-cust-標題與說明文字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42" draw:text-style-name="MP6" draw:layer="backgroundobjects" svg:width="23.88cm" svg:height="9.454cm" svg:x="1.881cm" svg:y="1.693cm" presentation:class="title">
        <draw:text-box>
          <text:p text:style-name="MP12"><text:span text:style-name="MT30">按一下以編輯母片標題樣式</text:span></text:p>
        </draw:text-box>
      </draw:frame>
      <draw:frame draw:name="Text Placeholder 2" presentation:style-name="Mpr143" draw:text-style-name="MP6" draw:layer="backgroundobjects" svg:width="23.88cm" svg:height="4.364cm" svg:x="1.881cm" svg:y="12.418cm" presentation:class="outline">
        <draw:text-box>
          <text:list text:style-name="ML2">
            <text:list-item>
              <text:p text:style-name="MP37"><text:span text:style-name="MT17">編輯母片文字樣式</text:span></text:p>
            </text:list-item>
          </text:list>
        </draw:text-box>
      </draw:frame>
      <draw:frame draw:name="Date Placeholder 3" presentation:style-name="Mpr144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4" presentation:style-name="Mpr144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44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4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45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10-cust-標題與說明文字-title" draw:layer="backgroundobjects" svg:width="15.24cm" svg:height="8.572cm" svg:x="1.905cm" svg:y="3.175cm" presentation:class="page"/>
        <draw:frame draw:name="備忘稿版面配置區 4" presentation:style-name="Mpr146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4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47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11-cust-引述-_28_含標題_29_" style:display-name="Master2-Layout11-cust-引述-(含標題)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48" draw:text-style-name="MP6" draw:layer="backgroundobjects" svg:width="22.484cm" svg:height="8.396cm" svg:x="2.587cm" svg:y="1.693cm" presentation:class="title">
        <draw:text-box>
          <text:p text:style-name="MP12"><text:span text:style-name="MT30">按一下以編輯母片標題樣式</text:span></text:p>
        </draw:text-box>
      </draw:frame>
      <draw:frame draw:name="Text Placeholder 9" presentation:style-name="Mpr149" draw:text-style-name="MP6" draw:layer="backgroundobjects" svg:width="20.068cm" svg:height="1.058cm" svg:x="3.795cm" svg:y="10.089cm" presentation:class="outline">
        <draw:text-box>
          <text:list text:style-name="ML2">
            <text:list-item>
              <text:p text:style-name="MP37"><text:span text:style-name="MT31">編輯母片文字樣式</text:span></text:p>
            </text:list-item>
          </text:list>
        </draw:text-box>
      </draw:frame>
      <draw:frame draw:name="Text Placeholder 2" presentation:style-name="Mpr149" draw:text-style-name="MP6" draw:layer="backgroundobjects" svg:width="23.88cm" svg:height="4.364cm" svg:x="1.881cm" svg:y="12.418cm" presentation:class="outline">
        <draw:text-box>
          <text:list text:style-name="ML4">
            <text:list-item>
              <text:p text:style-name="MP37"><text:span text:style-name="MT17">編輯母片文字樣式</text:span></text:p>
            </text:list-item>
          </text:list>
        </draw:text-box>
      </draw:frame>
      <draw:frame draw:name="Date Placeholder 3" presentation:style-name="Mpr150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4" presentation:style-name="Mpr150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50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draw:frame draw:name="TextBox 19" draw:style-name="Mgr14" draw:text-style-name="MP6" draw:layer="backgroundobjects" svg:width="1.693cm" svg:height="1.624cm" svg:x="1.505cm" svg:y="2.195cm">
        <draw:text-box>
          <text:p text:style-name="MP12"><text:span text:style-name="MT32">“</text:span></text:p>
        </draw:text-box>
      </draw:frame>
      <draw:frame draw:name="TextBox 21" draw:style-name="Mgr14" draw:text-style-name="MP6" draw:layer="backgroundobjects" svg:width="1.693cm" svg:height="1.624cm" svg:x="24.703cm" svg:y="8.018cm">
        <draw:text-box>
          <text:p text:style-name="MP12"><text:span text:style-name="MT32">”</text:span></text:p>
        </draw:text-box>
      </draw:frame>
      <presentation:notes style:page-layout-name="PM2">
        <draw:frame draw:name="頁首版面配置區 1" presentation:style-name="Mpr15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51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11-cust-引述-_28_含標題_29_-title" draw:layer="backgroundobjects" svg:width="15.24cm" svg:height="8.572cm" svg:x="1.905cm" svg:y="3.175cm" presentation:class="page"/>
        <draw:frame draw:name="備忘稿版面配置區 4" presentation:style-name="Mpr152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5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53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12-cust-名片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4" draw:text-style-name="MP6" draw:layer="backgroundobjects" svg:width="23.88cm" svg:height="7.21cm" svg:x="1.881cm" svg:y="5.367cm" presentation:class="title">
        <draw:text-box>
          <text:p text:style-name="MP12"><text:span text:style-name="MT30">按一下以編輯母片標題樣式</text:span></text:p>
        </draw:text-box>
      </draw:frame>
      <draw:frame draw:name="Text Placeholder 2" presentation:style-name="Mpr155" draw:text-style-name="MP6" draw:layer="backgroundobjects" svg:width="23.88cm" svg:height="4.205cm" svg:x="1.881cm" svg:y="12.576cm" presentation:class="outline">
        <draw:text-box>
          <text:list text:style-name="ML2">
            <text:list-item>
              <text:p text:style-name="MP37"><text:span text:style-name="MT17">編輯母片文字樣式</text:span></text:p>
            </text:list-item>
          </text:list>
        </draw:text-box>
      </draw:frame>
      <draw:frame draw:name="Date Placeholder 3" presentation:style-name="Mpr156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4" presentation:style-name="Mpr156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56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5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57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12-cust-名片-title" draw:layer="backgroundobjects" svg:width="15.24cm" svg:height="8.572cm" svg:x="1.905cm" svg:y="3.175cm" presentation:class="page"/>
        <draw:frame draw:name="備忘稿版面配置區 4" presentation:style-name="Mpr158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5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59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13-cust-引述名片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60" draw:text-style-name="MP6" draw:layer="backgroundobjects" svg:width="22.484cm" svg:height="8.396cm" svg:x="2.587cm" svg:y="1.693cm" presentation:class="title">
        <draw:text-box>
          <text:p text:style-name="MP12"><text:span text:style-name="MT30">按一下以編輯母片標題樣式</text:span></text:p>
        </draw:text-box>
      </draw:frame>
      <draw:frame draw:name="Text Placeholder 9" presentation:style-name="Mpr161" draw:text-style-name="MP6" draw:layer="backgroundobjects" svg:width="23.88cm" svg:height="1.428cm" svg:x="1.881cm" svg:y="11.148cm" presentation:class="outline">
        <draw:text-box>
          <text:list text:style-name="ML2">
            <text:list-item>
              <text:p text:style-name="MP37"><text:span text:style-name="MT27">編輯母片文字樣式</text:span></text:p>
            </text:list-item>
          </text:list>
        </draw:text-box>
      </draw:frame>
      <draw:frame draw:name="Text Placeholder 2" presentation:style-name="Mpr162" draw:text-style-name="MP6" draw:layer="backgroundobjects" svg:width="23.88cm" svg:height="4.205cm" svg:x="1.881cm" svg:y="12.576cm" presentation:class="outline">
        <draw:text-box>
          <text:list text:style-name="ML4">
            <text:list-item>
              <text:p text:style-name="MP37"><text:span text:style-name="MT24">編輯母片文字樣式</text:span></text:p>
            </text:list-item>
          </text:list>
        </draw:text-box>
      </draw:frame>
      <draw:frame draw:name="Date Placeholder 3" presentation:style-name="Mpr163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4" presentation:style-name="Mpr163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63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draw:frame draw:name="TextBox 23" draw:style-name="Mgr14" draw:text-style-name="MP6" draw:layer="backgroundobjects" svg:width="1.693cm" svg:height="1.624cm" svg:x="1.505cm" svg:y="2.195cm">
        <draw:text-box>
          <text:p text:style-name="MP12"><text:span text:style-name="MT32">“</text:span></text:p>
        </draw:text-box>
      </draw:frame>
      <draw:frame draw:name="TextBox 24" draw:style-name="Mgr14" draw:text-style-name="MP6" draw:layer="backgroundobjects" svg:width="1.693cm" svg:height="1.624cm" svg:x="24.703cm" svg:y="8.018cm">
        <draw:text-box>
          <text:p text:style-name="MP12"><text:span text:style-name="MT32">”</text:span></text:p>
        </draw:text-box>
      </draw:frame>
      <presentation:notes style:page-layout-name="PM2">
        <draw:frame draw:name="頁首版面配置區 1" presentation:style-name="Mpr164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64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13-cust-引述名片-title" draw:layer="backgroundobjects" svg:width="15.24cm" svg:height="8.572cm" svg:x="1.905cm" svg:y="3.175cm" presentation:class="page"/>
        <draw:frame draw:name="備忘稿版面配置區 4" presentation:style-name="Mpr165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66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66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14-cust-是非題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67" draw:text-style-name="MP6" draw:layer="backgroundobjects" svg:width="23.856cm" svg:height="8.396cm" svg:x="1.905cm" svg:y="1.693cm" presentation:class="title">
        <draw:text-box>
          <text:p text:style-name="MP12"><text:span text:style-name="MT30">按一下以編輯母片標題樣式</text:span></text:p>
        </draw:text-box>
      </draw:frame>
      <draw:frame draw:name="Text Placeholder 9" presentation:style-name="Mpr168" draw:text-style-name="MP6" draw:layer="backgroundobjects" svg:width="23.88cm" svg:height="1.428cm" svg:x="1.881cm" svg:y="11.148cm" presentation:class="outline">
        <draw:text-box>
          <text:list text:style-name="ML2">
            <text:list-item>
              <text:p text:style-name="MP37"><text:span text:style-name="MT29">編輯母片文字樣式</text:span></text:p>
            </text:list-item>
          </text:list>
        </draw:text-box>
      </draw:frame>
      <draw:frame draw:name="Text Placeholder 2" presentation:style-name="Mpr169" draw:text-style-name="MP6" draw:layer="backgroundobjects" svg:width="23.88cm" svg:height="4.205cm" svg:x="1.881cm" svg:y="12.576cm" presentation:class="outline">
        <draw:text-box>
          <text:list text:style-name="ML4">
            <text:list-item>
              <text:p text:style-name="MP37"><text:span text:style-name="MT24">編輯母片文字樣式</text:span></text:p>
            </text:list-item>
          </text:list>
        </draw:text-box>
      </draw:frame>
      <draw:frame draw:name="Date Placeholder 3" presentation:style-name="Mpr170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4" presentation:style-name="Mpr170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0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7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71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14-cust-是非題-title" draw:layer="backgroundobjects" svg:width="15.24cm" svg:height="8.572cm" svg:x="1.905cm" svg:y="3.175cm" presentation:class="page"/>
        <draw:frame draw:name="備忘稿版面配置區 4" presentation:style-name="Mpr172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7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73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15-vertTx-標題及直排文字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74" draw:text-style-name="MP6" draw:layer="backgroundobjects" svg:width="23.88cm" svg:height="3.669cm" svg:x="1.881cm" svg:y="1.693cm" presentation:class="title">
        <draw:text-box>
          <text:p text:style-name="MP12"><text:span text:style-name="MT16">按一下以編輯母片標題樣式</text:span></text:p>
        </draw:text-box>
      </draw:frame>
      <draw:frame draw:name="Vertical Text Placeholder 2" presentation:style-name="Mpr175" draw:text-style-name="MP21" draw:layer="backgroundobjects" svg:width="23.88cm" svg:height="10.78cm" svg:x="1.881cm" svg:y="6.002cm" presentation:class="outline">
        <draw:text-box>
          <text:list text:style-name="ML2">
            <text:list-item>
              <text:p text:style-name="MP31"><text:span text:style-name="MT17">編輯母片文字樣式</text:span></text:p>
              <text:list>
                <text:list-item>
                  <text:p text:style-name="MP32"><text:span text:style-name="MT18">第二層</text:span></text:p>
                  <text:list>
                    <text:list-item>
                      <text:p text:style-name="MP33"><text:span text:style-name="MT19">第三層</text:span></text:p>
                      <text:list>
                        <text:list-item>
                          <text:p text:style-name="MP34"><text:span text:style-name="MT20">第四層</text:span></text:p>
                          <text:list>
                            <text:list-item>
                              <text:p text:style-name="MP35"><text:span text:style-name="MT20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4" presentation:style-name="Mpr176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6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7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77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15-vertTx-標題及直排文字-title" draw:layer="backgroundobjects" svg:width="15.24cm" svg:height="8.572cm" svg:x="1.905cm" svg:y="3.175cm" presentation:class="page"/>
        <draw:frame draw:name="備忘稿版面配置區 4" presentation:style-name="Mpr178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7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79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  <style:master-page style:name="Master2-Layout16-vertTitleAndTx-直排標題及文字" style:page-layout-name="PM1" draw:style-name="Mdp1">
      <draw:g draw:name="Group 6">
        <draw:connector draw:name="Straight Connector 19" draw:style-name="Mgr4" draw:text-style-name="MP22" draw:layer="Master2-bg" draw:type="line" svg:x1="26.031cm" svg:y1="0cm" svg:x2="29.417cm" svg:y2="19.05cm" svg:d="M26031 0l3386 19050" svg:viewBox="0 0 3387 19051">
          <text:p/>
        </draw:connector>
        <draw:connector draw:name="Straight Connector 20" draw:style-name="Mgr5" draw:text-style-name="MP22" draw:layer="Master2-bg" draw:type="line" svg:x1="33.858cm" svg:y1="10.226cm" svg:x2="20.626cm" svg:y2="19.05cm" svg:d="M33858 10226l-13232 8824" svg:viewBox="0 0 13233 8825">
          <text:p/>
        </draw:connector>
        <draw:custom-shape draw:name="Rectangle 23" draw:style-name="Mgr6" draw:text-style-name="MP23" draw:layer="Master2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7" draw:text-style-name="MP24" draw:layer="Master2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8" draw:text-style-name="MP25" draw:layer="Master2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9" draw:text-style-name="MP26" draw:layer="Master2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10" draw:text-style-name="MP27" draw:layer="Master2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1" draw:text-style-name="MP28" draw:layer="Master2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2" draw:text-style-name="MP29" draw:layer="Master2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3" draw:text-style-name="MP30" draw:layer="Master2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180" draw:text-style-name="MP21" draw:layer="backgroundobjects" svg:width="3.624cm" svg:height="14.587cm" svg:x="22.132cm" svg:y="1.693cm" presentation:class="title">
        <draw:text-box>
          <text:p text:style-name="MP12"><text:span text:style-name="MT16">按一下以編輯母片標題樣式</text:span></text:p>
        </draw:text-box>
      </draw:frame>
      <draw:frame draw:name="Vertical Text Placeholder 2" presentation:style-name="Mpr181" draw:text-style-name="MP21" draw:layer="backgroundobjects" svg:width="19.612cm" svg:height="14.587cm" svg:x="1.881cm" svg:y="1.693cm" presentation:class="outline">
        <draw:text-box>
          <text:list text:style-name="ML2">
            <text:list-item>
              <text:p text:style-name="MP31"><text:span text:style-name="MT17">編輯母片文字樣式</text:span></text:p>
              <text:list>
                <text:list-item>
                  <text:p text:style-name="MP32"><text:span text:style-name="MT18">第二層</text:span></text:p>
                  <text:list>
                    <text:list-item>
                      <text:p text:style-name="MP33"><text:span text:style-name="MT19">第三層</text:span></text:p>
                      <text:list>
                        <text:list-item>
                          <text:p text:style-name="MP34"><text:span text:style-name="MT20">第四層</text:span></text:p>
                          <text:list>
                            <text:list-item>
                              <text:p text:style-name="MP35"><text:span text:style-name="MT20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2" draw:text-style-name="MP6" draw:layer="backgroundobjects" svg:width="2.533cm" svg:height="1.014cm" svg:x="20.014cm" svg:y="16.782cm" presentation:class="date-time">
        <draw:text-box>
          <text:p text:style-name="MP13"><text:span text:style-name="MT21"><text:date style:data-style-name="D1" text:date-value="2018-01-17">1/17/18</text:date></text:span></text:p>
        </draw:text-box>
      </draw:frame>
      <draw:frame draw:name="Footer Placeholder 4" presentation:style-name="Mpr182" draw:text-style-name="MP6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82" draw:text-style-name="MP6" draw:layer="backgroundobjects" svg:width="1.898cm" svg:height="1.014cm" svg:x="23.863cm" svg:y="16.782cm" presentation:class="page-number">
        <draw:text-box>
          <text:p text:style-name="MP13"><text:span text:style-name="MT22"><text:page-number>&lt;編號&gt;</text:page-number></text:span></text:p>
        </draw:text-box>
      </draw:frame>
      <presentation:notes style:page-layout-name="PM2">
        <draw:frame draw:name="頁首版面配置區 1" presentation:style-name="Mpr18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版面配置區 2" presentation:style-name="Mpr183" draw:text-style-name="MP6" draw:layer="backgroundobjects" svg:width="8.255cm" svg:height="1.274cm" svg:x="10.791cm" svg:y="0cm" presentation:class="date-time">
          <draw:text-box>
            <text:p text:style-name="MP13"><text:span text:style-name="MT9"><text:date style:data-style-name="D1" text:date-value="2018-01-17">1/17/18</text:date></text:span></text:p>
          </draw:text-box>
        </draw:frame>
        <draw:page-thumbnail draw:name="投影片圖像版面配置區 3" presentation:style-name="Master2-Layout16-vertTitleAndTx-直排標題及文字-title" draw:layer="backgroundobjects" svg:width="15.24cm" svg:height="8.572cm" svg:x="1.905cm" svg:y="3.175cm" presentation:class="page"/>
        <draw:frame draw:name="備忘稿版面配置區 4" presentation:style-name="Mpr184" draw:text-style-name="MP6" draw:layer="backgroundobjects" svg:width="15.24cm" svg:height="10.001cm" svg:x="1.905cm" svg:y="12.224cm" presentation:class="notes">
          <draw:text-box>
            <text:p text:style-name="MP12"><text:span text:style-name="MT9">編輯母片文字樣式</text:span></text:p>
            <text:list text:style-name="ML4">
              <text:list-item>
                <text:list>
                  <text:list-item>
                    <text:p text:style-name="MP14"><text:span text:style-name="MT9">第二層</text:span></text:p>
                    <text:list>
                      <text:list-item>
                        <text:p text:style-name="MP15"><text:span text:style-name="MT9">第三層</text:span></text:p>
                        <text:list>
                          <text:list-item>
                            <text:p text:style-name="MP16"><text:span text:style-name="MT9">第四層</text:span></text:p>
                            <text:list>
                              <text:list-item>
                                <text:p text:style-name="MP17"><text:span text:style-name="MT9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8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投影片編號版面配置區 6" presentation:style-name="Mpr185" draw:text-style-name="MP6" draw:layer="backgroundobjects" svg:width="8.255cm" svg:height="1.274cm" svg:x="10.791cm" svg:y="24.126cm" presentation:class="page-number">
          <draw:text-box>
            <text:p text:style-name="MP13"><text:span text:style-name="MT9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0.3$Windows_x86 LibreOffice_project/7556cbc6811c9d992f4064ab9287069087d7f62c</meta:generator>
    <dc:title>PowerPoint 簡報</dc:title>
    <meta:creation-date>2018-01-17T14:26:53.735000000</meta:creation-date>
    <meta:editing-cycles>3</meta:editing-cycles>
    <meta:editing-duration>PT11M54S</meta:editing-duration>
    <dc:date>2018-01-17T14:38:44.966000000</dc:date>
    <meta:document-statistic meta:object-count="592"/>
  </office:meta>
</office:document-meta>
</file>